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32.76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39.85mm"/>
    </style:style>
    <style:style style:name="co4" style:family="table-column">
      <style:table-column-properties fo:break-before="auto" style:column-width="48.28mm"/>
    </style:style>
    <style:style style:name="co5" style:family="table-column">
      <style:table-column-properties fo:break-before="auto" style:column-width="51.01mm"/>
    </style:style>
    <style:style style:name="co6" style:family="table-column">
      <style:table-column-properties fo:break-before="auto" style:column-width="51.82mm"/>
    </style:style>
    <style:style style:name="co7" style:family="table-column">
      <style:table-column-properties fo:break-before="auto" style:column-width="42.83mm"/>
    </style:style>
    <style:style style:name="co8" style:family="table-column">
      <style:table-column-properties fo:break-before="auto" style:column-width="30.04mm"/>
    </style:style>
    <style:style style:name="co9" style:family="table-column">
      <style:table-column-properties fo:break-before="auto" style:column-width="28.4mm"/>
    </style:style>
    <style:style style:name="co10" style:family="table-column">
      <style:table-column-properties fo:break-before="auto" style:column-width="30.85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earch_results" table:style-name="ta1">
        <table:shapes>
          <draw:frame draw:z-index="0" draw:style-name="gr1" draw:text-style-name="P1" svg:width="339.03mm" svg:height="146.51mm" svg:x="200.02mm" svg:y="11.79mm">
            <loext:p draw:notify-on-update-of-ranges="search_results.K2:search_results.K24 search_results.D1:search_results.D1 search_results.D2:search_results.D24 search_results.Z2:search_results.Z24 search_results.Z2:search_results.Z24 search_results.K2:search_results.K24 search_results.C1:search_results.C1 search_results.C2:search_results.C24 search_results.Y2:search_results.Y24 search_results.Y2:search_results.Y2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visibility="collapse" table:number-columns-repeated="2" table:default-cell-style-name="Default"/>
        <table:table-column table:style-name="co2" table:number-columns-repeated="2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visibility="collapse" table:default-cell-style-name="Default"/>
        <table:table-column table:style-name="co10" table:visibility="collapse" table:default-cell-style-name="Default"/>
        <table:table-column table:style-name="co8" table:visibility="collapse" table:default-cell-style-name="Default"/>
        <table:table-column table:style-name="co10" table:visibility="collapse" table:default-cell-style-name="Default"/>
        <table:table-column table:style-name="co8" table:visibility="collapse" table:default-cell-style-name="Default"/>
        <table:table-column table:style-name="co10" table:visibility="collapse" table:default-cell-style-name="Default"/>
        <table:table-column table:style-name="co8" table:visibility="collapse" table:default-cell-style-name="Default"/>
        <table:table-column table:style-name="co10" table:visibility="collapse" table:default-cell-style-name="Default"/>
        <table:table-column table:style-name="co8" table:visibility="collapse" table:default-cell-style-name="Default"/>
        <table:table-column table:style-name="co10" table:visibility="collapse" table:default-cell-style-name="Default"/>
        <table:table-column table:style-name="co2" table:visibility="collapse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ean_fit_time</text:p>
          </table:table-cell>
          <table:table-cell office:value-type="string" calcext:value-type="string">
            <text:p>mean_score_time</text:p>
          </table:table-cell>
          <table:table-cell office:value-type="string" calcext:value-type="string">
            <text:p>mean_test_score</text:p>
          </table:table-cell>
          <table:table-cell office:value-type="string" calcext:value-type="string">
            <text:p>mean_train_score</text:p>
          </table:table-cell>
          <table:table-cell office:value-type="string" calcext:value-type="string">
            <text:p>param_clf</text:p>
          </table:table-cell>
          <table:table-cell office:value-type="string" calcext:value-type="string">
            <text:p>param_clf__max_depth</text:p>
          </table:table-cell>
          <table:table-cell office:value-type="string" calcext:value-type="string">
            <text:p>param_clf__max_leaf_nodes</text:p>
          </table:table-cell>
          <table:table-cell office:value-type="string" calcext:value-type="string">
            <text:p>param_clf__min_samples_leaf</text:p>
          </table:table-cell>
          <table:table-cell office:value-type="string" calcext:value-type="string">
            <text:p>param_clf__min_samples_split</text:p>
          </table:table-cell>
          <table:table-cell office:value-type="string" calcext:value-type="string">
            <text:p>param_clf__n_estimators</text:p>
          </table:table-cell>
          <table:table-cell office:value-type="string" calcext:value-type="string">
            <text:p>param_select__k</text:p>
          </table:table-cell>
          <table:table-cell office:value-type="string" calcext:value-type="string">
            <text:p>rank_test_score</text:p>
          </table:table-cell>
          <table:table-cell office:value-type="string" calcext:value-type="string">
            <text:p>split0_test_score</text:p>
          </table:table-cell>
          <table:table-cell office:value-type="string" calcext:value-type="string">
            <text:p>split0_train_score</text:p>
          </table:table-cell>
          <table:table-cell office:value-type="string" calcext:value-type="string">
            <text:p>split1_test_score</text:p>
          </table:table-cell>
          <table:table-cell office:value-type="string" calcext:value-type="string">
            <text:p>split1_train_score</text:p>
          </table:table-cell>
          <table:table-cell office:value-type="string" calcext:value-type="string">
            <text:p>split2_test_score</text:p>
          </table:table-cell>
          <table:table-cell office:value-type="string" calcext:value-type="string">
            <text:p>split2_train_score</text:p>
          </table:table-cell>
          <table:table-cell office:value-type="string" calcext:value-type="string">
            <text:p>split3_test_score</text:p>
          </table:table-cell>
          <table:table-cell office:value-type="string" calcext:value-type="string">
            <text:p>split3_train_score</text:p>
          </table:table-cell>
          <table:table-cell office:value-type="string" calcext:value-type="string">
            <text:p>split4_test_score</text:p>
          </table:table-cell>
          <table:table-cell office:value-type="string" calcext:value-type="string">
            <text:p>split4_train_score</text:p>
          </table:table-cell>
          <table:table-cell office:value-type="string" calcext:value-type="string">
            <text:p>std_fit_time</text:p>
          </table:table-cell>
          <table:table-cell office:value-type="string" calcext:value-type="string">
            <text:p>std_score_time</text:p>
          </table:table-cell>
          <table:table-cell office:value-type="string" calcext:value-type="string">
            <text:p>std_test_score</text:p>
          </table:table-cell>
          <table:table-cell office:value-type="string" calcext:value-type="string">
            <text:p>std_train_score</text:p>
          </table:table-cell>
        </table:table-row>
        <table:table-row table:style-name="ro1">
          <table:table-cell office:value-type="float" office:value="38.0667316436768" calcext:value-type="float">
            <text:p>38.0667316436768</text:p>
          </table:table-cell>
          <table:table-cell office:value-type="float" office:value="3.58096814155579" calcext:value-type="float">
            <text:p>3.58096814155579</text:p>
          </table:table-cell>
          <table:table-cell office:value-type="float" office:value="0.939975247524752" calcext:value-type="float">
            <text:p>0.939975247524752</text:p>
          </table:table-cell>
          <table:table-cell office:value-type="float" office:value="0.965191469187504" calcext:value-type="float">
            <text:p>0.965191469187504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325000" calcext:value-type="float">
            <text:p>325000</text:p>
          </table:table-cell>
          <table:table-cell office:value-type="float" office:value="1" calcext:value-type="float">
            <text:p>1</text:p>
          </table:table-cell>
          <table:table-cell office:value-type="float" office:value="0.935185185185185" calcext:value-type="float">
            <text:p>0.935185185185185</text:p>
          </table:table-cell>
          <table:table-cell office:value-type="float" office:value="0.962848297213622" calcext:value-type="float">
            <text:p>0.962848297213622</text:p>
          </table:table-cell>
          <table:table-cell office:value-type="float" office:value="0.956656346749226" calcext:value-type="float">
            <text:p>0.956656346749226</text:p>
          </table:table-cell>
          <table:table-cell office:value-type="float" office:value="0.965197215777262" calcext:value-type="float">
            <text:p>0.965197215777262</text:p>
          </table:table-cell>
          <table:table-cell office:value-type="float" office:value="0.919504643962848" calcext:value-type="float">
            <text:p>0.919504643962848</text:p>
          </table:table-cell>
          <table:table-cell office:value-type="float" office:value="0.963650425367363" calcext:value-type="float">
            <text:p>0.963650425367363</text:p>
          </table:table-cell>
          <table:table-cell office:value-type="float" office:value="0.938080495356037" calcext:value-type="float">
            <text:p>0.938080495356037</text:p>
          </table:table-cell>
          <table:table-cell office:value-type="float" office:value="0.97061098221191" calcext:value-type="float">
            <text:p>0.97061098221191</text:p>
          </table:table-cell>
          <table:table-cell office:value-type="float" office:value="0.95046439628483" calcext:value-type="float">
            <text:p>0.95046439628483</text:p>
          </table:table-cell>
          <table:table-cell office:value-type="float" office:value="0.963650425367363" calcext:value-type="float">
            <text:p>0.963650425367363</text:p>
          </table:table-cell>
          <table:table-cell office:value-type="float" office:value="4.12571993057323" calcext:value-type="float">
            <text:p>4.12571993057323</text:p>
          </table:table-cell>
          <table:table-cell office:value-type="float" office:value="0.948751031796234" calcext:value-type="float">
            <text:p>0.948751031796234</text:p>
          </table:table-cell>
          <table:table-cell office:value-type="float" office:value="0.0129105901875891" calcext:value-type="float">
            <text:p>0.012910590187589</text:p>
          </table:table-cell>
          <table:table-cell office:value-type="float" office:value="0.00281464887527308" calcext:value-type="float">
            <text:p>0.002814648875273</text:p>
          </table:table-cell>
        </table:table-row>
        <table:table-row table:style-name="ro1">
          <table:table-cell office:value-type="float" office:value="36.2407670021057" calcext:value-type="float">
            <text:p>36.2407670021057</text:p>
          </table:table-cell>
          <table:table-cell office:value-type="float" office:value="6.4375515460968" calcext:value-type="float">
            <text:p>6.4375515460968</text:p>
          </table:table-cell>
          <table:table-cell office:value-type="float" office:value="0.939975247524752" calcext:value-type="float">
            <text:p>0.939975247524752</text:p>
          </table:table-cell>
          <table:table-cell office:value-type="float" office:value="0.967976051087183" calcext:value-type="float">
            <text:p>0.967976051087183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88000" calcext:value-type="float">
            <text:p>488000</text:p>
          </table:table-cell>
          <table:table-cell office:value-type="float" office:value="1" calcext:value-type="float">
            <text:p>1</text:p>
          </table:table-cell>
          <table:table-cell office:value-type="float" office:value="0.92283950617284" calcext:value-type="float">
            <text:p>0.92283950617284</text:p>
          </table:table-cell>
          <table:table-cell office:value-type="float" office:value="0.965170278637771" calcext:value-type="float">
            <text:p>0.965170278637771</text:p>
          </table:table-cell>
          <table:table-cell office:value-type="float" office:value="0.962848297213622" calcext:value-type="float">
            <text:p>0.962848297213622</text:p>
          </table:table-cell>
          <table:table-cell office:value-type="float" office:value="0.969064191802011" calcext:value-type="float">
            <text:p>0.969064191802011</text:p>
          </table:table-cell>
          <table:table-cell office:value-type="float" office:value="0.938080495356037" calcext:value-type="float">
            <text:p>0.938080495356037</text:p>
          </table:table-cell>
          <table:table-cell office:value-type="float" office:value="0.965197215777262" calcext:value-type="float">
            <text:p>0.965197215777262</text:p>
          </table:table-cell>
          <table:table-cell office:value-type="float" office:value="0.925696594427245" calcext:value-type="float">
            <text:p>0.925696594427245</text:p>
          </table:table-cell>
          <table:table-cell office:value-type="float" office:value="0.97138437741686" calcext:value-type="float">
            <text:p>0.97138437741686</text:p>
          </table:table-cell>
          <table:table-cell office:value-type="float" office:value="0.95046439628483" calcext:value-type="float">
            <text:p>0.95046439628483</text:p>
          </table:table-cell>
          <table:table-cell office:value-type="float" office:value="0.969064191802011" calcext:value-type="float">
            <text:p>0.969064191802011</text:p>
          </table:table-cell>
          <table:table-cell office:value-type="float" office:value="6.60636481218462" calcext:value-type="float">
            <text:p>6.60636481218462</text:p>
          </table:table-cell>
          <table:table-cell office:value-type="float" office:value="2.49906946314425" calcext:value-type="float">
            <text:p>2.49906946314425</text:p>
          </table:table-cell>
          <table:table-cell office:value-type="float" office:value="0.0150632592468077" calcext:value-type="float">
            <text:p>0.015063259246808</text:p>
          </table:table-cell>
          <table:table-cell office:value-type="float" office:value="0.00243224478692604" calcext:value-type="float">
            <text:p>0.002432244786926</text:p>
          </table:table-cell>
        </table:table-row>
        <table:table-row table:style-name="ro1">
          <table:table-cell office:value-type="float" office:value="35.8514883518219" calcext:value-type="float">
            <text:p>35.8514883518219</text:p>
          </table:table-cell>
          <table:table-cell office:value-type="float" office:value="3.99450016021729" calcext:value-type="float">
            <text:p>3.99450016021729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62562164931915" calcext:value-type="float">
            <text:p>0.962562164931915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399000" calcext:value-type="float">
            <text:p>399000</text:p>
          </table:table-cell>
          <table:table-cell office:value-type="float" office:value="3" calcext:value-type="float">
            <text:p>3</text:p>
          </table:table-cell>
          <table:table-cell office:value-type="float" office:value="0.938271604938272" calcext:value-type="float">
            <text:p>0.938271604938272</text:p>
          </table:table-cell>
          <table:table-cell office:value-type="float" office:value="0.964396284829721" calcext:value-type="float">
            <text:p>0.964396284829721</text:p>
          </table:table-cell>
          <table:table-cell office:value-type="float" office:value="0.962848297213622" calcext:value-type="float">
            <text:p>0.962848297213622</text:p>
          </table:table-cell>
          <table:table-cell office:value-type="float" office:value="0.961330239752514" calcext:value-type="float">
            <text:p>0.961330239752514</text:p>
          </table:table-cell>
          <table:table-cell office:value-type="float" office:value="0.931888544891641" calcext:value-type="float">
            <text:p>0.931888544891641</text:p>
          </table:table-cell>
          <table:table-cell office:value-type="float" office:value="0.966744006187162" calcext:value-type="float">
            <text:p>0.966744006187162</text:p>
          </table:table-cell>
          <table:table-cell office:value-type="float" office:value="0.922600619195046" calcext:value-type="float">
            <text:p>0.922600619195046</text:p>
          </table:table-cell>
          <table:table-cell office:value-type="float" office:value="0.961330239752514" calcext:value-type="float">
            <text:p>0.961330239752514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0.959010054137664" calcext:value-type="float">
            <text:p>0.959010054137664</text:p>
          </table:table-cell>
          <table:table-cell office:value-type="float" office:value="3.21526593520373" calcext:value-type="float">
            <text:p>3.21526593520373</text:p>
          </table:table-cell>
          <table:table-cell office:value-type="float" office:value="0.98363064603741" calcext:value-type="float">
            <text:p>0.98363064603741</text:p>
          </table:table-cell>
          <table:table-cell office:value-type="float" office:value="0.01335915293899" calcext:value-type="float">
            <text:p>0.01335915293899</text:p>
          </table:table-cell>
          <table:table-cell office:value-type="float" office:value="0.00270202007666599" calcext:value-type="float">
            <text:p>0.002702020076666</text:p>
          </table:table-cell>
        </table:table-row>
        <table:table-row table:style-name="ro1">
          <table:table-cell office:value-type="float" office:value="30.8662169933319" calcext:value-type="float">
            <text:p>30.8662169933319</text:p>
          </table:table-cell>
          <table:table-cell office:value-type="float" office:value="5.50021686553955" calcext:value-type="float">
            <text:p>5.50021686553955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67203493926573" calcext:value-type="float">
            <text:p>0.967203493926573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99000" calcext:value-type="float">
            <text:p>499000</text:p>
          </table:table-cell>
          <table:table-cell office:value-type="float" office:value="3" calcext:value-type="float">
            <text:p>3</text:p>
          </table:table-cell>
          <table:table-cell office:value-type="float" office:value="0.941358024691358" calcext:value-type="float">
            <text:p>0.941358024691358</text:p>
          </table:table-cell>
          <table:table-cell office:value-type="float" office:value="0.970588235294117" calcext:value-type="float">
            <text:p>0.970588235294117</text:p>
          </table:table-cell>
          <table:table-cell office:value-type="float" office:value="0.969040247678019" calcext:value-type="float">
            <text:p>0.969040247678019</text:p>
          </table:table-cell>
          <table:table-cell office:value-type="float" office:value="0.968290796597061" calcext:value-type="float">
            <text:p>0.968290796597061</text:p>
          </table:table-cell>
          <table:table-cell office:value-type="float" office:value="0.922600619195046" calcext:value-type="float">
            <text:p>0.922600619195046</text:p>
          </table:table-cell>
          <table:table-cell office:value-type="float" office:value="0.968290796597061" calcext:value-type="float">
            <text:p>0.968290796597061</text:p>
          </table:table-cell>
          <table:table-cell office:value-type="float" office:value="0.922600619195046" calcext:value-type="float">
            <text:p>0.922600619195046</text:p>
          </table:table-cell>
          <table:table-cell office:value-type="float" office:value="0.965970610982212" calcext:value-type="float">
            <text:p>0.965970610982212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0.962877030162413" calcext:value-type="float">
            <text:p>0.962877030162413</text:p>
          </table:table-cell>
          <table:table-cell office:value-type="float" office:value="4.72976816081123" calcext:value-type="float">
            <text:p>4.72976816081123</text:p>
          </table:table-cell>
          <table:table-cell office:value-type="float" office:value="1.5329630148075" calcext:value-type="float">
            <text:p>1.5329630148075</text:p>
          </table:table-cell>
          <table:table-cell office:value-type="float" office:value="0.0170239683652583" calcext:value-type="float">
            <text:p>0.017023968365258</text:p>
          </table:table-cell>
          <table:table-cell office:value-type="float" office:value="0.00260995085688428" calcext:value-type="float">
            <text:p>0.002609950856884</text:p>
          </table:table-cell>
        </table:table-row>
        <table:table-row table:style-name="ro1">
          <table:table-cell office:value-type="float" office:value="38.5573288917542" calcext:value-type="float">
            <text:p>38.5573288917542</text:p>
          </table:table-cell>
          <table:table-cell office:value-type="float" office:value="3.34249868392944" calcext:value-type="float">
            <text:p>3.34249868392944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57920596496017" calcext:value-type="float">
            <text:p>0.957920596496017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292000" calcext:value-type="float">
            <text:p>292000</text:p>
          </table:table-cell>
          <table:table-cell office:value-type="float" office:value="5" calcext:value-type="float">
            <text:p>5</text:p>
          </table:table-cell>
          <table:table-cell office:value-type="float" office:value="0.938271604938272" calcext:value-type="float">
            <text:p>0.938271604938272</text:p>
          </table:table-cell>
          <table:table-cell office:value-type="float" office:value="0.956656346749226" calcext:value-type="float">
            <text:p>0.956656346749226</text:p>
          </table:table-cell>
          <table:table-cell office:value-type="float" office:value="0.972136222910217" calcext:value-type="float">
            <text:p>0.972136222910217</text:p>
          </table:table-cell>
          <table:table-cell office:value-type="float" office:value="0.963650425367363" calcext:value-type="float">
            <text:p>0.963650425367363</text:p>
          </table:table-cell>
          <table:table-cell office:value-type="float" office:value="0.919504643962848" calcext:value-type="float">
            <text:p>0.919504643962848</text:p>
          </table:table-cell>
          <table:table-cell office:value-type="float" office:value="0.957463263727765" calcext:value-type="float">
            <text:p>0.957463263727765</text:p>
          </table:table-cell>
          <table:table-cell office:value-type="float" office:value="0.919504643962848" calcext:value-type="float">
            <text:p>0.919504643962848</text:p>
          </table:table-cell>
          <table:table-cell office:value-type="float" office:value="0.956689868522815" calcext:value-type="float">
            <text:p>0.956689868522815</text:p>
          </table:table-cell>
          <table:table-cell office:value-type="float" office:value="0.944272445820434" calcext:value-type="float">
            <text:p>0.944272445820434</text:p>
          </table:table-cell>
          <table:table-cell office:value-type="float" office:value="0.955143078112915" calcext:value-type="float">
            <text:p>0.955143078112915</text:p>
          </table:table-cell>
          <table:table-cell office:value-type="float" office:value="2.43361314250076" calcext:value-type="float">
            <text:p>2.43361314250076</text:p>
          </table:table-cell>
          <table:table-cell office:value-type="float" office:value="0.488198331303137" calcext:value-type="float">
            <text:p>0.488198331303137</text:p>
          </table:table-cell>
          <table:table-cell office:value-type="float" office:value="0.0194163147288491" calcext:value-type="float">
            <text:p>0.019416314728849</text:p>
          </table:table-cell>
          <table:table-cell office:value-type="float" office:value="0.00296201685648721" calcext:value-type="float">
            <text:p>0.002962016856487</text:p>
          </table:table-cell>
        </table:table-row>
        <table:table-row table:style-name="ro1">
          <table:table-cell office:value-type="float" office:value="32.6673746585846" calcext:value-type="float">
            <text:p>32.6673746585846</text:p>
          </table:table-cell>
          <table:table-cell office:value-type="float" office:value="5.45208702087402" calcext:value-type="float">
            <text:p>5.45208702087402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6584538321373" calcext:value-type="float">
            <text:p>0.966584538321373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655000" calcext:value-type="float">
            <text:p>655000</text:p>
          </table:table-cell>
          <table:table-cell office:value-type="float" office:value="5" calcext:value-type="float">
            <text:p>5</text:p>
          </table:table-cell>
          <table:table-cell office:value-type="float" office:value="0.935185185185185" calcext:value-type="float">
            <text:p>0.935185185185185</text:p>
          </table:table-cell>
          <table:table-cell office:value-type="float" office:value="0.969040247678019" calcext:value-type="float">
            <text:p>0.969040247678019</text:p>
          </table:table-cell>
          <table:table-cell office:value-type="float" office:value="0.953560371517028" calcext:value-type="float">
            <text:p>0.953560371517028</text:p>
          </table:table-cell>
          <table:table-cell office:value-type="float" office:value="0.961330239752514" calcext:value-type="float">
            <text:p>0.961330239752514</text:p>
          </table:table-cell>
          <table:table-cell office:value-type="float" office:value="0.938080495356037" calcext:value-type="float">
            <text:p>0.938080495356037</text:p>
          </table:table-cell>
          <table:table-cell office:value-type="float" office:value="0.97293116782676" calcext:value-type="float">
            <text:p>0.97293116782676</text:p>
          </table:table-cell>
          <table:table-cell office:value-type="float" office:value="0.934984520123839" calcext:value-type="float">
            <text:p>0.934984520123839</text:p>
          </table:table-cell>
          <table:table-cell office:value-type="float" office:value="0.963650425367363" calcext:value-type="float">
            <text:p>0.963650425367363</text:p>
          </table:table-cell>
          <table:table-cell office:value-type="float" office:value="0.931888544891641" calcext:value-type="float">
            <text:p>0.931888544891641</text:p>
          </table:table-cell>
          <table:table-cell office:value-type="float" office:value="0.965970610982212" calcext:value-type="float">
            <text:p>0.965970610982212</text:p>
          </table:table-cell>
          <table:table-cell office:value-type="float" office:value="6.15720719466375" calcext:value-type="float">
            <text:p>6.15720719466375</text:p>
          </table:table-cell>
          <table:table-cell office:value-type="float" office:value="1.43944110240571" calcext:value-type="float">
            <text:p>1.43944110240571</text:p>
          </table:table-cell>
          <table:table-cell office:value-type="float" office:value="0.00766313800557576" calcext:value-type="float">
            <text:p>0.007663138005576</text:p>
          </table:table-cell>
          <table:table-cell office:value-type="float" office:value="0.00407194777909388" calcext:value-type="float">
            <text:p>0.004071947779094</text:p>
          </table:table-cell>
        </table:table-row>
        <table:table-row table:style-name="ro1">
          <table:table-cell office:value-type="float" office:value="38.7745252132416" calcext:value-type="float">
            <text:p>38.7745252132416</text:p>
          </table:table-cell>
          <table:table-cell office:value-type="float" office:value="3.20146436691284" calcext:value-type="float">
            <text:p>3.20146436691284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6584418600753" calcext:value-type="float">
            <text:p>0.966584418600753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16000" calcext:value-type="float">
            <text:p>416000</text:p>
          </table:table-cell>
          <table:table-cell office:value-type="float" office:value="7" calcext:value-type="float">
            <text:p>7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68266253869969" calcext:value-type="float">
            <text:p>0.968266253869969</text:p>
          </table:table-cell>
          <table:table-cell office:value-type="float" office:value="0.969040247678019" calcext:value-type="float">
            <text:p>0.969040247678019</text:p>
          </table:table-cell>
          <table:table-cell office:value-type="float" office:value="0.961330239752514" calcext:value-type="float">
            <text:p>0.961330239752514</text:p>
          </table:table-cell>
          <table:table-cell office:value-type="float" office:value="0.925696594427245" calcext:value-type="float">
            <text:p>0.925696594427245</text:p>
          </table:table-cell>
          <table:table-cell office:value-type="float" office:value="0.96983758700696" calcext:value-type="float">
            <text:p>0.96983758700696</text:p>
          </table:table-cell>
          <table:table-cell office:value-type="float" office:value="0.931888544891641" calcext:value-type="float">
            <text:p>0.931888544891641</text:p>
          </table:table-cell>
          <table:table-cell office:value-type="float" office:value="0.97293116782676" calcext:value-type="float">
            <text:p>0.97293116782676</text:p>
          </table:table-cell>
          <table:table-cell office:value-type="float" office:value="0.938080495356037" calcext:value-type="float">
            <text:p>0.938080495356037</text:p>
          </table:table-cell>
          <table:table-cell office:value-type="float" office:value="0.960556844547564" calcext:value-type="float">
            <text:p>0.960556844547564</text:p>
          </table:table-cell>
          <table:table-cell office:value-type="float" office:value="4.03529187125367" calcext:value-type="float">
            <text:p>4.03529187125367</text:p>
          </table:table-cell>
          <table:table-cell office:value-type="float" office:value="0.487755955021967" calcext:value-type="float">
            <text:p>0.487755955021967</text:p>
          </table:table-cell>
          <table:table-cell office:value-type="float" office:value="0.016109547783248" calcext:value-type="float">
            <text:p>0.016109547783248</text:p>
          </table:table-cell>
          <table:table-cell office:value-type="float" office:value="0.00485038028665188" calcext:value-type="float">
            <text:p>0.004850380286652</text:p>
          </table:table-cell>
        </table:table-row>
        <table:table-row table:style-name="ro1">
          <table:table-cell office:value-type="float" office:value="36.3384271621704" calcext:value-type="float">
            <text:p>36.3384271621704</text:p>
          </table:table-cell>
          <table:table-cell office:value-type="float" office:value="4.61036233901978" calcext:value-type="float">
            <text:p>4.61036233901978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6275419680633" calcext:value-type="float">
            <text:p>0.966275419680633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72000" calcext:value-type="float">
            <text:p>472000</text:p>
          </table:table-cell>
          <table:table-cell office:value-type="float" office:value="7" calcext:value-type="float">
            <text:p>7</text:p>
          </table:table-cell>
          <table:table-cell office:value-type="float" office:value="0.935185185185185" calcext:value-type="float">
            <text:p>0.935185185185185</text:p>
          </table:table-cell>
          <table:table-cell office:value-type="float" office:value="0.970588235294117" calcext:value-type="float">
            <text:p>0.970588235294117</text:p>
          </table:table-cell>
          <table:table-cell office:value-type="float" office:value="0.969040247678019" calcext:value-type="float">
            <text:p>0.969040247678019</text:p>
          </table:table-cell>
          <table:table-cell office:value-type="float" office:value="0.962103634957463" calcext:value-type="float">
            <text:p>0.962103634957463</text:p>
          </table:table-cell>
          <table:table-cell office:value-type="float" office:value="0.934984520123839" calcext:value-type="float">
            <text:p>0.934984520123839</text:p>
          </table:table-cell>
          <table:table-cell office:value-type="float" office:value="0.964423820572312" calcext:value-type="float">
            <text:p>0.964423820572312</text:p>
          </table:table-cell>
          <table:table-cell office:value-type="float" office:value="0.922600619195046" calcext:value-type="float">
            <text:p>0.922600619195046</text:p>
          </table:table-cell>
          <table:table-cell office:value-type="float" office:value="0.96983758700696" calcext:value-type="float">
            <text:p>0.96983758700696</text:p>
          </table:table-cell>
          <table:table-cell office:value-type="float" office:value="0.928792569659443" calcext:value-type="float">
            <text:p>0.928792569659443</text:p>
          </table:table-cell>
          <table:table-cell office:value-type="float" office:value="0.964423820572312" calcext:value-type="float">
            <text:p>0.964423820572312</text:p>
          </table:table-cell>
          <table:table-cell office:value-type="float" office:value="5.70399892316942" calcext:value-type="float">
            <text:p>5.70399892316942</text:p>
          </table:table-cell>
          <table:table-cell office:value-type="float" office:value="0.990495497276789" calcext:value-type="float">
            <text:p>0.990495497276789</text:p>
          </table:table-cell>
          <table:table-cell office:value-type="float" office:value="0.0161343047796115" calcext:value-type="float">
            <text:p>0.016134304779612</text:p>
          </table:table-cell>
          <table:table-cell office:value-type="float" office:value="0.00333316788863121" calcext:value-type="float">
            <text:p>0.003333167888631</text:p>
          </table:table-cell>
        </table:table-row>
        <table:table-row table:style-name="ro1">
          <table:table-cell office:value-type="float" office:value="36.5257432937622" calcext:value-type="float">
            <text:p>36.5257432937622</text:p>
          </table:table-cell>
          <table:table-cell office:value-type="float" office:value="5.33795785903931" calcext:value-type="float">
            <text:p>5.33795785903931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70142635146622" calcext:value-type="float">
            <text:p>0.970142635146622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523000" calcext:value-type="float">
            <text:p>523000</text:p>
          </table:table-cell>
          <table:table-cell office:value-type="float" office:value="7" calcext:value-type="float">
            <text:p>7</text:p>
          </table:table-cell>
          <table:table-cell office:value-type="float" office:value="0.929012345679012" calcext:value-type="float">
            <text:p>0.929012345679012</text:p>
          </table:table-cell>
          <table:table-cell office:value-type="float" office:value="0.972136222910217" calcext:value-type="float">
            <text:p>0.972136222910217</text:p>
          </table:table-cell>
          <table:table-cell office:value-type="float" office:value="0.962848297213622" calcext:value-type="float">
            <text:p>0.962848297213622</text:p>
          </table:table-cell>
          <table:table-cell office:value-type="float" office:value="0.965197215777262" calcext:value-type="float">
            <text:p>0.965197215777262</text:p>
          </table:table-cell>
          <table:table-cell office:value-type="float" office:value="0.938080495356037" calcext:value-type="float">
            <text:p>0.938080495356037</text:p>
          </table:table-cell>
          <table:table-cell office:value-type="float" office:value="0.969064191802011" calcext:value-type="float">
            <text:p>0.969064191802011</text:p>
          </table:table-cell>
          <table:table-cell office:value-type="float" office:value="0.928792569659443" calcext:value-type="float">
            <text:p>0.928792569659443</text:p>
          </table:table-cell>
          <table:table-cell office:value-type="float" office:value="0.968290796597061" calcext:value-type="float">
            <text:p>0.968290796597061</text:p>
          </table:table-cell>
          <table:table-cell office:value-type="float" office:value="0.931888544891641" calcext:value-type="float">
            <text:p>0.931888544891641</text:p>
          </table:table-cell>
          <table:table-cell office:value-type="float" office:value="0.976024748646558" calcext:value-type="float">
            <text:p>0.976024748646558</text:p>
          </table:table-cell>
          <table:table-cell office:value-type="float" office:value="7.25375270005206" calcext:value-type="float">
            <text:p>7.25375270005206</text:p>
          </table:table-cell>
          <table:table-cell office:value-type="float" office:value="0.92383511624944" calcext:value-type="float">
            <text:p>0.92383511624944</text:p>
          </table:table-cell>
          <table:table-cell office:value-type="float" office:value="0.0128064097221492" calcext:value-type="float">
            <text:p>0.012806409722149</text:p>
          </table:table-cell>
          <table:table-cell office:value-type="float" office:value="0.00367758535447662" calcext:value-type="float">
            <text:p>0.003677585354477</text:p>
          </table:table-cell>
        </table:table-row>
        <table:table-row table:style-name="ro1">
          <table:table-cell office:value-type="float" office:value="35.3767081260681" calcext:value-type="float">
            <text:p>35.3767081260681</text:p>
          </table:table-cell>
          <table:table-cell office:value-type="float" office:value="4.77912449836731" calcext:value-type="float">
            <text:p>4.77912449836731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6119782874684" calcext:value-type="float">
            <text:p>0.966119782874684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540000" calcext:value-type="float">
            <text:p>540000</text:p>
          </table:table-cell>
          <table:table-cell office:value-type="float" office:value="7" calcext:value-type="float">
            <text:p>7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64396284829721" calcext:value-type="float">
            <text:p>0.964396284829721</text:p>
          </table:table-cell>
          <table:table-cell office:value-type="float" office:value="0.969040247678019" calcext:value-type="float">
            <text:p>0.969040247678019</text:p>
          </table:table-cell>
          <table:table-cell office:value-type="float" office:value="0.965197215777262" calcext:value-type="float">
            <text:p>0.965197215777262</text:p>
          </table:table-cell>
          <table:table-cell office:value-type="float" office:value="0.91640866873065" calcext:value-type="float">
            <text:p>0.91640866873065</text:p>
          </table:table-cell>
          <table:table-cell office:value-type="float" office:value="0.967517401392111" calcext:value-type="float">
            <text:p>0.967517401392111</text:p>
          </table:table-cell>
          <table:table-cell office:value-type="float" office:value="0.934984520123839" calcext:value-type="float">
            <text:p>0.934984520123839</text:p>
          </table:table-cell>
          <table:table-cell office:value-type="float" office:value="0.966744006187162" calcext:value-type="float">
            <text:p>0.966744006187162</text:p>
          </table:table-cell>
          <table:table-cell office:value-type="float" office:value="0.944272445820434" calcext:value-type="float">
            <text:p>0.944272445820434</text:p>
          </table:table-cell>
          <table:table-cell office:value-type="float" office:value="0.966744006187162" calcext:value-type="float">
            <text:p>0.966744006187162</text:p>
          </table:table-cell>
          <table:table-cell office:value-type="float" office:value="5.23114009784775" calcext:value-type="float">
            <text:p>5.23114009784775</text:p>
          </table:table-cell>
          <table:table-cell office:value-type="float" office:value="1.82260965908501" calcext:value-type="float">
            <text:p>1.82260965908501</text:p>
          </table:table-cell>
          <table:table-cell office:value-type="float" office:value="0.0180182025334769" calcext:value-type="float">
            <text:p>0.018018202533477</text:p>
          </table:table-cell>
          <table:table-cell office:value-type="float" office:value="0.00114492118228045" calcext:value-type="float">
            <text:p>0.00114492118228</text:p>
          </table:table-cell>
        </table:table-row>
        <table:table-row table:style-name="ro1">
          <table:table-cell office:value-type="float" office:value="30.7477688312531" calcext:value-type="float">
            <text:p>30.7477688312531</text:p>
          </table:table-cell>
          <table:table-cell office:value-type="float" office:value="4.28668346405029" calcext:value-type="float">
            <text:p>4.28668346405029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5965103833694" calcext:value-type="float">
            <text:p>0.965965103833694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618000" calcext:value-type="float">
            <text:p>618000</text:p>
          </table:table-cell>
          <table:table-cell office:value-type="float" office:value="7" calcext:value-type="float">
            <text:p>7</text:p>
          </table:table-cell>
          <table:table-cell office:value-type="float" office:value="0.950617283950617" calcext:value-type="float">
            <text:p>0.950617283950617</text:p>
          </table:table-cell>
          <table:table-cell office:value-type="float" office:value="0.964396284829721" calcext:value-type="float">
            <text:p>0.964396284829721</text:p>
          </table:table-cell>
          <table:table-cell office:value-type="float" office:value="0.96594427244582" calcext:value-type="float">
            <text:p>0.96594427244582</text:p>
          </table:table-cell>
          <table:table-cell office:value-type="float" office:value="0.968290796597061" calcext:value-type="float">
            <text:p>0.968290796597061</text:p>
          </table:table-cell>
          <table:table-cell office:value-type="float" office:value="0.928792569659443" calcext:value-type="float">
            <text:p>0.928792569659443</text:p>
          </table:table-cell>
          <table:table-cell office:value-type="float" office:value="0.96983758700696" calcext:value-type="float">
            <text:p>0.96983758700696</text:p>
          </table:table-cell>
          <table:table-cell office:value-type="float" office:value="0.91640866873065" calcext:value-type="float">
            <text:p>0.91640866873065</text:p>
          </table:table-cell>
          <table:table-cell office:value-type="float" office:value="0.965197215777262" calcext:value-type="float">
            <text:p>0.965197215777262</text:p>
          </table:table-cell>
          <table:table-cell office:value-type="float" office:value="0.928792569659443" calcext:value-type="float">
            <text:p>0.928792569659443</text:p>
          </table:table-cell>
          <table:table-cell office:value-type="float" office:value="0.962103634957463" calcext:value-type="float">
            <text:p>0.962103634957463</text:p>
          </table:table-cell>
          <table:table-cell office:value-type="float" office:value="2.80347937878743" calcext:value-type="float">
            <text:p>2.80347937878743</text:p>
          </table:table-cell>
          <table:table-cell office:value-type="float" office:value="0.523519285758436" calcext:value-type="float">
            <text:p>0.523519285758436</text:p>
          </table:table-cell>
          <table:table-cell office:value-type="float" office:value="0.0177497278591429" calcext:value-type="float">
            <text:p>0.017749727859143</text:p>
          </table:table-cell>
          <table:table-cell office:value-type="float" office:value="0.00277008157906388" calcext:value-type="float">
            <text:p>0.002770081579064</text:p>
          </table:table-cell>
        </table:table-row>
        <table:table-row table:style-name="ro1">
          <table:table-cell office:value-type="float" office:value="31.2943528652191" calcext:value-type="float">
            <text:p>31.2943528652191</text:p>
          </table:table-cell>
          <table:table-cell office:value-type="float" office:value="4.64021282196045" calcext:value-type="float">
            <text:p>4.64021282196045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8594647530523" calcext:value-type="float">
            <text:p>0.968594647530523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651000" calcext:value-type="float">
            <text:p>651000</text:p>
          </table:table-cell>
          <table:table-cell office:value-type="float" office:value="7" calcext:value-type="float">
            <text:p>7</text:p>
          </table:table-cell>
          <table:table-cell office:value-type="float" office:value="0.932098765432099" calcext:value-type="float">
            <text:p>0.932098765432099</text:p>
          </table:table-cell>
          <table:table-cell office:value-type="float" office:value="0.964396284829721" calcext:value-type="float">
            <text:p>0.964396284829721</text:p>
          </table:table-cell>
          <table:table-cell office:value-type="float" office:value="0.972136222910217" calcext:value-type="float">
            <text:p>0.972136222910217</text:p>
          </table:table-cell>
          <table:table-cell office:value-type="float" office:value="0.97138437741686" calcext:value-type="float">
            <text:p>0.97138437741686</text:p>
          </table:table-cell>
          <table:table-cell office:value-type="float" office:value="0.922600619195046" calcext:value-type="float">
            <text:p>0.922600619195046</text:p>
          </table:table-cell>
          <table:table-cell office:value-type="float" office:value="0.96983758700696" calcext:value-type="float">
            <text:p>0.96983758700696</text:p>
          </table:table-cell>
          <table:table-cell office:value-type="float" office:value="0.934984520123839" calcext:value-type="float">
            <text:p>0.934984520123839</text:p>
          </table:table-cell>
          <table:table-cell office:value-type="float" office:value="0.968290796597061" calcext:value-type="float">
            <text:p>0.968290796597061</text:p>
          </table:table-cell>
          <table:table-cell office:value-type="float" office:value="0.928792569659443" calcext:value-type="float">
            <text:p>0.928792569659443</text:p>
          </table:table-cell>
          <table:table-cell office:value-type="float" office:value="0.969064191802011" calcext:value-type="float">
            <text:p>0.969064191802011</text:p>
          </table:table-cell>
          <table:table-cell office:value-type="float" office:value="3.30306487675542" calcext:value-type="float">
            <text:p>3.30306487675542</text:p>
          </table:table-cell>
          <table:table-cell office:value-type="float" office:value="1.23685807330648" calcext:value-type="float">
            <text:p>1.23685807330648</text:p>
          </table:table-cell>
          <table:table-cell office:value-type="float" office:value="0.0174940378418006" calcext:value-type="float">
            <text:p>0.017494037841801</text:p>
          </table:table-cell>
          <table:table-cell office:value-type="float" office:value="0.00233523180694952" calcext:value-type="float">
            <text:p>0.00233523180695</text:p>
          </table:table-cell>
        </table:table-row>
        <table:table-row table:style-name="ro1">
          <table:table-cell office:value-type="float" office:value="31.9807114124298" calcext:value-type="float">
            <text:p>31.9807114124298</text:p>
          </table:table-cell>
          <table:table-cell office:value-type="float" office:value="4.4581958770752" calcext:value-type="float">
            <text:p>4.4581958770752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1014416757056" calcext:value-type="float">
            <text:p>0.96101441675705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280000" calcext:value-type="float">
            <text:p>280000</text:p>
          </table:table-cell>
          <table:table-cell office:value-type="float" office:value="13" calcext:value-type="float">
            <text:p>1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58204334365325" calcext:value-type="float">
            <text:p>0.958204334365325</text:p>
          </table:table-cell>
          <table:table-cell office:value-type="float" office:value="0.969040247678019" calcext:value-type="float">
            <text:p>0.969040247678019</text:p>
          </table:table-cell>
          <table:table-cell office:value-type="float" office:value="0.959010054137664" calcext:value-type="float">
            <text:p>0.959010054137664</text:p>
          </table:table-cell>
          <table:table-cell office:value-type="float" office:value="0.931888544891641" calcext:value-type="float">
            <text:p>0.931888544891641</text:p>
          </table:table-cell>
          <table:table-cell office:value-type="float" office:value="0.963650425367363" calcext:value-type="float">
            <text:p>0.963650425367363</text:p>
          </table:table-cell>
          <table:table-cell office:value-type="float" office:value="0.91640866873065" calcext:value-type="float">
            <text:p>0.91640866873065</text:p>
          </table:table-cell>
          <table:table-cell office:value-type="float" office:value="0.963650425367363" calcext:value-type="float">
            <text:p>0.963650425367363</text:p>
          </table:table-cell>
          <table:table-cell office:value-type="float" office:value="0.944272445820434" calcext:value-type="float">
            <text:p>0.944272445820434</text:p>
          </table:table-cell>
          <table:table-cell office:value-type="float" office:value="0.960556844547564" calcext:value-type="float">
            <text:p>0.960556844547564</text:p>
          </table:table-cell>
          <table:table-cell office:value-type="float" office:value="3.83560572724996" calcext:value-type="float">
            <text:p>3.83560572724996</text:p>
          </table:table-cell>
          <table:table-cell office:value-type="float" office:value="1.94191568973734" calcext:value-type="float">
            <text:p>1.94191568973734</text:p>
          </table:table-cell>
          <table:table-cell office:value-type="float" office:value="0.0181677625096696" calcext:value-type="float">
            <text:p>0.01816776250967</text:p>
          </table:table-cell>
          <table:table-cell office:value-type="float" office:value="0.00228124911714842" calcext:value-type="float">
            <text:p>0.002281249117148</text:p>
          </table:table-cell>
        </table:table-row>
        <table:table-row table:style-name="ro1">
          <table:table-cell office:value-type="float" office:value="37.2410520076752" calcext:value-type="float">
            <text:p>37.2410520076752</text:p>
          </table:table-cell>
          <table:table-cell office:value-type="float" office:value="3.66666188240051" calcext:value-type="float">
            <text:p>3.6666618824005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3334841813145" calcext:value-type="float">
            <text:p>0.963334841813145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322000" calcext:value-type="float">
            <text:p>322000</text:p>
          </table:table-cell>
          <table:table-cell office:value-type="float" office:value="13" calcext:value-type="float">
            <text:p>1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59752321981424" calcext:value-type="float">
            <text:p>0.959752321981424</text:p>
          </table:table-cell>
          <table:table-cell office:value-type="float" office:value="0.96594427244582" calcext:value-type="float">
            <text:p>0.96594427244582</text:p>
          </table:table-cell>
          <table:table-cell office:value-type="float" office:value="0.963650425367363" calcext:value-type="float">
            <text:p>0.963650425367363</text:p>
          </table:table-cell>
          <table:table-cell office:value-type="float" office:value="0.922600619195046" calcext:value-type="float">
            <text:p>0.922600619195046</text:p>
          </table:table-cell>
          <table:table-cell office:value-type="float" office:value="0.961330239752514" calcext:value-type="float">
            <text:p>0.961330239752514</text:p>
          </table:table-cell>
          <table:table-cell office:value-type="float" office:value="0.928792569659443" calcext:value-type="float">
            <text:p>0.928792569659443</text:p>
          </table:table-cell>
          <table:table-cell office:value-type="float" office:value="0.965970610982212" calcext:value-type="float">
            <text:p>0.965970610982212</text:p>
          </table:table-cell>
          <table:table-cell office:value-type="float" office:value="0.944272445820434" calcext:value-type="float">
            <text:p>0.944272445820434</text:p>
          </table:table-cell>
          <table:table-cell office:value-type="float" office:value="0.965970610982212" calcext:value-type="float">
            <text:p>0.965970610982212</text:p>
          </table:table-cell>
          <table:table-cell office:value-type="float" office:value="2.2076675500111" calcext:value-type="float">
            <text:p>2.2076675500111</text:p>
          </table:table-cell>
          <table:table-cell office:value-type="float" office:value="0.908152717056907" calcext:value-type="float">
            <text:p>0.908152717056907</text:p>
          </table:table-cell>
          <table:table-cell office:value-type="float" office:value="0.0160395198438395" calcext:value-type="float">
            <text:p>0.01603951984384</text:p>
          </table:table-cell>
          <table:table-cell office:value-type="float" office:value="0.00248382885767363" calcext:value-type="float">
            <text:p>0.002483828857674</text:p>
          </table:table-cell>
        </table:table-row>
        <table:table-row table:style-name="ro1">
          <table:table-cell office:value-type="float" office:value="35.1434669494629" calcext:value-type="float">
            <text:p>35.1434669494629</text:p>
          </table:table-cell>
          <table:table-cell office:value-type="float" office:value="3.46223106384277" calcext:value-type="float">
            <text:p>3.46223106384277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6274581636294" calcext:value-type="float">
            <text:p>0.966274581636294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388000" calcext:value-type="float">
            <text:p>388000</text:p>
          </table:table-cell>
          <table:table-cell office:value-type="float" office:value="13" calcext:value-type="float">
            <text:p>13</text:p>
          </table:table-cell>
          <table:table-cell office:value-type="float" office:value="0.938271604938272" calcext:value-type="float">
            <text:p>0.938271604938272</text:p>
          </table:table-cell>
          <table:table-cell office:value-type="float" office:value="0.965170278637771" calcext:value-type="float">
            <text:p>0.965170278637771</text:p>
          </table:table-cell>
          <table:table-cell office:value-type="float" office:value="0.972136222910217" calcext:value-type="float">
            <text:p>0.972136222910217</text:p>
          </table:table-cell>
          <table:table-cell office:value-type="float" office:value="0.968290796597061" calcext:value-type="float">
            <text:p>0.968290796597061</text:p>
          </table:table-cell>
          <table:table-cell office:value-type="float" office:value="0.925696594427245" calcext:value-type="float">
            <text:p>0.925696594427245</text:p>
          </table:table-cell>
          <table:table-cell office:value-type="float" office:value="0.967517401392111" calcext:value-type="float">
            <text:p>0.967517401392111</text:p>
          </table:table-cell>
          <table:table-cell office:value-type="float" office:value="0.919504643962848" calcext:value-type="float">
            <text:p>0.919504643962848</text:p>
          </table:table-cell>
          <table:table-cell office:value-type="float" office:value="0.965197215777262" calcext:value-type="float">
            <text:p>0.965197215777262</text:p>
          </table:table-cell>
          <table:table-cell office:value-type="float" office:value="0.931888544891641" calcext:value-type="float">
            <text:p>0.931888544891641</text:p>
          </table:table-cell>
          <table:table-cell office:value-type="float" office:value="0.965197215777262" calcext:value-type="float">
            <text:p>0.965197215777262</text:p>
          </table:table-cell>
          <table:table-cell office:value-type="float" office:value="2.33946228617274" calcext:value-type="float">
            <text:p>2.33946228617274</text:p>
          </table:table-cell>
          <table:table-cell office:value-type="float" office:value="0.896888599303511" calcext:value-type="float">
            <text:p>0.896888599303511</text:p>
          </table:table-cell>
          <table:table-cell office:value-type="float" office:value="0.0184057489764148" calcext:value-type="float">
            <text:p>0.018405748976415</text:p>
          </table:table-cell>
          <table:table-cell office:value-type="float" office:value="0.00135282247279035" calcext:value-type="float">
            <text:p>0.00135282247279</text:p>
          </table:table-cell>
        </table:table-row>
        <table:table-row table:style-name="ro1">
          <table:table-cell office:value-type="float" office:value="36.2161691665649" calcext:value-type="float">
            <text:p>36.2161691665649</text:p>
          </table:table-cell>
          <table:table-cell office:value-type="float" office:value="3.4981743812561" calcext:value-type="float">
            <text:p>3.498174381256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5964864392454" calcext:value-type="float">
            <text:p>0.965964864392454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07000" calcext:value-type="float">
            <text:p>407000</text:p>
          </table:table-cell>
          <table:table-cell office:value-type="float" office:value="13" calcext:value-type="float">
            <text:p>13</text:p>
          </table:table-cell>
          <table:table-cell office:value-type="float" office:value="0.929012345679012" calcext:value-type="float">
            <text:p>0.929012345679012</text:p>
          </table:table-cell>
          <table:table-cell office:value-type="float" office:value="0.962848297213622" calcext:value-type="float">
            <text:p>0.962848297213622</text:p>
          </table:table-cell>
          <table:table-cell office:value-type="float" office:value="0.95046439628483" calcext:value-type="float">
            <text:p>0.95046439628483</text:p>
          </table:table-cell>
          <table:table-cell office:value-type="float" office:value="0.966744006187162" calcext:value-type="float">
            <text:p>0.966744006187162</text:p>
          </table:table-cell>
          <table:table-cell office:value-type="float" office:value="0.925696594427245" calcext:value-type="float">
            <text:p>0.925696594427245</text:p>
          </table:table-cell>
          <table:table-cell office:value-type="float" office:value="0.962103634957463" calcext:value-type="float">
            <text:p>0.962103634957463</text:p>
          </table:table-cell>
          <table:table-cell office:value-type="float" office:value="0.934984520123839" calcext:value-type="float">
            <text:p>0.934984520123839</text:p>
          </table:table-cell>
          <table:table-cell office:value-type="float" office:value="0.97061098221191" calcext:value-type="float">
            <text:p>0.97061098221191</text:p>
          </table:table-cell>
          <table:table-cell office:value-type="float" office:value="0.947368421052632" calcext:value-type="float">
            <text:p>0.947368421052632</text:p>
          </table:table-cell>
          <table:table-cell office:value-type="float" office:value="0.967517401392111" calcext:value-type="float">
            <text:p>0.967517401392111</text:p>
          </table:table-cell>
          <table:table-cell office:value-type="float" office:value="5.1771121006825" calcext:value-type="float">
            <text:p>5.1771121006825</text:p>
          </table:table-cell>
          <table:table-cell office:value-type="float" office:value="0.674332913540604" calcext:value-type="float">
            <text:p>0.674332913540604</text:p>
          </table:table-cell>
          <table:table-cell office:value-type="float" office:value="0.00982927791117347" calcext:value-type="float">
            <text:p>0.009829277911173</text:p>
          </table:table-cell>
          <table:table-cell office:value-type="float" office:value="0.00313770386090353" calcext:value-type="float">
            <text:p>0.003137703860904</text:p>
          </table:table-cell>
        </table:table-row>
        <table:table-row table:style-name="ro1">
          <table:table-cell office:value-type="float" office:value="40.7180438041687" calcext:value-type="float">
            <text:p>40.7180438041687</text:p>
          </table:table-cell>
          <table:table-cell office:value-type="float" office:value="4.95017356872559" calcext:value-type="float">
            <text:p>4.95017356872559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5655386589854" calcext:value-type="float">
            <text:p>0.965655386589854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34000" calcext:value-type="float">
            <text:p>434000</text:p>
          </table:table-cell>
          <table:table-cell office:value-type="float" office:value="13" calcext:value-type="float">
            <text:p>13</text:p>
          </table:table-cell>
          <table:table-cell office:value-type="float" office:value="0.929012345679012" calcext:value-type="float">
            <text:p>0.929012345679012</text:p>
          </table:table-cell>
          <table:table-cell office:value-type="float" office:value="0.962074303405573" calcext:value-type="float">
            <text:p>0.962074303405573</text:p>
          </table:table-cell>
          <table:table-cell office:value-type="float" office:value="0.975232198142415" calcext:value-type="float">
            <text:p>0.975232198142415</text:p>
          </table:table-cell>
          <table:table-cell office:value-type="float" office:value="0.968290796597061" calcext:value-type="float">
            <text:p>0.968290796597061</text:p>
          </table:table-cell>
          <table:table-cell office:value-type="float" office:value="0.922600619195046" calcext:value-type="float">
            <text:p>0.922600619195046</text:p>
          </table:table-cell>
          <table:table-cell office:value-type="float" office:value="0.963650425367363" calcext:value-type="float">
            <text:p>0.963650425367363</text:p>
          </table:table-cell>
          <table:table-cell office:value-type="float" office:value="0.925696594427245" calcext:value-type="float">
            <text:p>0.925696594427245</text:p>
          </table:table-cell>
          <table:table-cell office:value-type="float" office:value="0.964423820572312" calcext:value-type="float">
            <text:p>0.964423820572312</text:p>
          </table:table-cell>
          <table:table-cell office:value-type="float" office:value="0.934984520123839" calcext:value-type="float">
            <text:p>0.934984520123839</text:p>
          </table:table-cell>
          <table:table-cell office:value-type="float" office:value="0.96983758700696" calcext:value-type="float">
            <text:p>0.96983758700696</text:p>
          </table:table-cell>
          <table:table-cell office:value-type="float" office:value="1.00888243169718" calcext:value-type="float">
            <text:p>1.00888243169718</text:p>
          </table:table-cell>
          <table:table-cell office:value-type="float" office:value="0.89067799245976" calcext:value-type="float">
            <text:p>0.89067799245976</text:p>
          </table:table-cell>
          <table:table-cell office:value-type="float" office:value="0.0193000954749464" calcext:value-type="float">
            <text:p>0.019300095474946</text:p>
          </table:table-cell>
          <table:table-cell office:value-type="float" office:value="0.00292564411256503" calcext:value-type="float">
            <text:p>0.002925644112565</text:p>
          </table:table-cell>
        </table:table-row>
        <table:table-row table:style-name="ro1">
          <table:table-cell office:value-type="float" office:value="35.4103610038757" calcext:value-type="float">
            <text:p>35.4103610038757</text:p>
          </table:table-cell>
          <table:table-cell office:value-type="float" office:value="3.06691780090332" calcext:value-type="float">
            <text:p>3.06691780090332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64419151468134" calcext:value-type="float">
            <text:p>0.964419151468134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381000" calcext:value-type="float">
            <text:p>381000</text:p>
          </table:table-cell>
          <table:table-cell office:value-type="float" office:value="18" calcext:value-type="float">
            <text:p>18</text:p>
          </table:table-cell>
          <table:table-cell office:value-type="float" office:value="0.92283950617284" calcext:value-type="float">
            <text:p>0.92283950617284</text:p>
          </table:table-cell>
          <table:table-cell office:value-type="float" office:value="0.969814241486068" calcext:value-type="float">
            <text:p>0.969814241486068</text:p>
          </table:table-cell>
          <table:table-cell office:value-type="float" office:value="0.972136222910217" calcext:value-type="float">
            <text:p>0.972136222910217</text:p>
          </table:table-cell>
          <table:table-cell office:value-type="float" office:value="0.958236658932715" calcext:value-type="float">
            <text:p>0.958236658932715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0.962103634957463" calcext:value-type="float">
            <text:p>0.962103634957463</text:p>
          </table:table-cell>
          <table:table-cell office:value-type="float" office:value="0.922600619195046" calcext:value-type="float">
            <text:p>0.922600619195046</text:p>
          </table:table-cell>
          <table:table-cell office:value-type="float" office:value="0.96983758700696" calcext:value-type="float">
            <text:p>0.96983758700696</text:p>
          </table:table-cell>
          <table:table-cell office:value-type="float" office:value="0.925696594427245" calcext:value-type="float">
            <text:p>0.925696594427245</text:p>
          </table:table-cell>
          <table:table-cell office:value-type="float" office:value="0.962103634957463" calcext:value-type="float">
            <text:p>0.962103634957463</text:p>
          </table:table-cell>
          <table:table-cell office:value-type="float" office:value="2.83481974540496" calcext:value-type="float">
            <text:p>2.83481974540496</text:p>
          </table:table-cell>
          <table:table-cell office:value-type="float" office:value="0.488014040040021" calcext:value-type="float">
            <text:p>0.488014040040021</text:p>
          </table:table-cell>
          <table:table-cell office:value-type="float" office:value="0.018905393048648" calcext:value-type="float">
            <text:p>0.018905393048648</text:p>
          </table:table-cell>
          <table:table-cell office:value-type="float" office:value="0.00463493014754105" calcext:value-type="float">
            <text:p>0.004634930147541</text:p>
          </table:table-cell>
        </table:table-row>
        <table:table-row table:style-name="ro1">
          <table:table-cell office:value-type="float" office:value="41.6196489334106" calcext:value-type="float">
            <text:p>41.6196489334106</text:p>
          </table:table-cell>
          <table:table-cell office:value-type="float" office:value="3.96407957077026" calcext:value-type="float">
            <text:p>3.96407957077026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65037029587754" calcext:value-type="float">
            <text:p>0.965037029587754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61000" calcext:value-type="float">
            <text:p>461000</text:p>
          </table:table-cell>
          <table:table-cell office:value-type="float" office:value="18" calcext:value-type="float">
            <text:p>18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64396284829721" calcext:value-type="float">
            <text:p>0.964396284829721</text:p>
          </table:table-cell>
          <table:table-cell office:value-type="float" office:value="0.953560371517028" calcext:value-type="float">
            <text:p>0.953560371517028</text:p>
          </table:table-cell>
          <table:table-cell office:value-type="float" office:value="0.960556844547564" calcext:value-type="float">
            <text:p>0.960556844547564</text:p>
          </table:table-cell>
          <table:table-cell office:value-type="float" office:value="0.938080495356037" calcext:value-type="float">
            <text:p>0.938080495356037</text:p>
          </table:table-cell>
          <table:table-cell office:value-type="float" office:value="0.966744006187162" calcext:value-type="float">
            <text:p>0.966744006187162</text:p>
          </table:table-cell>
          <table:table-cell office:value-type="float" office:value="0.925696594427245" calcext:value-type="float">
            <text:p>0.925696594427245</text:p>
          </table:table-cell>
          <table:table-cell office:value-type="float" office:value="0.968290796597061" calcext:value-type="float">
            <text:p>0.968290796597061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0.965197215777262" calcext:value-type="float">
            <text:p>0.965197215777262</text:p>
          </table:table-cell>
          <table:table-cell office:value-type="float" office:value="2.95780537404913" calcext:value-type="float">
            <text:p>2.95780537404913</text:p>
          </table:table-cell>
          <table:table-cell office:value-type="float" office:value="1.03255527552151" calcext:value-type="float">
            <text:p>1.03255527552151</text:p>
          </table:table-cell>
          <table:table-cell office:value-type="float" office:value="0.0104233493656702" calcext:value-type="float">
            <text:p>0.01042334936567</text:p>
          </table:table-cell>
          <table:table-cell office:value-type="float" office:value="0.00260802761934682" calcext:value-type="float">
            <text:p>0.002608027619347</text:p>
          </table:table-cell>
        </table:table-row>
        <table:table-row table:style-name="ro1">
          <table:table-cell office:value-type="float" office:value="35.4289448738098" calcext:value-type="float">
            <text:p>35.4289448738098</text:p>
          </table:table-cell>
          <table:table-cell office:value-type="float" office:value="5.61033868789673" calcext:value-type="float">
            <text:p>5.61033868789673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67048336003103" calcext:value-type="float">
            <text:p>0.967048336003103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87000" calcext:value-type="float">
            <text:p>487000</text:p>
          </table:table-cell>
          <table:table-cell office:value-type="float" office:value="18" calcext:value-type="float">
            <text:p>18</text:p>
          </table:table-cell>
          <table:table-cell office:value-type="float" office:value="0.929012345679012" calcext:value-type="float">
            <text:p>0.929012345679012</text:p>
          </table:table-cell>
          <table:table-cell office:value-type="float" office:value="0.96749226006192" calcext:value-type="float">
            <text:p>0.96749226006192</text:p>
          </table:table-cell>
          <table:table-cell office:value-type="float" office:value="0.962848297213622" calcext:value-type="float">
            <text:p>0.962848297213622</text:p>
          </table:table-cell>
          <table:table-cell office:value-type="float" office:value="0.968290796597061" calcext:value-type="float">
            <text:p>0.968290796597061</text:p>
          </table:table-cell>
          <table:table-cell office:value-type="float" office:value="0.925696594427245" calcext:value-type="float">
            <text:p>0.925696594427245</text:p>
          </table:table-cell>
          <table:table-cell office:value-type="float" office:value="0.966744006187162" calcext:value-type="float">
            <text:p>0.966744006187162</text:p>
          </table:table-cell>
          <table:table-cell office:value-type="float" office:value="0.931888544891641" calcext:value-type="float">
            <text:p>0.931888544891641</text:p>
          </table:table-cell>
          <table:table-cell office:value-type="float" office:value="0.966744006187162" calcext:value-type="float">
            <text:p>0.966744006187162</text:p>
          </table:table-cell>
          <table:table-cell office:value-type="float" office:value="0.934984520123839" calcext:value-type="float">
            <text:p>0.934984520123839</text:p>
          </table:table-cell>
          <table:table-cell office:value-type="float" office:value="0.965970610982212" calcext:value-type="float">
            <text:p>0.965970610982212</text:p>
          </table:table-cell>
          <table:table-cell office:value-type="float" office:value="8.1077080228296" calcext:value-type="float">
            <text:p>8.1077080228296</text:p>
          </table:table-cell>
          <table:table-cell office:value-type="float" office:value="0.911533166073639" calcext:value-type="float">
            <text:p>0.911533166073639</text:p>
          </table:table-cell>
          <table:table-cell office:value-type="float" office:value="0.0133376860938763" calcext:value-type="float">
            <text:p>0.013337686093876</text:p>
          </table:table-cell>
          <table:table-cell office:value-type="float" office:value="0.000785811859407993" calcext:value-type="float">
            <text:p>0.000785811859408</text:p>
          </table:table-cell>
        </table:table-row>
        <table:table-row table:style-name="ro1">
          <table:table-cell office:value-type="float" office:value="33.2955668449402" calcext:value-type="float">
            <text:p>33.2955668449402</text:p>
          </table:table-cell>
          <table:table-cell office:value-type="float" office:value="4.32884097099304" calcext:value-type="float">
            <text:p>4.32884097099304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69832558740922" calcext:value-type="float">
            <text:p>0.969832558740922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515000" calcext:value-type="float">
            <text:p>515000</text:p>
          </table:table-cell>
          <table:table-cell office:value-type="float" office:value="18" calcext:value-type="float">
            <text:p>18</text:p>
          </table:table-cell>
          <table:table-cell office:value-type="float" office:value="0.929012345679012" calcext:value-type="float">
            <text:p>0.929012345679012</text:p>
          </table:table-cell>
          <table:table-cell office:value-type="float" office:value="0.96749226006192" calcext:value-type="float">
            <text:p>0.96749226006192</text:p>
          </table:table-cell>
          <table:table-cell office:value-type="float" office:value="0.96594427244582" calcext:value-type="float">
            <text:p>0.96594427244582</text:p>
          </table:table-cell>
          <table:table-cell office:value-type="float" office:value="0.967517401392111" calcext:value-type="float">
            <text:p>0.967517401392111</text:p>
          </table:table-cell>
          <table:table-cell office:value-type="float" office:value="0.928792569659443" calcext:value-type="float">
            <text:p>0.928792569659443</text:p>
          </table:table-cell>
          <table:table-cell office:value-type="float" office:value="0.97293116782676" calcext:value-type="float">
            <text:p>0.97293116782676</text:p>
          </table:table-cell>
          <table:table-cell office:value-type="float" office:value="0.938080495356037" calcext:value-type="float">
            <text:p>0.938080495356037</text:p>
          </table:table-cell>
          <table:table-cell office:value-type="float" office:value="0.96983758700696" calcext:value-type="float">
            <text:p>0.96983758700696</text:p>
          </table:table-cell>
          <table:table-cell office:value-type="float" office:value="0.922600619195046" calcext:value-type="float">
            <text:p>0.922600619195046</text:p>
          </table:table-cell>
          <table:table-cell office:value-type="float" office:value="0.97138437741686" calcext:value-type="float">
            <text:p>0.97138437741686</text:p>
          </table:table-cell>
          <table:table-cell office:value-type="float" office:value="4.18274276130525" calcext:value-type="float">
            <text:p>4.18274276130525</text:p>
          </table:table-cell>
          <table:table-cell office:value-type="float" office:value="1.21751493722085" calcext:value-type="float">
            <text:p>1.21751493722085</text:p>
          </table:table-cell>
          <table:table-cell office:value-type="float" office:value="0.0153417293049132" calcext:value-type="float">
            <text:p>0.015341729304913</text:p>
          </table:table-cell>
          <table:table-cell office:value-type="float" office:value="0.00213759192597543" calcext:value-type="float">
            <text:p>0.002137591925975</text:p>
          </table:table-cell>
        </table:table-row>
        <table:table-row table:style-name="ro1">
          <table:table-cell office:value-type="float" office:value="33.7152515888214" calcext:value-type="float">
            <text:p>33.7152515888214</text:p>
          </table:table-cell>
          <table:table-cell office:value-type="float" office:value="6.03374481201172" calcext:value-type="float">
            <text:p>6.03374481201172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62561326887575" calcext:value-type="float">
            <text:p>0.962561326887575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660000" calcext:value-type="float">
            <text:p>660000</text:p>
          </table:table-cell>
          <table:table-cell office:value-type="float" office:value="18" calcext:value-type="float">
            <text:p>18</text:p>
          </table:table-cell>
          <table:table-cell office:value-type="float" office:value="0.92283950617284" calcext:value-type="float">
            <text:p>0.92283950617284</text:p>
          </table:table-cell>
          <table:table-cell office:value-type="float" office:value="0.958978328173374" calcext:value-type="float">
            <text:p>0.958978328173374</text:p>
          </table:table-cell>
          <table:table-cell office:value-type="float" office:value="0.959752321981424" calcext:value-type="float">
            <text:p>0.959752321981424</text:p>
          </table:table-cell>
          <table:table-cell office:value-type="float" office:value="0.959010054137664" calcext:value-type="float">
            <text:p>0.959010054137664</text:p>
          </table:table-cell>
          <table:table-cell office:value-type="float" office:value="0.938080495356037" calcext:value-type="float">
            <text:p>0.938080495356037</text:p>
          </table:table-cell>
          <table:table-cell office:value-type="float" office:value="0.965970610982212" calcext:value-type="float">
            <text:p>0.965970610982212</text:p>
          </table:table-cell>
          <table:table-cell office:value-type="float" office:value="0.928792569659443" calcext:value-type="float">
            <text:p>0.928792569659443</text:p>
          </table:table-cell>
          <table:table-cell office:value-type="float" office:value="0.962103634957463" calcext:value-type="float">
            <text:p>0.962103634957463</text:p>
          </table:table-cell>
          <table:table-cell office:value-type="float" office:value="0.934984520123839" calcext:value-type="float">
            <text:p>0.934984520123839</text:p>
          </table:table-cell>
          <table:table-cell office:value-type="float" office:value="0.966744006187162" calcext:value-type="float">
            <text:p>0.966744006187162</text:p>
          </table:table-cell>
          <table:table-cell office:value-type="float" office:value="3.4217805411161" calcext:value-type="float">
            <text:p>3.4217805411161</text:p>
          </table:table-cell>
          <table:table-cell office:value-type="float" office:value="1.89449544946396" calcext:value-type="float">
            <text:p>1.89449544946396</text:p>
          </table:table-cell>
          <table:table-cell office:value-type="float" office:value="0.0125764842280679" calcext:value-type="float">
            <text:p>0.012576484228068</text:p>
          </table:table-cell>
          <table:table-cell office:value-type="float" office:value="0.00330989196180913" calcext:value-type="float">
            <text:p>0.003309891961809</text:p>
          </table:table-cell>
        </table:table-row>
        <table:table-row table:style-name="ro1">
          <table:table-cell office:value-type="float" office:value="29.0402035236359" calcext:value-type="float">
            <text:p>29.0402035236359</text:p>
          </table:table-cell>
          <table:table-cell office:value-type="float" office:value="6.7616464138031" calcext:value-type="float">
            <text:p>6.7616464138031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67356975761363" calcext:value-type="float">
            <text:p>0.967356975761363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757000" calcext:value-type="float">
            <text:p>757000</text:p>
          </table:table-cell>
          <table:table-cell office:value-type="float" office:value="18" calcext:value-type="float">
            <text:p>18</text:p>
          </table:table-cell>
          <table:table-cell office:value-type="float" office:value="0.92283950617284" calcext:value-type="float">
            <text:p>0.92283950617284</text:p>
          </table:table-cell>
          <table:table-cell office:value-type="float" office:value="0.962848297213622" calcext:value-type="float">
            <text:p>0.962848297213622</text:p>
          </table:table-cell>
          <table:table-cell office:value-type="float" office:value="0.975232198142415" calcext:value-type="float">
            <text:p>0.975232198142415</text:p>
          </table:table-cell>
          <table:table-cell office:value-type="float" office:value="0.969064191802011" calcext:value-type="float">
            <text:p>0.969064191802011</text:p>
          </table:table-cell>
          <table:table-cell office:value-type="float" office:value="0.925696594427245" calcext:value-type="float">
            <text:p>0.925696594427245</text:p>
          </table:table-cell>
          <table:table-cell office:value-type="float" office:value="0.968290796597061" calcext:value-type="float">
            <text:p>0.968290796597061</text:p>
          </table:table-cell>
          <table:table-cell office:value-type="float" office:value="0.91640866873065" calcext:value-type="float">
            <text:p>0.91640866873065</text:p>
          </table:table-cell>
          <table:table-cell office:value-type="float" office:value="0.967517401392111" calcext:value-type="float">
            <text:p>0.967517401392111</text:p>
          </table:table-cell>
          <table:table-cell office:value-type="float" office:value="0.944272445820434" calcext:value-type="float">
            <text:p>0.944272445820434</text:p>
          </table:table-cell>
          <table:table-cell office:value-type="float" office:value="0.969064191802011" calcext:value-type="float">
            <text:p>0.969064191802011</text:p>
          </table:table-cell>
          <table:table-cell office:value-type="float" office:value="2.69383725985402" calcext:value-type="float">
            <text:p>2.69383725985402</text:p>
          </table:table-cell>
          <table:table-cell office:value-type="float" office:value="1.71547420561808" calcext:value-type="float">
            <text:p>1.71547420561808</text:p>
          </table:table-cell>
          <table:table-cell office:value-type="float" office:value="0.0212886166577654" calcext:value-type="float">
            <text:p>0.021288616657765</text:p>
          </table:table-cell>
          <table:table-cell office:value-type="float" office:value="0.00232616049325633" calcext:value-type="float">
            <text:p>0.002326160493256</text:p>
          </table:table-cell>
        </table:table-row>
        <table:table-row table:style-name="ro1">
          <table:table-cell office:value-type="float" office:value="37.2401958942413" calcext:value-type="float">
            <text:p>37.2401958942413</text:p>
          </table:table-cell>
          <table:table-cell office:value-type="float" office:value="3.47412390708923" calcext:value-type="float">
            <text:p>3.47412390708923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59932501514466" calcext:value-type="float">
            <text:p>0.95993250151446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319000" calcext:value-type="float">
            <text:p>319000</text:p>
          </table:table-cell>
          <table:table-cell office:value-type="float" office:value="24" calcext:value-type="float">
            <text:p>24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63622291021672" calcext:value-type="float">
            <text:p>0.963622291021672</text:p>
          </table:table-cell>
          <table:table-cell office:value-type="float" office:value="0.969040247678019" calcext:value-type="float">
            <text:p>0.969040247678019</text:p>
          </table:table-cell>
          <table:table-cell office:value-type="float" office:value="0.959783449342614" calcext:value-type="float">
            <text:p>0.959783449342614</text:p>
          </table:table-cell>
          <table:table-cell office:value-type="float" office:value="0.934984520123839" calcext:value-type="float">
            <text:p>0.934984520123839</text:p>
          </table:table-cell>
          <table:table-cell office:value-type="float" office:value="0.956689868522815" calcext:value-type="float">
            <text:p>0.956689868522815</text:p>
          </table:table-cell>
          <table:table-cell office:value-type="float" office:value="0.91640866873065" calcext:value-type="float">
            <text:p>0.91640866873065</text:p>
          </table:table-cell>
          <table:table-cell office:value-type="float" office:value="0.959783449342614" calcext:value-type="float">
            <text:p>0.959783449342614</text:p>
          </table:table-cell>
          <table:table-cell office:value-type="float" office:value="0.934984520123839" calcext:value-type="float">
            <text:p>0.934984520123839</text:p>
          </table:table-cell>
          <table:table-cell office:value-type="float" office:value="0.959783449342614" calcext:value-type="float">
            <text:p>0.959783449342614</text:p>
          </table:table-cell>
          <table:table-cell office:value-type="float" office:value="2.29213128162768" calcext:value-type="float">
            <text:p>2.29213128162768</text:p>
          </table:table-cell>
          <table:table-cell office:value-type="float" office:value="1.03379534559821" calcext:value-type="float">
            <text:p>1.03379534559821</text:p>
          </table:table-cell>
          <table:table-cell office:value-type="float" office:value="0.017765248514786" calcext:value-type="float">
            <text:p>0.017765248514786</text:p>
          </table:table-cell>
          <table:table-cell office:value-type="float" office:value="0.00219981203632631" calcext:value-type="float">
            <text:p>0.002199812036326</text:p>
          </table:table-cell>
        </table:table-row>
        <table:table-row table:style-name="ro1">
          <table:table-cell office:value-type="float" office:value="37.8732998847961" calcext:value-type="float">
            <text:p>37.8732998847961</text:p>
          </table:table-cell>
          <table:table-cell office:value-type="float" office:value="3.99458484649658" calcext:value-type="float">
            <text:p>3.99458484649658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3954635462684" calcext:value-type="float">
            <text:p>0.963954635462684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323000" calcext:value-type="float">
            <text:p>323000</text:p>
          </table:table-cell>
          <table:table-cell office:value-type="float" office:value="24" calcext:value-type="float">
            <text:p>24</text:p>
          </table:table-cell>
          <table:table-cell office:value-type="float" office:value="0.92283950617284" calcext:value-type="float">
            <text:p>0.92283950617284</text:p>
          </table:table-cell>
          <table:table-cell office:value-type="float" office:value="0.96671826625387" calcext:value-type="float">
            <text:p>0.96671826625387</text:p>
          </table:table-cell>
          <table:table-cell office:value-type="float" office:value="0.96594427244582" calcext:value-type="float">
            <text:p>0.96594427244582</text:p>
          </table:table-cell>
          <table:table-cell office:value-type="float" office:value="0.961330239752514" calcext:value-type="float">
            <text:p>0.961330239752514</text:p>
          </table:table-cell>
          <table:table-cell office:value-type="float" office:value="0.928792569659443" calcext:value-type="float">
            <text:p>0.928792569659443</text:p>
          </table:table-cell>
          <table:table-cell office:value-type="float" office:value="0.963650425367363" calcext:value-type="float">
            <text:p>0.963650425367363</text:p>
          </table:table-cell>
          <table:table-cell office:value-type="float" office:value="0.919504643962848" calcext:value-type="float">
            <text:p>0.919504643962848</text:p>
          </table:table-cell>
          <table:table-cell office:value-type="float" office:value="0.962103634957463" calcext:value-type="float">
            <text:p>0.962103634957463</text:p>
          </table:table-cell>
          <table:table-cell office:value-type="float" office:value="0.944272445820434" calcext:value-type="float">
            <text:p>0.944272445820434</text:p>
          </table:table-cell>
          <table:table-cell office:value-type="float" office:value="0.965970610982212" calcext:value-type="float">
            <text:p>0.965970610982212</text:p>
          </table:table-cell>
          <table:table-cell office:value-type="float" office:value="3.73249589690966" calcext:value-type="float">
            <text:p>3.73249589690966</text:p>
          </table:table-cell>
          <table:table-cell office:value-type="float" office:value="1.19051682853761" calcext:value-type="float">
            <text:p>1.19051682853761</text:p>
          </table:table-cell>
          <table:table-cell office:value-type="float" office:value="0.0170974969087669" calcext:value-type="float">
            <text:p>0.017097496908767</text:p>
          </table:table-cell>
          <table:table-cell office:value-type="float" office:value="0.00210276065881548" calcext:value-type="float">
            <text:p>0.002102760658815</text:p>
          </table:table-cell>
        </table:table-row>
        <table:table-row table:style-name="ro1">
          <table:table-cell office:value-type="float" office:value="36.9631771087646" calcext:value-type="float">
            <text:p>36.9631771087646</text:p>
          </table:table-cell>
          <table:table-cell office:value-type="float" office:value="3.65169410705566" calcext:value-type="float">
            <text:p>3.65169410705566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3335320695625" calcext:value-type="float">
            <text:p>0.963335320695625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327000" calcext:value-type="float">
            <text:p>327000</text:p>
          </table:table-cell>
          <table:table-cell office:value-type="float" office:value="24" calcext:value-type="float">
            <text:p>24</text:p>
          </table:table-cell>
          <table:table-cell office:value-type="float" office:value="0.941358024691358" calcext:value-type="float">
            <text:p>0.941358024691358</text:p>
          </table:table-cell>
          <table:table-cell office:value-type="float" office:value="0.962848297213622" calcext:value-type="float">
            <text:p>0.962848297213622</text:p>
          </table:table-cell>
          <table:table-cell office:value-type="float" office:value="0.956656346749226" calcext:value-type="float">
            <text:p>0.956656346749226</text:p>
          </table:table-cell>
          <table:table-cell office:value-type="float" office:value="0.960556844547564" calcext:value-type="float">
            <text:p>0.960556844547564</text:p>
          </table:table-cell>
          <table:table-cell office:value-type="float" office:value="0.913312693498452" calcext:value-type="float">
            <text:p>0.913312693498452</text:p>
          </table:table-cell>
          <table:table-cell office:value-type="float" office:value="0.960556844547564" calcext:value-type="float">
            <text:p>0.960556844547564</text:p>
          </table:table-cell>
          <table:table-cell office:value-type="float" office:value="0.931888544891641" calcext:value-type="float">
            <text:p>0.931888544891641</text:p>
          </table:table-cell>
          <table:table-cell office:value-type="float" office:value="0.964423820572312" calcext:value-type="float">
            <text:p>0.964423820572312</text:p>
          </table:table-cell>
          <table:table-cell office:value-type="float" office:value="0.938080495356037" calcext:value-type="float">
            <text:p>0.938080495356037</text:p>
          </table:table-cell>
          <table:table-cell office:value-type="float" office:value="0.968290796597061" calcext:value-type="float">
            <text:p>0.968290796597061</text:p>
          </table:table-cell>
          <table:table-cell office:value-type="float" office:value="1.39805517952184" calcext:value-type="float">
            <text:p>1.39805517952184</text:p>
          </table:table-cell>
          <table:table-cell office:value-type="float" office:value="0.92872218492156" calcext:value-type="float">
            <text:p>0.92872218492156</text:p>
          </table:table-cell>
          <table:table-cell office:value-type="float" office:value="0.0140745916915958" calcext:value-type="float">
            <text:p>0.014074591691596</text:p>
          </table:table-cell>
          <table:table-cell office:value-type="float" office:value="0.00287814609337239" calcext:value-type="float">
            <text:p>0.002878146093372</text:p>
          </table:table-cell>
        </table:table-row>
        <table:table-row table:style-name="ro1">
          <table:table-cell office:value-type="float" office:value="38.3598546981811" calcext:value-type="float">
            <text:p>38.3598546981811</text:p>
          </table:table-cell>
          <table:table-cell office:value-type="float" office:value="3.20948233604431" calcext:value-type="float">
            <text:p>3.20948233604431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4418433144414" calcext:value-type="float">
            <text:p>0.964418433144414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17000" calcext:value-type="float">
            <text:p>417000</text:p>
          </table:table-cell>
          <table:table-cell office:value-type="float" office:value="24" calcext:value-type="float">
            <text:p>24</text:p>
          </table:table-cell>
          <table:table-cell office:value-type="float" office:value="0.935185185185185" calcext:value-type="float">
            <text:p>0.935185185185185</text:p>
          </table:table-cell>
          <table:table-cell office:value-type="float" office:value="0.965170278637771" calcext:value-type="float">
            <text:p>0.965170278637771</text:p>
          </table:table-cell>
          <table:table-cell office:value-type="float" office:value="0.962848297213622" calcext:value-type="float">
            <text:p>0.962848297213622</text:p>
          </table:table-cell>
          <table:table-cell office:value-type="float" office:value="0.964423820572312" calcext:value-type="float">
            <text:p>0.964423820572312</text:p>
          </table:table-cell>
          <table:table-cell office:value-type="float" office:value="0.91640866873065" calcext:value-type="float">
            <text:p>0.91640866873065</text:p>
          </table:table-cell>
          <table:table-cell office:value-type="float" office:value="0.966744006187162" calcext:value-type="float">
            <text:p>0.966744006187162</text:p>
          </table:table-cell>
          <table:table-cell office:value-type="float" office:value="0.913312693498452" calcext:value-type="float">
            <text:p>0.913312693498452</text:p>
          </table:table-cell>
          <table:table-cell office:value-type="float" office:value="0.964423820572312" calcext:value-type="float">
            <text:p>0.964423820572312</text:p>
          </table:table-cell>
          <table:table-cell office:value-type="float" office:value="0.953560371517028" calcext:value-type="float">
            <text:p>0.953560371517028</text:p>
          </table:table-cell>
          <table:table-cell office:value-type="float" office:value="0.961330239752514" calcext:value-type="float">
            <text:p>0.961330239752514</text:p>
          </table:table-cell>
          <table:table-cell office:value-type="float" office:value="3.22955803426449" calcext:value-type="float">
            <text:p>3.22955803426449</text:p>
          </table:table-cell>
          <table:table-cell office:value-type="float" office:value="0.181313098269885" calcext:value-type="float">
            <text:p>0.181313098269885</text:p>
          </table:table-cell>
          <table:table-cell office:value-type="float" office:value="0.0196308955731646" calcext:value-type="float">
            <text:p>0.019630895573165</text:p>
          </table:table-cell>
          <table:table-cell office:value-type="float" office:value="0.0017612812437298" calcext:value-type="float">
            <text:p>0.00176128124373</text:p>
          </table:table-cell>
        </table:table-row>
        <table:table-row table:style-name="ro1">
          <table:table-cell office:value-type="float" office:value="37.4985035896301" calcext:value-type="float">
            <text:p>37.4985035896301</text:p>
          </table:table-cell>
          <table:table-cell office:value-type="float" office:value="5.96879568099976" calcext:value-type="float">
            <text:p>5.96879568099976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5655985192953" calcext:value-type="float">
            <text:p>0.965655985192953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84000" calcext:value-type="float">
            <text:p>484000</text:p>
          </table:table-cell>
          <table:table-cell office:value-type="float" office:value="24" calcext:value-type="float">
            <text:p>24</text:p>
          </table:table-cell>
          <table:table-cell office:value-type="float" office:value="0.929012345679012" calcext:value-type="float">
            <text:p>0.929012345679012</text:p>
          </table:table-cell>
          <table:table-cell office:value-type="float" office:value="0.96594427244582" calcext:value-type="float">
            <text:p>0.96594427244582</text:p>
          </table:table-cell>
          <table:table-cell office:value-type="float" office:value="0.969040247678019" calcext:value-type="float">
            <text:p>0.969040247678019</text:p>
          </table:table-cell>
          <table:table-cell office:value-type="float" office:value="0.969064191802011" calcext:value-type="float">
            <text:p>0.969064191802011</text:p>
          </table:table-cell>
          <table:table-cell office:value-type="float" office:value="0.922600619195046" calcext:value-type="float">
            <text:p>0.922600619195046</text:p>
          </table:table-cell>
          <table:table-cell office:value-type="float" office:value="0.962877030162413" calcext:value-type="float">
            <text:p>0.962877030162413</text:p>
          </table:table-cell>
          <table:table-cell office:value-type="float" office:value="0.919504643962848" calcext:value-type="float">
            <text:p>0.919504643962848</text:p>
          </table:table-cell>
          <table:table-cell office:value-type="float" office:value="0.964423820572312" calcext:value-type="float">
            <text:p>0.964423820572312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0.965970610982212" calcext:value-type="float">
            <text:p>0.965970610982212</text:p>
          </table:table-cell>
          <table:table-cell office:value-type="float" office:value="5.22440666850495" calcext:value-type="float">
            <text:p>5.22440666850495</text:p>
          </table:table-cell>
          <table:table-cell office:value-type="float" office:value="1.55132395951244" calcext:value-type="float">
            <text:p>1.55132395951244</text:p>
          </table:table-cell>
          <table:table-cell office:value-type="float" office:value="0.0179873642563475" calcext:value-type="float">
            <text:p>0.017987364256348</text:p>
          </table:table-cell>
          <table:table-cell office:value-type="float" office:value="0.00205128213230556" calcext:value-type="float">
            <text:p>0.002051282132306</text:p>
          </table:table-cell>
        </table:table-row>
        <table:table-row table:style-name="ro1">
          <table:table-cell office:value-type="float" office:value="34.8624801158905" calcext:value-type="float">
            <text:p>34.8624801158905</text:p>
          </table:table-cell>
          <table:table-cell office:value-type="float" office:value="3.78645458221436" calcext:value-type="float">
            <text:p>3.78645458221436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7667770490783" calcext:value-type="float">
            <text:p>0.967667770490783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517000" calcext:value-type="float">
            <text:p>517000</text:p>
          </table:table-cell>
          <table:table-cell office:value-type="float" office:value="24" calcext:value-type="float">
            <text:p>24</text:p>
          </table:table-cell>
          <table:table-cell office:value-type="float" office:value="0.935185185185185" calcext:value-type="float">
            <text:p>0.935185185185185</text:p>
          </table:table-cell>
          <table:table-cell office:value-type="float" office:value="0.972136222910217" calcext:value-type="float">
            <text:p>0.972136222910217</text:p>
          </table:table-cell>
          <table:table-cell office:value-type="float" office:value="0.969040247678019" calcext:value-type="float">
            <text:p>0.969040247678019</text:p>
          </table:table-cell>
          <table:table-cell office:value-type="float" office:value="0.965970610982212" calcext:value-type="float">
            <text:p>0.965970610982212</text:p>
          </table:table-cell>
          <table:table-cell office:value-type="float" office:value="0.934984520123839" calcext:value-type="float">
            <text:p>0.934984520123839</text:p>
          </table:table-cell>
          <table:table-cell office:value-type="float" office:value="0.966744006187162" calcext:value-type="float">
            <text:p>0.966744006187162</text:p>
          </table:table-cell>
          <table:table-cell office:value-type="float" office:value="0.913312693498452" calcext:value-type="float">
            <text:p>0.913312693498452</text:p>
          </table:table-cell>
          <table:table-cell office:value-type="float" office:value="0.96983758700696" calcext:value-type="float">
            <text:p>0.96983758700696</text:p>
          </table:table-cell>
          <table:table-cell office:value-type="float" office:value="0.928792569659443" calcext:value-type="float">
            <text:p>0.928792569659443</text:p>
          </table:table-cell>
          <table:table-cell office:value-type="float" office:value="0.963650425367363" calcext:value-type="float">
            <text:p>0.963650425367363</text:p>
          </table:table-cell>
          <table:table-cell office:value-type="float" office:value="5.52572913259225" calcext:value-type="float">
            <text:p>5.52572913259225</text:p>
          </table:table-cell>
          <table:table-cell office:value-type="float" office:value="0.890468915831677" calcext:value-type="float">
            <text:p>0.890468915831677</text:p>
          </table:table-cell>
          <table:table-cell office:value-type="float" office:value="0.018213427074363" calcext:value-type="float">
            <text:p>0.018213427074363</text:p>
          </table:table-cell>
          <table:table-cell office:value-type="float" office:value="0.00298489274398486" calcext:value-type="float">
            <text:p>0.002984892743985</text:p>
          </table:table-cell>
        </table:table-row>
        <table:table-row table:style-name="ro1">
          <table:table-cell office:value-type="float" office:value="32.3043702125549" calcext:value-type="float">
            <text:p>32.3043702125549</text:p>
          </table:table-cell>
          <table:table-cell office:value-type="float" office:value="3.91830010414124" calcext:value-type="float">
            <text:p>3.91830010414124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3954515742064" calcext:value-type="float">
            <text:p>0.963954515742064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585000" calcext:value-type="float">
            <text:p>585000</text:p>
          </table:table-cell>
          <table:table-cell office:value-type="float" office:value="24" calcext:value-type="float">
            <text:p>24</text:p>
          </table:table-cell>
          <table:table-cell office:value-type="float" office:value="0.941358024691358" calcext:value-type="float">
            <text:p>0.941358024691358</text:p>
          </table:table-cell>
          <table:table-cell table:number-columns-repeated="2" office:value-type="float" office:value="0.96594427244582" calcext:value-type="float">
            <text:p>0.96594427244582</text:p>
          </table:table-cell>
          <table:table-cell office:value-type="float" office:value="0.960556844547564" calcext:value-type="float">
            <text:p>0.960556844547564</text:p>
          </table:table-cell>
          <table:table-cell office:value-type="float" office:value="0.922600619195046" calcext:value-type="float">
            <text:p>0.922600619195046</text:p>
          </table:table-cell>
          <table:table-cell office:value-type="float" office:value="0.965970610982212" calcext:value-type="float">
            <text:p>0.965970610982212</text:p>
          </table:table-cell>
          <table:table-cell office:value-type="float" office:value="0.922600619195046" calcext:value-type="float">
            <text:p>0.922600619195046</text:p>
          </table:table-cell>
          <table:table-cell office:value-type="float" office:value="0.959783449342614" calcext:value-type="float">
            <text:p>0.959783449342614</text:p>
          </table:table-cell>
          <table:table-cell office:value-type="float" office:value="0.928792569659443" calcext:value-type="float">
            <text:p>0.928792569659443</text:p>
          </table:table-cell>
          <table:table-cell office:value-type="float" office:value="0.967517401392111" calcext:value-type="float">
            <text:p>0.967517401392111</text:p>
          </table:table-cell>
          <table:table-cell office:value-type="float" office:value="1.86315975389078" calcext:value-type="float">
            <text:p>1.86315975389078</text:p>
          </table:table-cell>
          <table:table-cell office:value-type="float" office:value="1.0644296769512" calcext:value-type="float">
            <text:p>1.0644296769512</text:p>
          </table:table-cell>
          <table:table-cell office:value-type="float" office:value="0.0163420891123773" calcext:value-type="float">
            <text:p>0.016342089112377</text:p>
          </table:table-cell>
          <table:table-cell office:value-type="float" office:value="0.00315150409701022" calcext:value-type="float">
            <text:p>0.00315150409701</text:p>
          </table:table-cell>
        </table:table-row>
        <table:table-row table:style-name="ro1">
          <table:table-cell office:value-type="float" office:value="31.3346414089203" calcext:value-type="float">
            <text:p>31.3346414089203</text:p>
          </table:table-cell>
          <table:table-cell office:value-type="float" office:value="4.0529266834259" calcext:value-type="float">
            <text:p>4.0529266834259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5501425872584" calcext:value-type="float">
            <text:p>0.965501425872584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601000" calcext:value-type="float">
            <text:p>601000</text:p>
          </table:table-cell>
          <table:table-cell office:value-type="float" office:value="24" calcext:value-type="float">
            <text:p>24</text:p>
          </table:table-cell>
          <table:table-cell office:value-type="float" office:value="0.919753086419753" calcext:value-type="float">
            <text:p>0.919753086419753</text:p>
          </table:table-cell>
          <table:table-cell office:value-type="float" office:value="0.96671826625387" calcext:value-type="float">
            <text:p>0.96671826625387</text:p>
          </table:table-cell>
          <table:table-cell office:value-type="float" office:value="0.975232198142415" calcext:value-type="float">
            <text:p>0.975232198142415</text:p>
          </table:table-cell>
          <table:table-cell office:value-type="float" office:value="0.963650425367363" calcext:value-type="float">
            <text:p>0.963650425367363</text:p>
          </table:table-cell>
          <table:table-cell office:value-type="float" office:value="0.925696594427245" calcext:value-type="float">
            <text:p>0.925696594427245</text:p>
          </table:table-cell>
          <table:table-cell office:value-type="float" office:value="0.963650425367363" calcext:value-type="float">
            <text:p>0.963650425367363</text:p>
          </table:table-cell>
          <table:table-cell office:value-type="float" office:value="0.928792569659443" calcext:value-type="float">
            <text:p>0.928792569659443</text:p>
          </table:table-cell>
          <table:table-cell office:value-type="float" office:value="0.963650425367363" calcext:value-type="float">
            <text:p>0.963650425367363</text:p>
          </table:table-cell>
          <table:table-cell office:value-type="float" office:value="0.931888544891641" calcext:value-type="float">
            <text:p>0.931888544891641</text:p>
          </table:table-cell>
          <table:table-cell office:value-type="float" office:value="0.96983758700696" calcext:value-type="float">
            <text:p>0.96983758700696</text:p>
          </table:table-cell>
          <table:table-cell office:value-type="float" office:value="1.66488379871441" calcext:value-type="float">
            <text:p>1.66488379871441</text:p>
          </table:table-cell>
          <table:table-cell office:value-type="float" office:value="0.684554276831411" calcext:value-type="float">
            <text:p>0.684554276831411</text:p>
          </table:table-cell>
          <table:table-cell office:value-type="float" office:value="0.0198866149258405" calcext:value-type="float">
            <text:p>0.019886614925841</text:p>
          </table:table-cell>
          <table:table-cell office:value-type="float" office:value="0.00247231076152633" calcext:value-type="float">
            <text:p>0.002472310761526</text:p>
          </table:table-cell>
        </table:table-row>
        <table:table-row table:style-name="ro1">
          <table:table-cell office:value-type="float" office:value="32.2300285339355" calcext:value-type="float">
            <text:p>32.2300285339355</text:p>
          </table:table-cell>
          <table:table-cell office:value-type="float" office:value="5.41593441963196" calcext:value-type="float">
            <text:p>5.41593441963196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8904723936222" calcext:value-type="float">
            <text:p>0.968904723936222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669000" calcext:value-type="float">
            <text:p>669000</text:p>
          </table:table-cell>
          <table:table-cell office:value-type="float" office:value="24" calcext:value-type="float">
            <text:p>24</text:p>
          </table:table-cell>
          <table:table-cell office:value-type="float" office:value="0.91358024691358" calcext:value-type="float">
            <text:p>0.91358024691358</text:p>
          </table:table-cell>
          <table:table-cell office:value-type="float" office:value="0.969040247678019" calcext:value-type="float">
            <text:p>0.969040247678019</text:p>
          </table:table-cell>
          <table:table-cell office:value-type="float" office:value="0.972136222910217" calcext:value-type="float">
            <text:p>0.972136222910217</text:p>
          </table:table-cell>
          <table:table-cell office:value-type="float" office:value="0.97215777262181" calcext:value-type="float">
            <text:p>0.97215777262181</text:p>
          </table:table-cell>
          <table:table-cell office:value-type="float" office:value="0.934984520123839" calcext:value-type="float">
            <text:p>0.934984520123839</text:p>
          </table:table-cell>
          <table:table-cell office:value-type="float" office:value="0.964423820572312" calcext:value-type="float">
            <text:p>0.964423820572312</text:p>
          </table:table-cell>
          <table:table-cell office:value-type="float" office:value="0.925696594427245" calcext:value-type="float">
            <text:p>0.925696594427245</text:p>
          </table:table-cell>
          <table:table-cell office:value-type="float" office:value="0.97215777262181" calcext:value-type="float">
            <text:p>0.97215777262181</text:p>
          </table:table-cell>
          <table:table-cell office:value-type="float" office:value="0.934984520123839" calcext:value-type="float">
            <text:p>0.934984520123839</text:p>
          </table:table-cell>
          <table:table-cell office:value-type="float" office:value="0.966744006187162" calcext:value-type="float">
            <text:p>0.966744006187162</text:p>
          </table:table-cell>
          <table:table-cell office:value-type="float" office:value="4.63535682536499" calcext:value-type="float">
            <text:p>4.63535682536499</text:p>
          </table:table-cell>
          <table:table-cell office:value-type="float" office:value="1.10810772939119" calcext:value-type="float">
            <text:p>1.10810772939119</text:p>
          </table:table-cell>
          <table:table-cell office:value-type="float" office:value="0.0195791697196499" calcext:value-type="float">
            <text:p>0.01957916971965</text:p>
          </table:table-cell>
          <table:table-cell office:value-type="float" office:value="0.0030308485390728" calcext:value-type="float">
            <text:p>0.003030848539073</text:p>
          </table:table-cell>
        </table:table-row>
        <table:table-row table:style-name="ro1">
          <table:table-cell office:value-type="float" office:value="35.3907215595245" calcext:value-type="float">
            <text:p>35.3907215595245</text:p>
          </table:table-cell>
          <table:table-cell office:value-type="float" office:value="3.87352781295776" calcext:value-type="float">
            <text:p>3.87352781295776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5965822157413" calcext:value-type="float">
            <text:p>0.965965822157413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303000" calcext:value-type="float">
            <text:p>303000</text:p>
          </table:table-cell>
          <table:table-cell office:value-type="float" office:value="33" calcext:value-type="float">
            <text:p>33</text:p>
          </table:table-cell>
          <table:table-cell office:value-type="float" office:value="0.92283950617284" calcext:value-type="float">
            <text:p>0.92283950617284</text:p>
          </table:table-cell>
          <table:table-cell office:value-type="float" office:value="0.969040247678019" calcext:value-type="float">
            <text:p>0.969040247678019</text:p>
          </table:table-cell>
          <table:table-cell office:value-type="float" office:value="0.959752321981424" calcext:value-type="float">
            <text:p>0.959752321981424</text:p>
          </table:table-cell>
          <table:table-cell office:value-type="float" office:value="0.967517401392111" calcext:value-type="float">
            <text:p>0.967517401392111</text:p>
          </table:table-cell>
          <table:table-cell office:value-type="float" office:value="0.934984520123839" calcext:value-type="float">
            <text:p>0.934984520123839</text:p>
          </table:table-cell>
          <table:table-cell office:value-type="float" office:value="0.962877030162413" calcext:value-type="float">
            <text:p>0.962877030162413</text:p>
          </table:table-cell>
          <table:table-cell office:value-type="float" office:value="0.919504643962848" calcext:value-type="float">
            <text:p>0.919504643962848</text:p>
          </table:table-cell>
          <table:table-cell office:value-type="float" office:value="0.964423820572312" calcext:value-type="float">
            <text:p>0.964423820572312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0.965970610982212" calcext:value-type="float">
            <text:p>0.965970610982212</text:p>
          </table:table-cell>
          <table:table-cell office:value-type="float" office:value="3.4613999715719" calcext:value-type="float">
            <text:p>3.4613999715719</text:p>
          </table:table-cell>
          <table:table-cell office:value-type="float" office:value="1.51257734467753" calcext:value-type="float">
            <text:p>1.51257734467753</text:p>
          </table:table-cell>
          <table:table-cell office:value-type="float" office:value="0.0143982914230348" calcext:value-type="float">
            <text:p>0.014398291423035</text:p>
          </table:table-cell>
          <table:table-cell office:value-type="float" office:value="0.00218073007100694" calcext:value-type="float">
            <text:p>0.002180730071007</text:p>
          </table:table-cell>
        </table:table-row>
        <table:table-row table:style-name="ro1">
          <table:table-cell office:value-type="float" office:value="36.5221899032593" calcext:value-type="float">
            <text:p>36.5221899032593</text:p>
          </table:table-cell>
          <table:table-cell office:value-type="float" office:value="3.99538464546204" calcext:value-type="float">
            <text:p>3.99538464546204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3644798498225" calcext:value-type="float">
            <text:p>0.963644798498225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340000" calcext:value-type="float">
            <text:p>340000</text:p>
          </table:table-cell>
          <table:table-cell office:value-type="float" office:value="33" calcext:value-type="float">
            <text:p>33</text:p>
          </table:table-cell>
          <table:table-cell office:value-type="float" office:value="0.941358024691358" calcext:value-type="float">
            <text:p>0.941358024691358</text:p>
          </table:table-cell>
          <table:table-cell office:value-type="float" office:value="0.963622291021672" calcext:value-type="float">
            <text:p>0.963622291021672</text:p>
          </table:table-cell>
          <table:table-cell office:value-type="float" office:value="0.96594427244582" calcext:value-type="float">
            <text:p>0.96594427244582</text:p>
          </table:table-cell>
          <table:table-cell office:value-type="float" office:value="0.964423820572312" calcext:value-type="float">
            <text:p>0.964423820572312</text:p>
          </table:table-cell>
          <table:table-cell office:value-type="float" office:value="0.919504643962848" calcext:value-type="float">
            <text:p>0.919504643962848</text:p>
          </table:table-cell>
          <table:table-cell office:value-type="float" office:value="0.958236658932715" calcext:value-type="float">
            <text:p>0.958236658932715</text:p>
          </table:table-cell>
          <table:table-cell office:value-type="float" office:value="0.931888544891641" calcext:value-type="float">
            <text:p>0.931888544891641</text:p>
          </table:table-cell>
          <table:table-cell office:value-type="float" office:value="0.965970610982212" calcext:value-type="float">
            <text:p>0.965970610982212</text:p>
          </table:table-cell>
          <table:table-cell office:value-type="float" office:value="0.919504643962848" calcext:value-type="float">
            <text:p>0.919504643962848</text:p>
          </table:table-cell>
          <table:table-cell office:value-type="float" office:value="0.965970610982212" calcext:value-type="float">
            <text:p>0.965970610982212</text:p>
          </table:table-cell>
          <table:table-cell office:value-type="float" office:value="1.99661151711058" calcext:value-type="float">
            <text:p>1.99661151711058</text:p>
          </table:table-cell>
          <table:table-cell office:value-type="float" office:value="0.936593553507718" calcext:value-type="float">
            <text:p>0.936593553507718</text:p>
          </table:table-cell>
          <table:table-cell office:value-type="float" office:value="0.0172336835112846" calcext:value-type="float">
            <text:p>0.017233683511285</text:p>
          </table:table-cell>
          <table:table-cell office:value-type="float" office:value="0.00285216279198065" calcext:value-type="float">
            <text:p>0.002852162791981</text:p>
          </table:table-cell>
        </table:table-row>
        <table:table-row table:style-name="ro1">
          <table:table-cell office:value-type="float" office:value="40.9583260536194" calcext:value-type="float">
            <text:p>40.9583260536194</text:p>
          </table:table-cell>
          <table:table-cell office:value-type="float" office:value="4.23289012908936" calcext:value-type="float">
            <text:p>4.23289012908936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3799118377355" calcext:value-type="float">
            <text:p>0.963799118377355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42000" calcext:value-type="float">
            <text:p>442000</text:p>
          </table:table-cell>
          <table:table-cell office:value-type="float" office:value="33" calcext:value-type="float">
            <text:p>33</text:p>
          </table:table-cell>
          <table:table-cell office:value-type="float" office:value="0.92283950617284" calcext:value-type="float">
            <text:p>0.92283950617284</text:p>
          </table:table-cell>
          <table:table-cell office:value-type="float" office:value="0.961300309597523" calcext:value-type="float">
            <text:p>0.961300309597523</text:p>
          </table:table-cell>
          <table:table-cell office:value-type="float" office:value="0.96594427244582" calcext:value-type="float">
            <text:p>0.96594427244582</text:p>
          </table:table-cell>
          <table:table-cell office:value-type="float" office:value="0.964423820572312" calcext:value-type="float">
            <text:p>0.964423820572312</text:p>
          </table:table-cell>
          <table:table-cell office:value-type="float" office:value="0.934984520123839" calcext:value-type="float">
            <text:p>0.934984520123839</text:p>
          </table:table-cell>
          <table:table-cell office:value-type="float" office:value="0.965197215777262" calcext:value-type="float">
            <text:p>0.965197215777262</text:p>
          </table:table-cell>
          <table:table-cell office:value-type="float" office:value="0.913312693498452" calcext:value-type="float">
            <text:p>0.913312693498452</text:p>
          </table:table-cell>
          <table:table-cell office:value-type="float" office:value="0.962103634957463" calcext:value-type="float">
            <text:p>0.962103634957463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0.965970610982212" calcext:value-type="float">
            <text:p>0.965970610982212</text:p>
          </table:table-cell>
          <table:table-cell office:value-type="float" office:value="1.63048292958066" calcext:value-type="float">
            <text:p>1.63048292958066</text:p>
          </table:table-cell>
          <table:table-cell office:value-type="float" office:value="1.37905689168647" calcext:value-type="float">
            <text:p>1.37905689168647</text:p>
          </table:table-cell>
          <table:table-cell office:value-type="float" office:value="0.0179516119430969" calcext:value-type="float">
            <text:p>0.017951611943097</text:p>
          </table:table-cell>
          <table:table-cell office:value-type="float" office:value="0.00179883399179869" calcext:value-type="float">
            <text:p>0.001798833991799</text:p>
          </table:table-cell>
        </table:table-row>
        <table:table-row table:style-name="ro1">
          <table:table-cell office:value-type="float" office:value="31.0153216361999" calcext:value-type="float">
            <text:p>31.0153216361999</text:p>
          </table:table-cell>
          <table:table-cell office:value-type="float" office:value="4.4299120426178" calcext:value-type="float">
            <text:p>4.4299120426178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7047258517523" calcext:value-type="float">
            <text:p>0.967047258517523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598000" calcext:value-type="float">
            <text:p>598000</text:p>
          </table:table-cell>
          <table:table-cell office:value-type="float" office:value="33" calcext:value-type="float">
            <text:p>33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960526315789473" calcext:value-type="float">
            <text:p>0.960526315789473</text:p>
          </table:table-cell>
          <table:table-cell office:value-type="float" office:value="0.956656346749226" calcext:value-type="float">
            <text:p>0.956656346749226</text:p>
          </table:table-cell>
          <table:table-cell office:value-type="float" office:value="0.968290796597061" calcext:value-type="float">
            <text:p>0.968290796597061</text:p>
          </table:table-cell>
          <table:table-cell office:value-type="float" office:value="0.934984520123839" calcext:value-type="float">
            <text:p>0.934984520123839</text:p>
          </table:table-cell>
          <table:table-cell office:value-type="float" office:value="0.97138437741686" calcext:value-type="float">
            <text:p>0.97138437741686</text:p>
          </table:table-cell>
          <table:table-cell office:value-type="float" office:value="0.931888544891641" calcext:value-type="float">
            <text:p>0.931888544891641</text:p>
          </table:table-cell>
          <table:table-cell office:value-type="float" office:value="0.965197215777262" calcext:value-type="float">
            <text:p>0.965197215777262</text:p>
          </table:table-cell>
          <table:table-cell office:value-type="float" office:value="0.938080495356037" calcext:value-type="float">
            <text:p>0.938080495356037</text:p>
          </table:table-cell>
          <table:table-cell office:value-type="float" office:value="0.96983758700696" calcext:value-type="float">
            <text:p>0.96983758700696</text:p>
          </table:table-cell>
          <table:table-cell office:value-type="float" office:value="2.1363520589895" calcext:value-type="float">
            <text:p>2.1363520589895</text:p>
          </table:table-cell>
          <table:table-cell office:value-type="float" office:value="0.82647562825009" calcext:value-type="float">
            <text:p>0.82647562825009</text:p>
          </table:table-cell>
          <table:table-cell office:value-type="float" office:value="0.0128276132487722" calcext:value-type="float">
            <text:p>0.012827613248772</text:p>
          </table:table-cell>
          <table:table-cell office:value-type="float" office:value="0.00384937066504398" calcext:value-type="float">
            <text:p>0.003849370665044</text:p>
          </table:table-cell>
        </table:table-row>
        <table:table-row table:style-name="ro1">
          <table:table-cell office:value-type="float" office:value="33.2417084693909" calcext:value-type="float">
            <text:p>33.2417084693909</text:p>
          </table:table-cell>
          <table:table-cell office:value-type="float" office:value="3.9613284111023" calcext:value-type="float">
            <text:p>3.9613284111023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58694470583447" calcext:value-type="float">
            <text:p>0.958694470583447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230000" calcext:value-type="float">
            <text:p>230000</text:p>
          </table:table-cell>
          <table:table-cell office:value-type="float" office:value="37" calcext:value-type="float">
            <text:p>37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59752321981424" calcext:value-type="float">
            <text:p>0.959752321981424</text:p>
          </table:table-cell>
          <table:table-cell office:value-type="float" office:value="0.969040247678019" calcext:value-type="float">
            <text:p>0.969040247678019</text:p>
          </table:table-cell>
          <table:table-cell office:value-type="float" office:value="0.958236658932715" calcext:value-type="float">
            <text:p>0.958236658932715</text:p>
          </table:table-cell>
          <table:table-cell office:value-type="float" office:value="0.919504643962848" calcext:value-type="float">
            <text:p>0.919504643962848</text:p>
          </table:table-cell>
          <table:table-cell office:value-type="float" office:value="0.956689868522815" calcext:value-type="float">
            <text:p>0.956689868522815</text:p>
          </table:table-cell>
          <table:table-cell office:value-type="float" office:value="0.925696594427245" calcext:value-type="float">
            <text:p>0.925696594427245</text:p>
          </table:table-cell>
          <table:table-cell office:value-type="float" office:value="0.962103634957463" calcext:value-type="float">
            <text:p>0.962103634957463</text:p>
          </table:table-cell>
          <table:table-cell office:value-type="float" office:value="0.934984520123839" calcext:value-type="float">
            <text:p>0.934984520123839</text:p>
          </table:table-cell>
          <table:table-cell office:value-type="float" office:value="0.956689868522815" calcext:value-type="float">
            <text:p>0.956689868522815</text:p>
          </table:table-cell>
          <table:table-cell office:value-type="float" office:value="3.95790131183605" calcext:value-type="float">
            <text:p>3.95790131183605</text:p>
          </table:table-cell>
          <table:table-cell office:value-type="float" office:value="1.33466221247719" calcext:value-type="float">
            <text:p>1.33466221247719</text:p>
          </table:table-cell>
          <table:table-cell office:value-type="float" office:value="0.0177032115697251" calcext:value-type="float">
            <text:p>0.017703211569725</text:p>
          </table:table-cell>
          <table:table-cell office:value-type="float" office:value="0.00204879972958753" calcext:value-type="float">
            <text:p>0.002048799729588</text:p>
          </table:table-cell>
        </table:table-row>
        <table:table-row table:style-name="ro1">
          <table:table-cell office:value-type="float" office:value="35.1336773872375" calcext:value-type="float">
            <text:p>35.1336773872375</text:p>
          </table:table-cell>
          <table:table-cell office:value-type="float" office:value="4.4612283706665" calcext:value-type="float">
            <text:p>4.4612283706665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0241260993346" calcext:value-type="float">
            <text:p>0.96024126099334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284000" calcext:value-type="float">
            <text:p>284000</text:p>
          </table:table-cell>
          <table:table-cell office:value-type="float" office:value="37" calcext:value-type="float">
            <text:p>37</text:p>
          </table:table-cell>
          <table:table-cell office:value-type="float" office:value="0.929012345679012" calcext:value-type="float">
            <text:p>0.929012345679012</text:p>
          </table:table-cell>
          <table:table-cell office:value-type="float" office:value="0.959752321981424" calcext:value-type="float">
            <text:p>0.959752321981424</text:p>
          </table:table-cell>
          <table:table-cell office:value-type="float" office:value="0.962848297213622" calcext:value-type="float">
            <text:p>0.962848297213622</text:p>
          </table:table-cell>
          <table:table-cell office:value-type="float" office:value="0.956689868522815" calcext:value-type="float">
            <text:p>0.956689868522815</text:p>
          </table:table-cell>
          <table:table-cell office:value-type="float" office:value="0.922600619195046" calcext:value-type="float">
            <text:p>0.922600619195046</text:p>
          </table:table-cell>
          <table:table-cell office:value-type="float" office:value="0.962103634957463" calcext:value-type="float">
            <text:p>0.962103634957463</text:p>
          </table:table-cell>
          <table:table-cell office:value-type="float" office:value="0.919504643962848" calcext:value-type="float">
            <text:p>0.919504643962848</text:p>
          </table:table-cell>
          <table:table-cell office:value-type="float" office:value="0.962877030162413" calcext:value-type="float">
            <text:p>0.962877030162413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0.959783449342614" calcext:value-type="float">
            <text:p>0.959783449342614</text:p>
          </table:table-cell>
          <table:table-cell office:value-type="float" office:value="3.3082489023043" calcext:value-type="float">
            <text:p>3.3082489023043</text:p>
          </table:table-cell>
          <table:table-cell office:value-type="float" office:value="1.50384364690598" calcext:value-type="float">
            <text:p>1.50384364690598</text:p>
          </table:table-cell>
          <table:table-cell office:value-type="float" office:value="0.0157652630867369" calcext:value-type="float">
            <text:p>0.015765263086737</text:p>
          </table:table-cell>
          <table:table-cell office:value-type="float" office:value="0.00216687596504713" calcext:value-type="float">
            <text:p>0.002166875965047</text:p>
          </table:table-cell>
        </table:table-row>
        <table:table-row table:style-name="ro1">
          <table:table-cell office:value-type="float" office:value="37.1101563453674" calcext:value-type="float">
            <text:p>37.1101563453674</text:p>
          </table:table-cell>
          <table:table-cell office:value-type="float" office:value="4.29761157035828" calcext:value-type="float">
            <text:p>4.29761157035828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2251849084975" calcext:value-type="float">
            <text:p>0.962251849084975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314000" calcext:value-type="float">
            <text:p>314000</text:p>
          </table:table-cell>
          <table:table-cell office:value-type="float" office:value="37" calcext:value-type="float">
            <text:p>37</text:p>
          </table:table-cell>
          <table:table-cell office:value-type="float" office:value="0.92283950617284" calcext:value-type="float">
            <text:p>0.92283950617284</text:p>
          </table:table-cell>
          <table:table-cell office:value-type="float" office:value="0.958204334365325" calcext:value-type="float">
            <text:p>0.958204334365325</text:p>
          </table:table-cell>
          <table:table-cell office:value-type="float" office:value="0.96594427244582" calcext:value-type="float">
            <text:p>0.96594427244582</text:p>
          </table:table-cell>
          <table:table-cell office:value-type="float" office:value="0.968290796597061" calcext:value-type="float">
            <text:p>0.968290796597061</text:p>
          </table:table-cell>
          <table:table-cell office:value-type="float" office:value="0.928792569659443" calcext:value-type="float">
            <text:p>0.928792569659443</text:p>
          </table:table-cell>
          <table:table-cell office:value-type="float" office:value="0.964423820572312" calcext:value-type="float">
            <text:p>0.964423820572312</text:p>
          </table:table-cell>
          <table:table-cell office:value-type="float" office:value="0.91640866873065" calcext:value-type="float">
            <text:p>0.91640866873065</text:p>
          </table:table-cell>
          <table:table-cell office:value-type="float" office:value="0.960556844547564" calcext:value-type="float">
            <text:p>0.960556844547564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0.959783449342614" calcext:value-type="float">
            <text:p>0.959783449342614</text:p>
          </table:table-cell>
          <table:table-cell office:value-type="float" office:value="2.12426448656713" calcext:value-type="float">
            <text:p>2.12426448656713</text:p>
          </table:table-cell>
          <table:table-cell office:value-type="float" office:value="1.30872598476169" calcext:value-type="float">
            <text:p>1.30872598476169</text:p>
          </table:table-cell>
          <table:table-cell office:value-type="float" office:value="0.0174771466691798" calcext:value-type="float">
            <text:p>0.01747714666918</text:p>
          </table:table-cell>
          <table:table-cell office:value-type="float" office:value="0.00364786952264613" calcext:value-type="float">
            <text:p>0.003647869522646</text:p>
          </table:table-cell>
        </table:table-row>
        <table:table-row table:style-name="ro1">
          <table:table-cell office:value-type="float" office:value="36.8589350223541" calcext:value-type="float">
            <text:p>36.8589350223541</text:p>
          </table:table-cell>
          <table:table-cell office:value-type="float" office:value="3.2460428237915" calcext:value-type="float">
            <text:p>3.2460428237915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2872241337614" calcext:value-type="float">
            <text:p>0.962872241337614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320000" calcext:value-type="float">
            <text:p>320000</text:p>
          </table:table-cell>
          <table:table-cell office:value-type="float" office:value="37" calcext:value-type="float">
            <text:p>37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969040247678019" calcext:value-type="float">
            <text:p>0.969040247678019</text:p>
          </table:table-cell>
          <table:table-cell office:value-type="float" office:value="0.96594427244582" calcext:value-type="float">
            <text:p>0.96594427244582</text:p>
          </table:table-cell>
          <table:table-cell office:value-type="float" office:value="0.959010054137664" calcext:value-type="float">
            <text:p>0.959010054137664</text:p>
          </table:table-cell>
          <table:table-cell office:value-type="float" office:value="0.928792569659443" calcext:value-type="float">
            <text:p>0.928792569659443</text:p>
          </table:table-cell>
          <table:table-cell office:value-type="float" office:value="0.960556844547564" calcext:value-type="float">
            <text:p>0.960556844547564</text:p>
          </table:table-cell>
          <table:table-cell office:value-type="float" office:value="0.925696594427245" calcext:value-type="float">
            <text:p>0.925696594427245</text:p>
          </table:table-cell>
          <table:table-cell office:value-type="float" office:value="0.961330239752514" calcext:value-type="float">
            <text:p>0.961330239752514</text:p>
          </table:table-cell>
          <table:table-cell office:value-type="float" office:value="0.938080495356037" calcext:value-type="float">
            <text:p>0.938080495356037</text:p>
          </table:table-cell>
          <table:table-cell office:value-type="float" office:value="0.964423820572312" calcext:value-type="float">
            <text:p>0.964423820572312</text:p>
          </table:table-cell>
          <table:table-cell office:value-type="float" office:value="2.21586194822392" calcext:value-type="float">
            <text:p>2.21586194822392</text:p>
          </table:table-cell>
          <table:table-cell office:value-type="float" office:value="0.622544356271962" calcext:value-type="float">
            <text:p>0.622544356271962</text:p>
          </table:table-cell>
          <table:table-cell office:value-type="float" office:value="0.0169019950462672" calcext:value-type="float">
            <text:p>0.016901995046267</text:p>
          </table:table-cell>
          <table:table-cell office:value-type="float" office:value="0.00355266157938242" calcext:value-type="float">
            <text:p>0.003552661579382</text:p>
          </table:table-cell>
        </table:table-row>
        <table:table-row table:style-name="ro1">
          <table:table-cell office:value-type="float" office:value="35.2027978897095" calcext:value-type="float">
            <text:p>35.2027978897095</text:p>
          </table:table-cell>
          <table:table-cell office:value-type="float" office:value="3.48860793113709" calcext:value-type="float">
            <text:p>3.48860793113709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3025483731165" calcext:value-type="float">
            <text:p>0.963025483731165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333000" calcext:value-type="float">
            <text:p>333000</text:p>
          </table:table-cell>
          <table:table-cell office:value-type="float" office:value="37" calcext:value-type="float">
            <text:p>37</text:p>
          </table:table-cell>
          <table:table-cell office:value-type="float" office:value="0.91358024691358" calcext:value-type="float">
            <text:p>0.91358024691358</text:p>
          </table:table-cell>
          <table:table-cell office:value-type="float" office:value="0.959752321981424" calcext:value-type="float">
            <text:p>0.959752321981424</text:p>
          </table:table-cell>
          <table:table-cell office:value-type="float" office:value="0.972136222910217" calcext:value-type="float">
            <text:p>0.972136222910217</text:p>
          </table:table-cell>
          <table:table-cell office:value-type="float" office:value="0.964423820572312" calcext:value-type="float">
            <text:p>0.964423820572312</text:p>
          </table:table-cell>
          <table:table-cell office:value-type="float" office:value="0.925696594427245" calcext:value-type="float">
            <text:p>0.925696594427245</text:p>
          </table:table-cell>
          <table:table-cell office:value-type="float" office:value="0.961330239752514" calcext:value-type="float">
            <text:p>0.961330239752514</text:p>
          </table:table-cell>
          <table:table-cell office:value-type="float" office:value="0.934984520123839" calcext:value-type="float">
            <text:p>0.934984520123839</text:p>
          </table:table-cell>
          <table:table-cell office:value-type="float" office:value="0.966744006187162" calcext:value-type="float">
            <text:p>0.966744006187162</text:p>
          </table:table-cell>
          <table:table-cell office:value-type="float" office:value="0.928792569659443" calcext:value-type="float">
            <text:p>0.928792569659443</text:p>
          </table:table-cell>
          <table:table-cell office:value-type="float" office:value="0.962877030162413" calcext:value-type="float">
            <text:p>0.962877030162413</text:p>
          </table:table-cell>
          <table:table-cell office:value-type="float" office:value="1.42232494395246" calcext:value-type="float">
            <text:p>1.42232494395246</text:p>
          </table:table-cell>
          <table:table-cell office:value-type="float" office:value="0.891295874096328" calcext:value-type="float">
            <text:p>0.891295874096328</text:p>
          </table:table-cell>
          <table:table-cell office:value-type="float" office:value="0.0198151076087536" calcext:value-type="float">
            <text:p>0.019815107608754</text:p>
          </table:table-cell>
          <table:table-cell office:value-type="float" office:value="0.00242455082958709" calcext:value-type="float">
            <text:p>0.002424550829587</text:p>
          </table:table-cell>
        </table:table-row>
        <table:table-row table:style-name="ro1">
          <table:table-cell office:value-type="float" office:value="35.366245174408" calcext:value-type="float">
            <text:p>35.366245174408</text:p>
          </table:table-cell>
          <table:table-cell office:value-type="float" office:value="3.0374294757843" calcext:value-type="float">
            <text:p>3.0374294757843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3025244289925" calcext:value-type="float">
            <text:p>0.963025244289925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341000" calcext:value-type="float">
            <text:p>341000</text:p>
          </table:table-cell>
          <table:table-cell office:value-type="float" office:value="37" calcext:value-type="float">
            <text:p>37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58204334365325" calcext:value-type="float">
            <text:p>0.958204334365325</text:p>
          </table:table-cell>
          <table:table-cell office:value-type="float" office:value="0.969040247678019" calcext:value-type="float">
            <text:p>0.969040247678019</text:p>
          </table:table-cell>
          <table:table-cell office:value-type="float" office:value="0.963650425367363" calcext:value-type="float">
            <text:p>0.963650425367363</text:p>
          </table:table-cell>
          <table:table-cell office:value-type="float" office:value="0.938080495356037" calcext:value-type="float">
            <text:p>0.938080495356037</text:p>
          </table:table-cell>
          <table:table-cell office:value-type="float" office:value="0.963650425367363" calcext:value-type="float">
            <text:p>0.963650425367363</text:p>
          </table:table-cell>
          <table:table-cell office:value-type="float" office:value="0.913312693498452" calcext:value-type="float">
            <text:p>0.913312693498452</text:p>
          </table:table-cell>
          <table:table-cell office:value-type="float" office:value="0.965970610982212" calcext:value-type="float">
            <text:p>0.965970610982212</text:p>
          </table:table-cell>
          <table:table-cell office:value-type="float" office:value="0.928792569659443" calcext:value-type="float">
            <text:p>0.928792569659443</text:p>
          </table:table-cell>
          <table:table-cell office:value-type="float" office:value="0.963650425367363" calcext:value-type="float">
            <text:p>0.963650425367363</text:p>
          </table:table-cell>
          <table:table-cell office:value-type="float" office:value="2.34011284397346" calcext:value-type="float">
            <text:p>2.34011284397346</text:p>
          </table:table-cell>
          <table:table-cell office:value-type="float" office:value="0.570497177763189" calcext:value-type="float">
            <text:p>0.570497177763189</text:p>
          </table:table-cell>
          <table:table-cell office:value-type="float" office:value="0.0187542055292517" calcext:value-type="float">
            <text:p>0.018754205529252</text:p>
          </table:table-cell>
          <table:table-cell office:value-type="float" office:value="0.00257250506673546" calcext:value-type="float">
            <text:p>0.002572505066735</text:p>
          </table:table-cell>
        </table:table-row>
        <table:table-row table:style-name="ro1">
          <table:table-cell office:value-type="float" office:value="35.7864376068115" calcext:value-type="float">
            <text:p>35.7864376068115</text:p>
          </table:table-cell>
          <table:table-cell office:value-type="float" office:value="3.97952723503113" calcext:value-type="float">
            <text:p>3.97952723503113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0706255881276" calcext:value-type="float">
            <text:p>0.96070625588127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346000" calcext:value-type="float">
            <text:p>346000</text:p>
          </table:table-cell>
          <table:table-cell office:value-type="float" office:value="37" calcext:value-type="float">
            <text:p>37</text:p>
          </table:table-cell>
          <table:table-cell office:value-type="float" office:value="0.929012345679012" calcext:value-type="float">
            <text:p>0.929012345679012</text:p>
          </table:table-cell>
          <table:table-cell office:value-type="float" office:value="0.96594427244582" calcext:value-type="float">
            <text:p>0.96594427244582</text:p>
          </table:table-cell>
          <table:table-cell office:value-type="float" office:value="0.969040247678019" calcext:value-type="float">
            <text:p>0.969040247678019</text:p>
          </table:table-cell>
          <table:table-cell office:value-type="float" office:value="0.958236658932715" calcext:value-type="float">
            <text:p>0.958236658932715</text:p>
          </table:table-cell>
          <table:table-cell office:value-type="float" office:value="0.913312693498452" calcext:value-type="float">
            <text:p>0.913312693498452</text:p>
          </table:table-cell>
          <table:table-cell office:value-type="float" office:value="0.953596287703016" calcext:value-type="float">
            <text:p>0.953596287703016</text:p>
          </table:table-cell>
          <table:table-cell office:value-type="float" office:value="0.919504643962848" calcext:value-type="float">
            <text:p>0.919504643962848</text:p>
          </table:table-cell>
          <table:table-cell office:value-type="float" office:value="0.961330239752514" calcext:value-type="float">
            <text:p>0.961330239752514</text:p>
          </table:table-cell>
          <table:table-cell office:value-type="float" office:value="0.944272445820434" calcext:value-type="float">
            <text:p>0.944272445820434</text:p>
          </table:table-cell>
          <table:table-cell office:value-type="float" office:value="0.964423820572312" calcext:value-type="float">
            <text:p>0.964423820572312</text:p>
          </table:table-cell>
          <table:table-cell office:value-type="float" office:value="2.22727848955388" calcext:value-type="float">
            <text:p>2.22727848955388</text:p>
          </table:table-cell>
          <table:table-cell office:value-type="float" office:value="0.933560526188469" calcext:value-type="float">
            <text:p>0.933560526188469</text:p>
          </table:table-cell>
          <table:table-cell office:value-type="float" office:value="0.0199493851605206" calcext:value-type="float">
            <text:p>0.019949385160521</text:p>
          </table:table-cell>
          <table:table-cell office:value-type="float" office:value="0.00443389258368443" calcext:value-type="float">
            <text:p>0.004433892583684</text:p>
          </table:table-cell>
        </table:table-row>
        <table:table-row table:style-name="ro1">
          <table:table-cell office:value-type="float" office:value="36.0932720661163" calcext:value-type="float">
            <text:p>36.0932720661163</text:p>
          </table:table-cell>
          <table:table-cell office:value-type="float" office:value="3.55392184257507" calcext:value-type="float">
            <text:p>3.55392184257507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6429619839143" calcext:value-type="float">
            <text:p>0.966429619839143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397000" calcext:value-type="float">
            <text:p>397000</text:p>
          </table:table-cell>
          <table:table-cell office:value-type="float" office:value="37" calcext:value-type="float">
            <text:p>37</text:p>
          </table:table-cell>
          <table:table-cell office:value-type="float" office:value="0.935185185185185" calcext:value-type="float">
            <text:p>0.935185185185185</text:p>
          </table:table-cell>
          <table:table-cell office:value-type="float" office:value="0.96749226006192" calcext:value-type="float">
            <text:p>0.96749226006192</text:p>
          </table:table-cell>
          <table:table-cell office:value-type="float" office:value="0.962848297213622" calcext:value-type="float">
            <text:p>0.962848297213622</text:p>
          </table:table-cell>
          <table:table-cell office:value-type="float" office:value="0.965197215777262" calcext:value-type="float">
            <text:p>0.965197215777262</text:p>
          </table:table-cell>
          <table:table-cell office:value-type="float" office:value="0.91640866873065" calcext:value-type="float">
            <text:p>0.91640866873065</text:p>
          </table:table-cell>
          <table:table-cell office:value-type="float" office:value="0.965970610982212" calcext:value-type="float">
            <text:p>0.965970610982212</text:p>
          </table:table-cell>
          <table:table-cell office:value-type="float" office:value="0.928792569659443" calcext:value-type="float">
            <text:p>0.928792569659443</text:p>
          </table:table-cell>
          <table:table-cell office:value-type="float" office:value="0.966744006187162" calcext:value-type="float">
            <text:p>0.966744006187162</text:p>
          </table:table-cell>
          <table:table-cell office:value-type="float" office:value="0.931888544891641" calcext:value-type="float">
            <text:p>0.931888544891641</text:p>
          </table:table-cell>
          <table:table-cell office:value-type="float" office:value="0.966744006187162" calcext:value-type="float">
            <text:p>0.966744006187162</text:p>
          </table:table-cell>
          <table:table-cell office:value-type="float" office:value="1.94741077113021" calcext:value-type="float">
            <text:p>1.94741077113021</text:p>
          </table:table-cell>
          <table:table-cell office:value-type="float" office:value="1.02957759930037" calcext:value-type="float">
            <text:p>1.02957759930037</text:p>
          </table:table-cell>
          <table:table-cell office:value-type="float" office:value="0.0152884681379811" calcext:value-type="float">
            <text:p>0.015288468137981</text:p>
          </table:table-cell>
          <table:table-cell office:value-type="float" office:value="0.000781842784347975" calcext:value-type="float">
            <text:p>0.000781842784348</text:p>
          </table:table-cell>
        </table:table-row>
        <table:table-row table:style-name="ro1">
          <table:table-cell office:value-type="float" office:value="40.558931684494" calcext:value-type="float">
            <text:p>40.558931684494</text:p>
          </table:table-cell>
          <table:table-cell office:value-type="float" office:value="3.97028007507324" calcext:value-type="float">
            <text:p>3.97028007507324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4572513582304" calcext:value-type="float">
            <text:p>0.964572513582304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32000" calcext:value-type="float">
            <text:p>432000</text:p>
          </table:table-cell>
          <table:table-cell office:value-type="float" office:value="37" calcext:value-type="float">
            <text:p>37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61300309597523" calcext:value-type="float">
            <text:p>0.961300309597523</text:p>
          </table:table-cell>
          <table:table-cell office:value-type="float" office:value="0.96594427244582" calcext:value-type="float">
            <text:p>0.96594427244582</text:p>
          </table:table-cell>
          <table:table-cell office:value-type="float" office:value="0.959783449342614" calcext:value-type="float">
            <text:p>0.959783449342614</text:p>
          </table:table-cell>
          <table:table-cell office:value-type="float" office:value="0.925696594427245" calcext:value-type="float">
            <text:p>0.925696594427245</text:p>
          </table:table-cell>
          <table:table-cell office:value-type="float" office:value="0.968290796597061" calcext:value-type="float">
            <text:p>0.968290796597061</text:p>
          </table:table-cell>
          <table:table-cell office:value-type="float" office:value="0.928792569659443" calcext:value-type="float">
            <text:p>0.928792569659443</text:p>
          </table:table-cell>
          <table:table-cell office:value-type="float" office:value="0.969064191802011" calcext:value-type="float">
            <text:p>0.969064191802011</text:p>
          </table:table-cell>
          <table:table-cell office:value-type="float" office:value="0.928792569659443" calcext:value-type="float">
            <text:p>0.928792569659443</text:p>
          </table:table-cell>
          <table:table-cell office:value-type="float" office:value="0.964423820572312" calcext:value-type="float">
            <text:p>0.964423820572312</text:p>
          </table:table-cell>
          <table:table-cell office:value-type="float" office:value="2.88313229266749" calcext:value-type="float">
            <text:p>2.88313229266749</text:p>
          </table:table-cell>
          <table:table-cell office:value-type="float" office:value="1.01941880421497" calcext:value-type="float">
            <text:p>1.01941880421497</text:p>
          </table:table-cell>
          <table:table-cell office:value-type="float" office:value="0.0155113604205309" calcext:value-type="float">
            <text:p>0.015511360420531</text:p>
          </table:table-cell>
          <table:table-cell office:value-type="float" office:value="0.00367873257055559" calcext:value-type="float">
            <text:p>0.003678732570556</text:p>
          </table:table-cell>
        </table:table-row>
        <table:table-row table:style-name="ro1">
          <table:table-cell office:value-type="float" office:value="38.3867615699768" calcext:value-type="float">
            <text:p>38.3867615699768</text:p>
          </table:table-cell>
          <table:table-cell office:value-type="float" office:value="4.37248096466064" calcext:value-type="float">
            <text:p>4.37248096466064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8286366934122" calcext:value-type="float">
            <text:p>0.968286366934122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70000" calcext:value-type="float">
            <text:p>470000</text:p>
          </table:table-cell>
          <table:table-cell office:value-type="float" office:value="37" calcext:value-type="float">
            <text:p>37</text:p>
          </table:table-cell>
          <table:table-cell office:value-type="float" office:value="0.92283950617284" calcext:value-type="float">
            <text:p>0.92283950617284</text:p>
          </table:table-cell>
          <table:table-cell office:value-type="float" office:value="0.971362229102167" calcext:value-type="float">
            <text:p>0.971362229102167</text:p>
          </table:table-cell>
          <table:table-cell office:value-type="float" office:value="0.96594427244582" calcext:value-type="float">
            <text:p>0.96594427244582</text:p>
          </table:table-cell>
          <table:table-cell office:value-type="float" office:value="0.964423820572312" calcext:value-type="float">
            <text:p>0.964423820572312</text:p>
          </table:table-cell>
          <table:table-cell office:value-type="float" office:value="0.922600619195046" calcext:value-type="float">
            <text:p>0.922600619195046</text:p>
          </table:table-cell>
          <table:table-cell office:value-type="float" office:value="0.968290796597061" calcext:value-type="float">
            <text:p>0.968290796597061</text:p>
          </table:table-cell>
          <table:table-cell office:value-type="float" office:value="0.928792569659443" calcext:value-type="float">
            <text:p>0.928792569659443</text:p>
          </table:table-cell>
          <table:table-cell office:value-type="float" office:value="0.97061098221191" calcext:value-type="float">
            <text:p>0.97061098221191</text:p>
          </table:table-cell>
          <table:table-cell office:value-type="float" office:value="0.934984520123839" calcext:value-type="float">
            <text:p>0.934984520123839</text:p>
          </table:table-cell>
          <table:table-cell office:value-type="float" office:value="0.966744006187162" calcext:value-type="float">
            <text:p>0.966744006187162</text:p>
          </table:table-cell>
          <table:table-cell office:value-type="float" office:value="5.40915629210452" calcext:value-type="float">
            <text:p>5.40915629210452</text:p>
          </table:table-cell>
          <table:table-cell office:value-type="float" office:value="1.64347023590237" calcext:value-type="float">
            <text:p>1.64347023590237</text:p>
          </table:table-cell>
          <table:table-cell office:value-type="float" office:value="0.0161080981346297" calcext:value-type="float">
            <text:p>0.01610809813463</text:p>
          </table:table-cell>
          <table:table-cell office:value-type="float" office:value="0.00253625412604276" calcext:value-type="float">
            <text:p>0.002536254126043</text:p>
          </table:table-cell>
        </table:table-row>
        <table:table-row table:style-name="ro1">
          <table:table-cell office:value-type="float" office:value="35.0756242275238" calcext:value-type="float">
            <text:p>35.0756242275238</text:p>
          </table:table-cell>
          <table:table-cell office:value-type="float" office:value="5.1530553817749" calcext:value-type="float">
            <text:p>5.1530553817749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5037149308374" calcext:value-type="float">
            <text:p>0.965037149308374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500000" calcext:value-type="float">
            <text:p>500000</text:p>
          </table:table-cell>
          <table:table-cell office:value-type="float" office:value="37" calcext:value-type="float">
            <text:p>37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65170278637771" calcext:value-type="float">
            <text:p>0.965170278637771</text:p>
          </table:table-cell>
          <table:table-cell office:value-type="float" office:value="0.975232198142415" calcext:value-type="float">
            <text:p>0.975232198142415</text:p>
          </table:table-cell>
          <table:table-cell office:value-type="float" office:value="0.967517401392111" calcext:value-type="float">
            <text:p>0.967517401392111</text:p>
          </table:table-cell>
          <table:table-cell office:value-type="float" office:value="0.91640866873065" calcext:value-type="float">
            <text:p>0.91640866873065</text:p>
          </table:table-cell>
          <table:table-cell office:value-type="float" office:value="0.968290796597061" calcext:value-type="float">
            <text:p>0.968290796597061</text:p>
          </table:table-cell>
          <table:table-cell office:value-type="float" office:value="0.928792569659443" calcext:value-type="float">
            <text:p>0.928792569659443</text:p>
          </table:table-cell>
          <table:table-cell office:value-type="float" office:value="0.965970610982212" calcext:value-type="float">
            <text:p>0.965970610982212</text:p>
          </table:table-cell>
          <table:table-cell office:value-type="float" office:value="0.928792569659443" calcext:value-type="float">
            <text:p>0.928792569659443</text:p>
          </table:table-cell>
          <table:table-cell office:value-type="float" office:value="0.958236658932715" calcext:value-type="float">
            <text:p>0.958236658932715</text:p>
          </table:table-cell>
          <table:table-cell office:value-type="float" office:value="1.86649462388979" calcext:value-type="float">
            <text:p>1.86649462388979</text:p>
          </table:table-cell>
          <table:table-cell office:value-type="float" office:value="1.6953048672218" calcext:value-type="float">
            <text:p>1.6953048672218</text:p>
          </table:table-cell>
          <table:table-cell office:value-type="float" office:value="0.020603922510538" calcext:value-type="float">
            <text:p>0.020603922510538</text:p>
          </table:table-cell>
          <table:table-cell office:value-type="float" office:value="0.00357417443733153" calcext:value-type="float">
            <text:p>0.003574174437332</text:p>
          </table:table-cell>
        </table:table-row>
        <table:table-row table:style-name="ro1">
          <table:table-cell office:value-type="float" office:value="40.1167104721069" calcext:value-type="float">
            <text:p>40.1167104721069</text:p>
          </table:table-cell>
          <table:table-cell office:value-type="float" office:value="6.31167826652527" calcext:value-type="float">
            <text:p>6.31167826652527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6583580556414" calcext:value-type="float">
            <text:p>0.966583580556414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533000" calcext:value-type="float">
            <text:p>533000</text:p>
          </table:table-cell>
          <table:table-cell office:value-type="float" office:value="37" calcext:value-type="float">
            <text:p>37</text:p>
          </table:table-cell>
          <table:table-cell office:value-type="float" office:value="0.92283950617284" calcext:value-type="float">
            <text:p>0.92283950617284</text:p>
          </table:table-cell>
          <table:table-cell table:number-columns-repeated="2" office:value-type="float" office:value="0.962848297213622" calcext:value-type="float">
            <text:p>0.962848297213622</text:p>
          </table:table-cell>
          <table:table-cell office:value-type="float" office:value="0.97061098221191" calcext:value-type="float">
            <text:p>0.97061098221191</text:p>
          </table:table-cell>
          <table:table-cell office:value-type="float" office:value="0.925696594427245" calcext:value-type="float">
            <text:p>0.925696594427245</text:p>
          </table:table-cell>
          <table:table-cell office:value-type="float" office:value="0.965970610982212" calcext:value-type="float">
            <text:p>0.965970610982212</text:p>
          </table:table-cell>
          <table:table-cell office:value-type="float" office:value="0.922600619195046" calcext:value-type="float">
            <text:p>0.922600619195046</text:p>
          </table:table-cell>
          <table:table-cell office:value-type="float" office:value="0.965197215777262" calcext:value-type="float">
            <text:p>0.965197215777262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0.968290796597061" calcext:value-type="float">
            <text:p>0.968290796597061</text:p>
          </table:table-cell>
          <table:table-cell office:value-type="float" office:value="6.40600710792361" calcext:value-type="float">
            <text:p>6.40600710792361</text:p>
          </table:table-cell>
          <table:table-cell office:value-type="float" office:value="1.73400947013776" calcext:value-type="float">
            <text:p>1.73400947013776</text:p>
          </table:table-cell>
          <table:table-cell office:value-type="float" office:value="0.0155020180279658" calcext:value-type="float">
            <text:p>0.015502018027966</text:p>
          </table:table-cell>
          <table:table-cell office:value-type="float" office:value="0.00266024928737307" calcext:value-type="float">
            <text:p>0.002660249287373</text:p>
          </table:table-cell>
        </table:table-row>
        <table:table-row table:style-name="ro1">
          <table:table-cell office:value-type="float" office:value="33.1516377925873" calcext:value-type="float">
            <text:p>33.1516377925873</text:p>
          </table:table-cell>
          <table:table-cell office:value-type="float" office:value="5.12115383148193" calcext:value-type="float">
            <text:p>5.12115383148193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4419271188754" calcext:value-type="float">
            <text:p>0.964419271188754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543000" calcext:value-type="float">
            <text:p>543000</text:p>
          </table:table-cell>
          <table:table-cell office:value-type="float" office:value="37" calcext:value-type="float">
            <text:p>37</text:p>
          </table:table-cell>
          <table:table-cell office:value-type="float" office:value="0.932098765432099" calcext:value-type="float">
            <text:p>0.932098765432099</text:p>
          </table:table-cell>
          <table:table-cell office:value-type="float" office:value="0.970588235294117" calcext:value-type="float">
            <text:p>0.970588235294117</text:p>
          </table:table-cell>
          <table:table-cell office:value-type="float" office:value="0.962848297213622" calcext:value-type="float">
            <text:p>0.962848297213622</text:p>
          </table:table-cell>
          <table:table-cell office:value-type="float" office:value="0.963650425367363" calcext:value-type="float">
            <text:p>0.963650425367363</text:p>
          </table:table-cell>
          <table:table-cell office:value-type="float" office:value="0.91640866873065" calcext:value-type="float">
            <text:p>0.91640866873065</text:p>
          </table:table-cell>
          <table:table-cell office:value-type="float" office:value="0.959783449342614" calcext:value-type="float">
            <text:p>0.959783449342614</text:p>
          </table:table-cell>
          <table:table-cell office:value-type="float" office:value="0.925696594427245" calcext:value-type="float">
            <text:p>0.925696594427245</text:p>
          </table:table-cell>
          <table:table-cell office:value-type="float" office:value="0.960556844547564" calcext:value-type="float">
            <text:p>0.960556844547564</text:p>
          </table:table-cell>
          <table:table-cell office:value-type="float" office:value="0.938080495356037" calcext:value-type="float">
            <text:p>0.938080495356037</text:p>
          </table:table-cell>
          <table:table-cell office:value-type="float" office:value="0.967517401392111" calcext:value-type="float">
            <text:p>0.967517401392111</text:p>
          </table:table-cell>
          <table:table-cell office:value-type="float" office:value="5.72887495485749" calcext:value-type="float">
            <text:p>5.72887495485749</text:p>
          </table:table-cell>
          <table:table-cell office:value-type="float" office:value="1.79433267938707" calcext:value-type="float">
            <text:p>1.79433267938707</text:p>
          </table:table-cell>
          <table:table-cell office:value-type="float" office:value="0.0156517716140745" calcext:value-type="float">
            <text:p>0.015651771614075</text:p>
          </table:table-cell>
          <table:table-cell office:value-type="float" office:value="0.00411472566606852" calcext:value-type="float">
            <text:p>0.004114725666069</text:p>
          </table:table-cell>
        </table:table-row>
        <table:table-row table:style-name="ro1">
          <table:table-cell office:value-type="float" office:value="30.1662735462189" calcext:value-type="float">
            <text:p>30.1662735462189</text:p>
          </table:table-cell>
          <table:table-cell office:value-type="float" office:value="3.87132930755615" calcext:value-type="float">
            <text:p>3.87132930755615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6893417520873" calcext:value-type="float">
            <text:p>0.966893417520873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553000" calcext:value-type="float">
            <text:p>553000</text:p>
          </table:table-cell>
          <table:table-cell office:value-type="float" office:value="37" calcext:value-type="float">
            <text:p>37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6594427244582" calcext:value-type="float">
            <text:p>0.96594427244582</text:p>
          </table:table-cell>
          <table:table-cell office:value-type="float" office:value="0.959752321981424" calcext:value-type="float">
            <text:p>0.959752321981424</text:p>
          </table:table-cell>
          <table:table-cell office:value-type="float" office:value="0.959010054137664" calcext:value-type="float">
            <text:p>0.959010054137664</text:p>
          </table:table-cell>
          <table:table-cell office:value-type="float" office:value="0.931888544891641" calcext:value-type="float">
            <text:p>0.931888544891641</text:p>
          </table:table-cell>
          <table:table-cell office:value-type="float" office:value="0.97138437741686" calcext:value-type="float">
            <text:p>0.97138437741686</text:p>
          </table:table-cell>
          <table:table-cell office:value-type="float" office:value="0.931888544891641" calcext:value-type="float">
            <text:p>0.931888544891641</text:p>
          </table:table-cell>
          <table:table-cell office:value-type="float" office:value="0.97138437741686" calcext:value-type="float">
            <text:p>0.97138437741686</text:p>
          </table:table-cell>
          <table:table-cell office:value-type="float" office:value="0.925696594427245" calcext:value-type="float">
            <text:p>0.925696594427245</text:p>
          </table:table-cell>
          <table:table-cell office:value-type="float" office:value="0.966744006187162" calcext:value-type="float">
            <text:p>0.966744006187162</text:p>
          </table:table-cell>
          <table:table-cell office:value-type="float" office:value="2.00908410018509" calcext:value-type="float">
            <text:p>2.00908410018509</text:p>
          </table:table-cell>
          <table:table-cell office:value-type="float" office:value="1.06542989835028" calcext:value-type="float">
            <text:p>1.06542989835028</text:p>
          </table:table-cell>
          <table:table-cell office:value-type="float" office:value="0.0126545485608369" calcext:value-type="float">
            <text:p>0.012654548560837</text:p>
          </table:table-cell>
          <table:table-cell office:value-type="float" office:value="0.00454770403448992" calcext:value-type="float">
            <text:p>0.00454770403449</text:p>
          </table:table-cell>
        </table:table-row>
        <table:table-row table:style-name="ro1">
          <table:table-cell office:value-type="float" office:value="31.9352324962616" calcext:value-type="float">
            <text:p>31.9352324962616</text:p>
          </table:table-cell>
          <table:table-cell office:value-type="float" office:value="4.50150270462036" calcext:value-type="float">
            <text:p>4.50150270462036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8749685733373" calcext:value-type="float">
            <text:p>0.968749685733373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626000" calcext:value-type="float">
            <text:p>626000</text:p>
          </table:table-cell>
          <table:table-cell office:value-type="float" office:value="37" calcext:value-type="float">
            <text:p>37</text:p>
          </table:table-cell>
          <table:table-cell office:value-type="float" office:value="0.929012345679012" calcext:value-type="float">
            <text:p>0.929012345679012</text:p>
          </table:table-cell>
          <table:table-cell office:value-type="float" office:value="0.96671826625387" calcext:value-type="float">
            <text:p>0.96671826625387</text:p>
          </table:table-cell>
          <table:table-cell office:value-type="float" office:value="0.969040247678019" calcext:value-type="float">
            <text:p>0.969040247678019</text:p>
          </table:table-cell>
          <table:table-cell office:value-type="float" office:value="0.966744006187162" calcext:value-type="float">
            <text:p>0.966744006187162</text:p>
          </table:table-cell>
          <table:table-cell office:value-type="float" office:value="0.925696594427245" calcext:value-type="float">
            <text:p>0.925696594427245</text:p>
          </table:table-cell>
          <table:table-cell office:value-type="float" office:value="0.978344934261408" calcext:value-type="float">
            <text:p>0.978344934261408</text:p>
          </table:table-cell>
          <table:table-cell office:value-type="float" office:value="0.907120743034056" calcext:value-type="float">
            <text:p>0.907120743034056</text:p>
          </table:table-cell>
          <table:table-cell office:value-type="float" office:value="0.966744006187162" calcext:value-type="float">
            <text:p>0.966744006187162</text:p>
          </table:table-cell>
          <table:table-cell office:value-type="float" office:value="0.944272445820434" calcext:value-type="float">
            <text:p>0.944272445820434</text:p>
          </table:table-cell>
          <table:table-cell office:value-type="float" office:value="0.965197215777262" calcext:value-type="float">
            <text:p>0.965197215777262</text:p>
          </table:table-cell>
          <table:table-cell office:value-type="float" office:value="1.79598049534209" calcext:value-type="float">
            <text:p>1.79598049534209</text:p>
          </table:table-cell>
          <table:table-cell office:value-type="float" office:value="0.630771619861469" calcext:value-type="float">
            <text:p>0.630771619861469</text:p>
          </table:table-cell>
          <table:table-cell office:value-type="float" office:value="0.0207034100670294" calcext:value-type="float">
            <text:p>0.020703410067029</text:p>
          </table:table-cell>
          <table:table-cell office:value-type="float" office:value="0.0048344803875847" calcext:value-type="float">
            <text:p>0.004834480387585</text:p>
          </table:table-cell>
        </table:table-row>
        <table:table-row table:style-name="ro1">
          <table:table-cell office:value-type="float" office:value="37.1268881320953" calcext:value-type="float">
            <text:p>37.1268881320953</text:p>
          </table:table-cell>
          <table:table-cell office:value-type="float" office:value="5.50286121368408" calcext:value-type="float">
            <text:p>5.50286121368408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70142635146622" calcext:value-type="float">
            <text:p>0.970142635146622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662000" calcext:value-type="float">
            <text:p>662000</text:p>
          </table:table-cell>
          <table:table-cell office:value-type="float" office:value="37" calcext:value-type="float">
            <text:p>37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2136222910217" calcext:value-type="float">
            <text:p>0.972136222910217</text:p>
          </table:table-cell>
          <table:table-cell office:value-type="float" office:value="0.969040247678019" calcext:value-type="float">
            <text:p>0.969040247678019</text:p>
          </table:table-cell>
          <table:table-cell office:value-type="float" office:value="0.968290796597061" calcext:value-type="float">
            <text:p>0.968290796597061</text:p>
          </table:table-cell>
          <table:table-cell office:value-type="float" office:value="0.919504643962848" calcext:value-type="float">
            <text:p>0.919504643962848</text:p>
          </table:table-cell>
          <table:table-cell office:value-type="float" office:value="0.96983758700696" calcext:value-type="float">
            <text:p>0.96983758700696</text:p>
          </table:table-cell>
          <table:table-cell office:value-type="float" office:value="0.925696594427245" calcext:value-type="float">
            <text:p>0.925696594427245</text:p>
          </table:table-cell>
          <table:table-cell office:value-type="float" office:value="0.97138437741686" calcext:value-type="float">
            <text:p>0.97138437741686</text:p>
          </table:table-cell>
          <table:table-cell office:value-type="float" office:value="0.934984520123839" calcext:value-type="float">
            <text:p>0.934984520123839</text:p>
          </table:table-cell>
          <table:table-cell office:value-type="float" office:value="0.969064191802011" calcext:value-type="float">
            <text:p>0.969064191802011</text:p>
          </table:table-cell>
          <table:table-cell office:value-type="float" office:value="4.22162281025932" calcext:value-type="float">
            <text:p>4.22162281025932</text:p>
          </table:table-cell>
          <table:table-cell office:value-type="float" office:value="1.53438574835909" calcext:value-type="float">
            <text:p>1.53438574835909</text:p>
          </table:table-cell>
          <table:table-cell office:value-type="float" office:value="0.0177032115697251" calcext:value-type="float">
            <text:p>0.017703211569725</text:p>
          </table:table-cell>
          <table:table-cell office:value-type="float" office:value="0.00142840585727848" calcext:value-type="float">
            <text:p>0.001428405857278</text:p>
          </table:table-cell>
        </table:table-row>
        <table:table-row table:style-name="ro1">
          <table:table-cell office:value-type="float" office:value="31.7487478256226" calcext:value-type="float">
            <text:p>31.7487478256226</text:p>
          </table:table-cell>
          <table:table-cell office:value-type="float" office:value="4.19099140167236" calcext:value-type="float">
            <text:p>4.19099140167236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57920835937257" calcext:value-type="float">
            <text:p>0.957920835937257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221000" calcext:value-type="float">
            <text:p>221000</text:p>
          </table:table-cell>
          <table:table-cell office:value-type="float" office:value="53" calcext:value-type="float">
            <text:p>53</text:p>
          </table:table-cell>
          <table:table-cell office:value-type="float" office:value="0.938271604938272" calcext:value-type="float">
            <text:p>0.938271604938272</text:p>
          </table:table-cell>
          <table:table-cell office:value-type="float" office:value="0.958204334365325" calcext:value-type="float">
            <text:p>0.958204334365325</text:p>
          </table:table-cell>
          <table:table-cell office:value-type="float" office:value="0.962848297213622" calcext:value-type="float">
            <text:p>0.962848297213622</text:p>
          </table:table-cell>
          <table:table-cell office:value-type="float" office:value="0.953596287703016" calcext:value-type="float">
            <text:p>0.953596287703016</text:p>
          </table:table-cell>
          <table:table-cell office:value-type="float" office:value="0.919504643962848" calcext:value-type="float">
            <text:p>0.919504643962848</text:p>
          </table:table-cell>
          <table:table-cell office:value-type="float" office:value="0.951276102088167" calcext:value-type="float">
            <text:p>0.951276102088167</text:p>
          </table:table-cell>
          <table:table-cell office:value-type="float" office:value="0.910216718266254" calcext:value-type="float">
            <text:p>0.910216718266254</text:p>
          </table:table-cell>
          <table:table-cell office:value-type="float" office:value="0.964423820572312" calcext:value-type="float">
            <text:p>0.964423820572312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0.962103634957463" calcext:value-type="float">
            <text:p>0.962103634957463</text:p>
          </table:table-cell>
          <table:table-cell office:value-type="float" office:value="3.18556900524293" calcext:value-type="float">
            <text:p>3.18556900524293</text:p>
          </table:table-cell>
          <table:table-cell office:value-type="float" office:value="1.16310439095594" calcext:value-type="float">
            <text:p>1.16310439095594</text:p>
          </table:table-cell>
          <table:table-cell office:value-type="float" office:value="0.0183080678617418" calcext:value-type="float">
            <text:p>0.018308067861742</text:p>
          </table:table-cell>
          <table:table-cell office:value-type="float" office:value="0.00495417386698207" calcext:value-type="float">
            <text:p>0.004954173866982</text:p>
          </table:table-cell>
        </table:table-row>
        <table:table-row table:style-name="ro1">
          <table:table-cell office:value-type="float" office:value="30.0109492778778" calcext:value-type="float">
            <text:p>30.0109492778778</text:p>
          </table:table-cell>
          <table:table-cell office:value-type="float" office:value="5.1771228313446" calcext:value-type="float">
            <text:p>5.1771228313446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58539911263077" calcext:value-type="float">
            <text:p>0.958539911263077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243000" calcext:value-type="float">
            <text:p>243000</text:p>
          </table:table-cell>
          <table:table-cell office:value-type="float" office:value="53" calcext:value-type="float">
            <text:p>53</text:p>
          </table:table-cell>
          <table:table-cell office:value-type="float" office:value="0.938271604938272" calcext:value-type="float">
            <text:p>0.938271604938272</text:p>
          </table:table-cell>
          <table:table-cell office:value-type="float" office:value="0.960526315789473" calcext:value-type="float">
            <text:p>0.960526315789473</text:p>
          </table:table-cell>
          <table:table-cell office:value-type="float" office:value="0.969040247678019" calcext:value-type="float">
            <text:p>0.969040247678019</text:p>
          </table:table-cell>
          <table:table-cell office:value-type="float" office:value="0.959010054137664" calcext:value-type="float">
            <text:p>0.959010054137664</text:p>
          </table:table-cell>
          <table:table-cell office:value-type="float" office:value="0.922600619195046" calcext:value-type="float">
            <text:p>0.922600619195046</text:p>
          </table:table-cell>
          <table:table-cell office:value-type="float" office:value="0.957463263727765" calcext:value-type="float">
            <text:p>0.957463263727765</text:p>
          </table:table-cell>
          <table:table-cell office:value-type="float" office:value="0.910216718266254" calcext:value-type="float">
            <text:p>0.910216718266254</text:p>
          </table:table-cell>
          <table:table-cell office:value-type="float" office:value="0.959010054137664" calcext:value-type="float">
            <text:p>0.959010054137664</text:p>
          </table:table-cell>
          <table:table-cell office:value-type="float" office:value="0.931888544891641" calcext:value-type="float">
            <text:p>0.931888544891641</text:p>
          </table:table-cell>
          <table:table-cell office:value-type="float" office:value="0.956689868522815" calcext:value-type="float">
            <text:p>0.956689868522815</text:p>
          </table:table-cell>
          <table:table-cell office:value-type="float" office:value="4.1932554303474" calcext:value-type="float">
            <text:p>4.1932554303474</text:p>
          </table:table-cell>
          <table:table-cell office:value-type="float" office:value="1.17003487951156" calcext:value-type="float">
            <text:p>1.17003487951156</text:p>
          </table:table-cell>
          <table:table-cell office:value-type="float" office:value="0.019718734341775" calcext:value-type="float">
            <text:p>0.019718734341775</text:p>
          </table:table-cell>
          <table:table-cell office:value-type="float" office:value="0.00133938042718483" calcext:value-type="float">
            <text:p>0.001339380427185</text:p>
          </table:table-cell>
        </table:table-row>
        <table:table-row table:style-name="ro1">
          <table:table-cell office:value-type="float" office:value="36.3833097457886" calcext:value-type="float">
            <text:p>36.3833097457886</text:p>
          </table:table-cell>
          <table:table-cell office:value-type="float" office:value="3.67886729240417" calcext:value-type="float">
            <text:p>3.67886729240417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64263754103424" calcext:value-type="float">
            <text:p>0.964263754103424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329000" calcext:value-type="float">
            <text:p>329000</text:p>
          </table:table-cell>
          <table:table-cell office:value-type="float" office:value="53" calcext:value-type="float">
            <text:p>53</text:p>
          </table:table-cell>
          <table:table-cell office:value-type="float" office:value="0.929012345679012" calcext:value-type="float">
            <text:p>0.929012345679012</text:p>
          </table:table-cell>
          <table:table-cell office:value-type="float" office:value="0.965170278637771" calcext:value-type="float">
            <text:p>0.965170278637771</text:p>
          </table:table-cell>
          <table:table-cell office:value-type="float" office:value="0.969040247678019" calcext:value-type="float">
            <text:p>0.969040247678019</text:p>
          </table:table-cell>
          <table:table-cell office:value-type="float" office:value="0.962103634957463" calcext:value-type="float">
            <text:p>0.962103634957463</text:p>
          </table:table-cell>
          <table:table-cell office:value-type="float" office:value="0.922600619195046" calcext:value-type="float">
            <text:p>0.922600619195046</text:p>
          </table:table-cell>
          <table:table-cell office:value-type="float" office:value="0.962877030162413" calcext:value-type="float">
            <text:p>0.962877030162413</text:p>
          </table:table-cell>
          <table:table-cell office:value-type="float" office:value="0.919504643962848" calcext:value-type="float">
            <text:p>0.919504643962848</text:p>
          </table:table-cell>
          <table:table-cell office:value-type="float" office:value="0.965197215777262" calcext:value-type="float">
            <text:p>0.965197215777262</text:p>
          </table:table-cell>
          <table:table-cell office:value-type="float" office:value="0.931888544891641" calcext:value-type="float">
            <text:p>0.931888544891641</text:p>
          </table:table-cell>
          <table:table-cell office:value-type="float" office:value="0.965970610982212" calcext:value-type="float">
            <text:p>0.965970610982212</text:p>
          </table:table-cell>
          <table:table-cell office:value-type="float" office:value="0.835798500179671" calcext:value-type="float">
            <text:p>0.835798500179671</text:p>
          </table:table-cell>
          <table:table-cell office:value-type="float" office:value="0.829143500824777" calcext:value-type="float">
            <text:p>0.829143500824777</text:p>
          </table:table-cell>
          <table:table-cell office:value-type="float" office:value="0.0178632571524103" calcext:value-type="float">
            <text:p>0.01786325715241</text:p>
          </table:table-cell>
          <table:table-cell office:value-type="float" office:value="0.00149636999741924" calcext:value-type="float">
            <text:p>0.001496369997419</text:p>
          </table:table-cell>
        </table:table-row>
        <table:table-row table:style-name="ro1">
          <table:table-cell office:value-type="float" office:value="39.0761316776276" calcext:value-type="float">
            <text:p>39.0761316776276</text:p>
          </table:table-cell>
          <table:table-cell office:value-type="float" office:value="3.36043367385864" calcext:value-type="float">
            <text:p>3.36043367385864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63800315583554" calcext:value-type="float">
            <text:p>0.963800315583554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343000" calcext:value-type="float">
            <text:p>343000</text:p>
          </table:table-cell>
          <table:table-cell office:value-type="float" office:value="53" calcext:value-type="float">
            <text:p>53</text:p>
          </table:table-cell>
          <table:table-cell office:value-type="float" office:value="0.92283950617284" calcext:value-type="float">
            <text:p>0.92283950617284</text:p>
          </table:table-cell>
          <table:table-cell office:value-type="float" office:value="0.969040247678019" calcext:value-type="float">
            <text:p>0.969040247678019</text:p>
          </table:table-cell>
          <table:table-cell office:value-type="float" office:value="0.978328173374613" calcext:value-type="float">
            <text:p>0.978328173374613</text:p>
          </table:table-cell>
          <table:table-cell office:value-type="float" office:value="0.960556844547564" calcext:value-type="float">
            <text:p>0.960556844547564</text:p>
          </table:table-cell>
          <table:table-cell office:value-type="float" office:value="0.925696594427245" calcext:value-type="float">
            <text:p>0.925696594427245</text:p>
          </table:table-cell>
          <table:table-cell office:value-type="float" office:value="0.961330239752514" calcext:value-type="float">
            <text:p>0.961330239752514</text:p>
          </table:table-cell>
          <table:table-cell office:value-type="float" office:value="0.913312693498452" calcext:value-type="float">
            <text:p>0.913312693498452</text:p>
          </table:table-cell>
          <table:table-cell office:value-type="float" office:value="0.965970610982212" calcext:value-type="float">
            <text:p>0.965970610982212</text:p>
          </table:table-cell>
          <table:table-cell office:value-type="float" office:value="0.931888544891641" calcext:value-type="float">
            <text:p>0.931888544891641</text:p>
          </table:table-cell>
          <table:table-cell office:value-type="float" office:value="0.962103634957463" calcext:value-type="float">
            <text:p>0.962103634957463</text:p>
          </table:table-cell>
          <table:table-cell office:value-type="float" office:value="2.36682017411017" calcext:value-type="float">
            <text:p>2.36682017411017</text:p>
          </table:table-cell>
          <table:table-cell office:value-type="float" office:value="0.717627456705619" calcext:value-type="float">
            <text:p>0.717627456705619</text:p>
          </table:table-cell>
          <table:table-cell office:value-type="float" office:value="0.0227546530330328" calcext:value-type="float">
            <text:p>0.022754653033033</text:p>
          </table:table-cell>
          <table:table-cell office:value-type="float" office:value="0.00321456605442739" calcext:value-type="float">
            <text:p>0.003214566054427</text:p>
          </table:table-cell>
        </table:table-row>
        <table:table-row table:style-name="ro1">
          <table:table-cell office:value-type="float" office:value="39.0534183502197" calcext:value-type="float">
            <text:p>39.0534183502197</text:p>
          </table:table-cell>
          <table:table-cell office:value-type="float" office:value="3.30147023200989" calcext:value-type="float">
            <text:p>3.30147023200989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62252447688075" calcext:value-type="float">
            <text:p>0.962252447688075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368000" calcext:value-type="float">
            <text:p>368000</text:p>
          </table:table-cell>
          <table:table-cell office:value-type="float" office:value="53" calcext:value-type="float">
            <text:p>53</text:p>
          </table:table-cell>
          <table:table-cell office:value-type="float" office:value="0.932098765432099" calcext:value-type="float">
            <text:p>0.932098765432099</text:p>
          </table:table-cell>
          <table:table-cell office:value-type="float" office:value="0.962074303405573" calcext:value-type="float">
            <text:p>0.962074303405573</text:p>
          </table:table-cell>
          <table:table-cell office:value-type="float" office:value="0.975232198142415" calcext:value-type="float">
            <text:p>0.975232198142415</text:p>
          </table:table-cell>
          <table:table-cell office:value-type="float" office:value="0.966744006187162" calcext:value-type="float">
            <text:p>0.966744006187162</text:p>
          </table:table-cell>
          <table:table-cell office:value-type="float" office:value="0.91640866873065" calcext:value-type="float">
            <text:p>0.91640866873065</text:p>
          </table:table-cell>
          <table:table-cell office:value-type="float" office:value="0.959010054137664" calcext:value-type="float">
            <text:p>0.959010054137664</text:p>
          </table:table-cell>
          <table:table-cell office:value-type="float" office:value="0.922600619195046" calcext:value-type="float">
            <text:p>0.922600619195046</text:p>
          </table:table-cell>
          <table:table-cell office:value-type="float" office:value="0.962103634957463" calcext:value-type="float">
            <text:p>0.962103634957463</text:p>
          </table:table-cell>
          <table:table-cell office:value-type="float" office:value="0.925696594427245" calcext:value-type="float">
            <text:p>0.925696594427245</text:p>
          </table:table-cell>
          <table:table-cell office:value-type="float" office:value="0.961330239752514" calcext:value-type="float">
            <text:p>0.961330239752514</text:p>
          </table:table-cell>
          <table:table-cell office:value-type="float" office:value="2.75929469139437" calcext:value-type="float">
            <text:p>2.75929469139437</text:p>
          </table:table-cell>
          <table:table-cell office:value-type="float" office:value="0.786634272852244" calcext:value-type="float">
            <text:p>0.786634272852244</text:p>
          </table:table-cell>
          <table:table-cell office:value-type="float" office:value="0.0210231996507774" calcext:value-type="float">
            <text:p>0.021023199650777</text:p>
          </table:table-cell>
          <table:table-cell office:value-type="float" office:value="0.00251362534109817" calcext:value-type="float">
            <text:p>0.002513625341098</text:p>
          </table:table-cell>
        </table:table-row>
        <table:table-row table:style-name="ro1">
          <table:table-cell office:value-type="float" office:value="36.4135676383972" calcext:value-type="float">
            <text:p>36.4135676383972</text:p>
          </table:table-cell>
          <table:table-cell office:value-type="float" office:value="3.69830713272095" calcext:value-type="float">
            <text:p>3.69830713272095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65036430984654" calcext:value-type="float">
            <text:p>0.965036430984654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391000" calcext:value-type="float">
            <text:p>391000</text:p>
          </table:table-cell>
          <table:table-cell office:value-type="float" office:value="53" calcext:value-type="float">
            <text:p>53</text:p>
          </table:table-cell>
          <table:table-cell office:value-type="float" office:value="0.932098765432099" calcext:value-type="float">
            <text:p>0.932098765432099</text:p>
          </table:table-cell>
          <table:table-cell office:value-type="float" office:value="0.960526315789473" calcext:value-type="float">
            <text:p>0.960526315789473</text:p>
          </table:table-cell>
          <table:table-cell office:value-type="float" office:value="0.975232198142415" calcext:value-type="float">
            <text:p>0.975232198142415</text:p>
          </table:table-cell>
          <table:table-cell office:value-type="float" office:value="0.965197215777262" calcext:value-type="float">
            <text:p>0.965197215777262</text:p>
          </table:table-cell>
          <table:table-cell office:value-type="float" office:value="0.922600619195046" calcext:value-type="float">
            <text:p>0.922600619195046</text:p>
          </table:table-cell>
          <table:table-cell office:value-type="float" office:value="0.966744006187162" calcext:value-type="float">
            <text:p>0.966744006187162</text:p>
          </table:table-cell>
          <table:table-cell office:value-type="float" office:value="0.910216718266254" calcext:value-type="float">
            <text:p>0.910216718266254</text:p>
          </table:table-cell>
          <table:table-cell office:value-type="float" office:value="0.968290796597061" calcext:value-type="float">
            <text:p>0.968290796597061</text:p>
          </table:table-cell>
          <table:table-cell office:value-type="float" office:value="0.931888544891641" calcext:value-type="float">
            <text:p>0.931888544891641</text:p>
          </table:table-cell>
          <table:table-cell office:value-type="float" office:value="0.964423820572312" calcext:value-type="float">
            <text:p>0.964423820572312</text:p>
          </table:table-cell>
          <table:table-cell office:value-type="float" office:value="3.76926452586523" calcext:value-type="float">
            <text:p>3.76926452586523</text:p>
          </table:table-cell>
          <table:table-cell office:value-type="float" office:value="0.823095618722405" calcext:value-type="float">
            <text:p>0.823095618722405</text:p>
          </table:table-cell>
          <table:table-cell office:value-type="float" office:value="0.021915552667168" calcext:value-type="float">
            <text:p>0.021915552667168</text:p>
          </table:table-cell>
          <table:table-cell office:value-type="float" office:value="0.00261721191163713" calcext:value-type="float">
            <text:p>0.002617211911637</text:p>
          </table:table-cell>
        </table:table-row>
        <table:table-row table:style-name="ro1">
          <table:table-cell office:value-type="float" office:value="37.8094867229462" calcext:value-type="float">
            <text:p>37.8094867229462</text:p>
          </table:table-cell>
          <table:table-cell office:value-type="float" office:value="4.53660006523132" calcext:value-type="float">
            <text:p>4.53660006523132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63181120537115" calcext:value-type="float">
            <text:p>0.963181120537115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27000" calcext:value-type="float">
            <text:p>427000</text:p>
          </table:table-cell>
          <table:table-cell office:value-type="float" office:value="53" calcext:value-type="float">
            <text:p>53</text:p>
          </table:table-cell>
          <table:table-cell office:value-type="float" office:value="0.929012345679012" calcext:value-type="float">
            <text:p>0.929012345679012</text:p>
          </table:table-cell>
          <table:table-cell office:value-type="float" office:value="0.96594427244582" calcext:value-type="float">
            <text:p>0.96594427244582</text:p>
          </table:table-cell>
          <table:table-cell office:value-type="float" office:value="0.959752321981424" calcext:value-type="float">
            <text:p>0.959752321981424</text:p>
          </table:table-cell>
          <table:table-cell office:value-type="float" office:value="0.956689868522815" calcext:value-type="float">
            <text:p>0.956689868522815</text:p>
          </table:table-cell>
          <table:table-cell office:value-type="float" office:value="0.919504643962848" calcext:value-type="float">
            <text:p>0.919504643962848</text:p>
          </table:table-cell>
          <table:table-cell office:value-type="float" office:value="0.962877030162413" calcext:value-type="float">
            <text:p>0.962877030162413</text:p>
          </table:table-cell>
          <table:table-cell office:value-type="float" office:value="0.928792569659443" calcext:value-type="float">
            <text:p>0.928792569659443</text:p>
          </table:table-cell>
          <table:table-cell office:value-type="float" office:value="0.967517401392111" calcext:value-type="float">
            <text:p>0.967517401392111</text:p>
          </table:table-cell>
          <table:table-cell office:value-type="float" office:value="0.934984520123839" calcext:value-type="float">
            <text:p>0.934984520123839</text:p>
          </table:table-cell>
          <table:table-cell office:value-type="float" office:value="0.962877030162413" calcext:value-type="float">
            <text:p>0.962877030162413</text:p>
          </table:table-cell>
          <table:table-cell office:value-type="float" office:value="2.15025559199053" calcext:value-type="float">
            <text:p>2.15025559199053</text:p>
          </table:table-cell>
          <table:table-cell office:value-type="float" office:value="0.935988557356468" calcext:value-type="float">
            <text:p>0.935988557356468</text:p>
          </table:table-cell>
          <table:table-cell office:value-type="float" office:value="0.0136010337130953" calcext:value-type="float">
            <text:p>0.013601033713095</text:p>
          </table:table-cell>
          <table:table-cell office:value-type="float" office:value="0.00370835906430637" calcext:value-type="float">
            <text:p>0.003708359064306</text:p>
          </table:table-cell>
        </table:table-row>
        <table:table-row table:style-name="ro1">
          <table:table-cell office:value-type="float" office:value="39.8583595275879" calcext:value-type="float">
            <text:p>39.8583595275879</text:p>
          </table:table-cell>
          <table:table-cell office:value-type="float" office:value="4.56269187927246" calcext:value-type="float">
            <text:p>4.56269187927246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67512492846693" calcext:value-type="float">
            <text:p>0.967512492846693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67000" calcext:value-type="float">
            <text:p>467000</text:p>
          </table:table-cell>
          <table:table-cell office:value-type="float" office:value="53" calcext:value-type="float">
            <text:p>53</text:p>
          </table:table-cell>
          <table:table-cell office:value-type="float" office:value="0.929012345679012" calcext:value-type="float">
            <text:p>0.929012345679012</text:p>
          </table:table-cell>
          <table:table-cell office:value-type="float" office:value="0.968266253869969" calcext:value-type="float">
            <text:p>0.968266253869969</text:p>
          </table:table-cell>
          <table:table-cell office:value-type="float" office:value="0.956656346749226" calcext:value-type="float">
            <text:p>0.956656346749226</text:p>
          </table:table-cell>
          <table:table-cell office:value-type="float" office:value="0.966744006187162" calcext:value-type="float">
            <text:p>0.966744006187162</text:p>
          </table:table-cell>
          <table:table-cell office:value-type="float" office:value="0.931888544891641" calcext:value-type="float">
            <text:p>0.931888544891641</text:p>
          </table:table-cell>
          <table:table-cell office:value-type="float" office:value="0.968290796597061" calcext:value-type="float">
            <text:p>0.968290796597061</text:p>
          </table:table-cell>
          <table:table-cell office:value-type="float" office:value="0.910216718266254" calcext:value-type="float">
            <text:p>0.910216718266254</text:p>
          </table:table-cell>
          <table:table-cell office:value-type="float" office:value="0.965970610982212" calcext:value-type="float">
            <text:p>0.965970610982212</text:p>
          </table:table-cell>
          <table:table-cell office:value-type="float" office:value="0.944272445820434" calcext:value-type="float">
            <text:p>0.944272445820434</text:p>
          </table:table-cell>
          <table:table-cell office:value-type="float" office:value="0.968290796597061" calcext:value-type="float">
            <text:p>0.968290796597061</text:p>
          </table:table-cell>
          <table:table-cell office:value-type="float" office:value="3.73520501693516" calcext:value-type="float">
            <text:p>3.73520501693516</text:p>
          </table:table-cell>
          <table:table-cell office:value-type="float" office:value="1.18527764709851" calcext:value-type="float">
            <text:p>1.18527764709851</text:p>
          </table:table-cell>
          <table:table-cell office:value-type="float" office:value="0.0155712204335821" calcext:value-type="float">
            <text:p>0.015571220433582</text:p>
          </table:table-cell>
          <table:table-cell office:value-type="float" office:value="0.000974437331569091" calcext:value-type="float">
            <text:p>0.000974437331569</text:p>
          </table:table-cell>
        </table:table-row>
        <table:table-row table:style-name="ro1">
          <table:table-cell office:value-type="float" office:value="28.9320348739624" calcext:value-type="float">
            <text:p>28.9320348739624</text:p>
          </table:table-cell>
          <table:table-cell office:value-type="float" office:value="4.48797755241394" calcext:value-type="float">
            <text:p>4.48797755241394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66119663154064" calcext:value-type="float">
            <text:p>0.966119663154064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555000" calcext:value-type="float">
            <text:p>555000</text:p>
          </table:table-cell>
          <table:table-cell office:value-type="float" office:value="53" calcext:value-type="float">
            <text:p>53</text:p>
          </table:table-cell>
          <table:table-cell office:value-type="float" office:value="0.932098765432099" calcext:value-type="float">
            <text:p>0.932098765432099</text:p>
          </table:table-cell>
          <table:table-cell office:value-type="float" office:value="0.963622291021672" calcext:value-type="float">
            <text:p>0.963622291021672</text:p>
          </table:table-cell>
          <table:table-cell office:value-type="float" office:value="0.969040247678019" calcext:value-type="float">
            <text:p>0.969040247678019</text:p>
          </table:table-cell>
          <table:table-cell office:value-type="float" office:value="0.959783449342614" calcext:value-type="float">
            <text:p>0.959783449342614</text:p>
          </table:table-cell>
          <table:table-cell office:value-type="float" office:value="0.919504643962848" calcext:value-type="float">
            <text:p>0.919504643962848</text:p>
          </table:table-cell>
          <table:table-cell office:value-type="float" office:value="0.97138437741686" calcext:value-type="float">
            <text:p>0.97138437741686</text:p>
          </table:table-cell>
          <table:table-cell office:value-type="float" office:value="0.919504643962848" calcext:value-type="float">
            <text:p>0.919504643962848</text:p>
          </table:table-cell>
          <table:table-cell office:value-type="float" office:value="0.966744006187162" calcext:value-type="float">
            <text:p>0.966744006187162</text:p>
          </table:table-cell>
          <table:table-cell office:value-type="float" office:value="0.931888544891641" calcext:value-type="float">
            <text:p>0.931888544891641</text:p>
          </table:table-cell>
          <table:table-cell office:value-type="float" office:value="0.969064191802011" calcext:value-type="float">
            <text:p>0.969064191802011</text:p>
          </table:table-cell>
          <table:table-cell office:value-type="float" office:value="2.45563875873696" calcext:value-type="float">
            <text:p>2.45563875873696</text:p>
          </table:table-cell>
          <table:table-cell office:value-type="float" office:value="0.92398569726741" calcext:value-type="float">
            <text:p>0.92398569726741</text:p>
          </table:table-cell>
          <table:table-cell office:value-type="float" office:value="0.0181894749956848" calcext:value-type="float">
            <text:p>0.018189474995685</text:p>
          </table:table-cell>
          <table:table-cell office:value-type="float" office:value="0.00407827763847688" calcext:value-type="float">
            <text:p>0.004078277638477</text:p>
          </table:table-cell>
        </table:table-row>
        <table:table-row table:style-name="ro1">
          <table:table-cell office:value-type="float" office:value="31.2808740615845" calcext:value-type="float">
            <text:p>31.2808740615845</text:p>
          </table:table-cell>
          <table:table-cell office:value-type="float" office:value="5.30486540794373" calcext:value-type="float">
            <text:p>5.30486540794373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67048695164963" calcext:value-type="float">
            <text:p>0.967048695164963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645000" calcext:value-type="float">
            <text:p>645000</text:p>
          </table:table-cell>
          <table:table-cell office:value-type="float" office:value="53" calcext:value-type="float">
            <text:p>53</text:p>
          </table:table-cell>
          <table:table-cell office:value-type="float" office:value="0.92283950617284" calcext:value-type="float">
            <text:p>0.92283950617284</text:p>
          </table:table-cell>
          <table:table-cell office:value-type="float" office:value="0.969814241486068" calcext:value-type="float">
            <text:p>0.969814241486068</text:p>
          </table:table-cell>
          <table:table-cell office:value-type="float" office:value="0.953560371517028" calcext:value-type="float">
            <text:p>0.953560371517028</text:p>
          </table:table-cell>
          <table:table-cell office:value-type="float" office:value="0.965970610982212" calcext:value-type="float">
            <text:p>0.965970610982212</text:p>
          </table:table-cell>
          <table:table-cell office:value-type="float" office:value="0.931888544891641" calcext:value-type="float">
            <text:p>0.931888544891641</text:p>
          </table:table-cell>
          <table:table-cell office:value-type="float" office:value="0.964423820572312" calcext:value-type="float">
            <text:p>0.964423820572312</text:p>
          </table:table-cell>
          <table:table-cell office:value-type="float" office:value="0.919504643962848" calcext:value-type="float">
            <text:p>0.919504643962848</text:p>
          </table:table-cell>
          <table:table-cell office:value-type="float" office:value="0.966744006187162" calcext:value-type="float">
            <text:p>0.966744006187162</text:p>
          </table:table-cell>
          <table:table-cell office:value-type="float" office:value="0.944272445820434" calcext:value-type="float">
            <text:p>0.944272445820434</text:p>
          </table:table-cell>
          <table:table-cell office:value-type="float" office:value="0.968290796597061" calcext:value-type="float">
            <text:p>0.968290796597061</text:p>
          </table:table-cell>
          <table:table-cell office:value-type="float" office:value="3.65478325397674" calcext:value-type="float">
            <text:p>3.65478325397674</text:p>
          </table:table-cell>
          <table:table-cell office:value-type="float" office:value="1.79730490284814" calcext:value-type="float">
            <text:p>1.79730490284814</text:p>
          </table:table-cell>
          <table:table-cell office:value-type="float" office:value="0.0128554347754096" calcext:value-type="float">
            <text:p>0.01285543477541</text:p>
          </table:table-cell>
          <table:table-cell office:value-type="float" office:value="0.00186204886763114" calcext:value-type="float">
            <text:p>0.001862048867631</text:p>
          </table:table-cell>
        </table:table-row>
        <table:table-row table:style-name="ro1">
          <table:table-cell office:value-type="float" office:value="28.7542837142944" calcext:value-type="float">
            <text:p>28.7542837142944</text:p>
          </table:table-cell>
          <table:table-cell office:value-type="float" office:value="6.69497852325439" calcext:value-type="float">
            <text:p>6.69497852325439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64263514662184" calcext:value-type="float">
            <text:p>0.964263514662184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760000" calcext:value-type="float">
            <text:p>760000</text:p>
          </table:table-cell>
          <table:table-cell office:value-type="float" office:value="53" calcext:value-type="float">
            <text:p>53</text:p>
          </table:table-cell>
          <table:table-cell office:value-type="float" office:value="0.932098765432099" calcext:value-type="float">
            <text:p>0.932098765432099</text:p>
          </table:table-cell>
          <table:table-cell office:value-type="float" office:value="0.963622291021672" calcext:value-type="float">
            <text:p>0.963622291021672</text:p>
          </table:table-cell>
          <table:table-cell office:value-type="float" office:value="0.962848297213622" calcext:value-type="float">
            <text:p>0.962848297213622</text:p>
          </table:table-cell>
          <table:table-cell office:value-type="float" office:value="0.955143078112915" calcext:value-type="float">
            <text:p>0.955143078112915</text:p>
          </table:table-cell>
          <table:table-cell office:value-type="float" office:value="0.922600619195046" calcext:value-type="float">
            <text:p>0.922600619195046</text:p>
          </table:table-cell>
          <table:table-cell office:value-type="float" office:value="0.969064191802011" calcext:value-type="float">
            <text:p>0.969064191802011</text:p>
          </table:table-cell>
          <table:table-cell office:value-type="float" office:value="0.922600619195046" calcext:value-type="float">
            <text:p>0.922600619195046</text:p>
          </table:table-cell>
          <table:table-cell office:value-type="float" office:value="0.969064191802011" calcext:value-type="float">
            <text:p>0.969064191802011</text:p>
          </table:table-cell>
          <table:table-cell office:value-type="float" office:value="0.931888544891641" calcext:value-type="float">
            <text:p>0.931888544891641</text:p>
          </table:table-cell>
          <table:table-cell office:value-type="float" office:value="0.964423820572312" calcext:value-type="float">
            <text:p>0.964423820572312</text:p>
          </table:table-cell>
          <table:table-cell office:value-type="float" office:value="3.26096975854114" calcext:value-type="float">
            <text:p>3.26096975854114</text:p>
          </table:table-cell>
          <table:table-cell office:value-type="float" office:value="1.73277297850686" calcext:value-type="float">
            <text:p>1.73277297850686</text:p>
          </table:table-cell>
          <table:table-cell office:value-type="float" office:value="0.0148235986751139" calcext:value-type="float">
            <text:p>0.014823598675114</text:p>
          </table:table-cell>
          <table:table-cell office:value-type="float" office:value="0.00509337276454249" calcext:value-type="float">
            <text:p>0.005093372764542</text:p>
          </table:table-cell>
        </table:table-row>
        <table:table-row table:style-name="ro1">
          <table:table-cell office:value-type="float" office:value="35.8354542732239" calcext:value-type="float">
            <text:p>35.8354542732239</text:p>
          </table:table-cell>
          <table:table-cell office:value-type="float" office:value="4.37384657859802" calcext:value-type="float">
            <text:p>4.37384657859802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62716724252285" calcext:value-type="float">
            <text:p>0.962716724252285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304000" calcext:value-type="float">
            <text:p>304000</text:p>
          </table:table-cell>
          <table:table-cell office:value-type="float" office:value="64" calcext:value-type="float">
            <text:p>64</text:p>
          </table:table-cell>
          <table:table-cell office:value-type="float" office:value="0.932098765432099" calcext:value-type="float">
            <text:p>0.932098765432099</text:p>
          </table:table-cell>
          <table:table-cell office:value-type="float" office:value="0.963622291021672" calcext:value-type="float">
            <text:p>0.963622291021672</text:p>
          </table:table-cell>
          <table:table-cell office:value-type="float" office:value="0.962848297213622" calcext:value-type="float">
            <text:p>0.962848297213622</text:p>
          </table:table-cell>
          <table:table-cell office:value-type="float" office:value="0.965970610982212" calcext:value-type="float">
            <text:p>0.965970610982212</text:p>
          </table:table-cell>
          <table:table-cell office:value-type="float" office:value="0.922600619195046" calcext:value-type="float">
            <text:p>0.922600619195046</text:p>
          </table:table-cell>
          <table:table-cell office:value-type="float" office:value="0.957463263727765" calcext:value-type="float">
            <text:p>0.957463263727765</text:p>
          </table:table-cell>
          <table:table-cell office:value-type="float" office:value="0.91640866873065" calcext:value-type="float">
            <text:p>0.91640866873065</text:p>
          </table:table-cell>
          <table:table-cell office:value-type="float" office:value="0.961330239752514" calcext:value-type="float">
            <text:p>0.961330239752514</text:p>
          </table:table-cell>
          <table:table-cell office:value-type="float" office:value="0.934984520123839" calcext:value-type="float">
            <text:p>0.934984520123839</text:p>
          </table:table-cell>
          <table:table-cell office:value-type="float" office:value="0.965197215777262" calcext:value-type="float">
            <text:p>0.965197215777262</text:p>
          </table:table-cell>
          <table:table-cell office:value-type="float" office:value="2.99212994511661" calcext:value-type="float">
            <text:p>2.99212994511661</text:p>
          </table:table-cell>
          <table:table-cell office:value-type="float" office:value="1.66500179289556" calcext:value-type="float">
            <text:p>1.66500179289556</text:p>
          </table:table-cell>
          <table:table-cell office:value-type="float" office:value="0.0159699963887121" calcext:value-type="float">
            <text:p>0.015969996388712</text:p>
          </table:table-cell>
          <table:table-cell office:value-type="float" office:value="0.00306861059703877" calcext:value-type="float">
            <text:p>0.003068610597039</text:p>
          </table:table-cell>
        </table:table-row>
        <table:table-row table:style-name="ro1">
          <table:table-cell office:value-type="float" office:value="36.3597579479217" calcext:value-type="float">
            <text:p>36.3597579479217</text:p>
          </table:table-cell>
          <table:table-cell office:value-type="float" office:value="3.61793432235718" calcext:value-type="float">
            <text:p>3.61793432235718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63336158739964" calcext:value-type="float">
            <text:p>0.963336158739964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03000" calcext:value-type="float">
            <text:p>403000</text:p>
          </table:table-cell>
          <table:table-cell office:value-type="float" office:value="64" calcext:value-type="float">
            <text:p>64</text:p>
          </table:table-cell>
          <table:table-cell office:value-type="float" office:value="0.935185185185185" calcext:value-type="float">
            <text:p>0.935185185185185</text:p>
          </table:table-cell>
          <table:table-cell office:value-type="float" office:value="0.968266253869969" calcext:value-type="float">
            <text:p>0.968266253869969</text:p>
          </table:table-cell>
          <table:table-cell office:value-type="float" office:value="0.969040247678019" calcext:value-type="float">
            <text:p>0.969040247678019</text:p>
          </table:table-cell>
          <table:table-cell office:value-type="float" office:value="0.963650425367363" calcext:value-type="float">
            <text:p>0.963650425367363</text:p>
          </table:table-cell>
          <table:table-cell office:value-type="float" office:value="0.919504643962848" calcext:value-type="float">
            <text:p>0.919504643962848</text:p>
          </table:table-cell>
          <table:table-cell office:value-type="float" office:value="0.957463263727765" calcext:value-type="float">
            <text:p>0.957463263727765</text:p>
          </table:table-cell>
          <table:table-cell office:value-type="float" office:value="0.928792569659443" calcext:value-type="float">
            <text:p>0.928792569659443</text:p>
          </table:table-cell>
          <table:table-cell office:value-type="float" office:value="0.966744006187162" calcext:value-type="float">
            <text:p>0.966744006187162</text:p>
          </table:table-cell>
          <table:table-cell office:value-type="float" office:value="0.91640866873065" calcext:value-type="float">
            <text:p>0.91640866873065</text:p>
          </table:table-cell>
          <table:table-cell office:value-type="float" office:value="0.960556844547564" calcext:value-type="float">
            <text:p>0.960556844547564</text:p>
          </table:table-cell>
          <table:table-cell office:value-type="float" office:value="1.73779927331293" calcext:value-type="float">
            <text:p>1.73779927331293</text:p>
          </table:table-cell>
          <table:table-cell office:value-type="float" office:value="0.877011874568448" calcext:value-type="float">
            <text:p>0.877011874568448</text:p>
          </table:table-cell>
          <table:table-cell office:value-type="float" office:value="0.0188392677920401" calcext:value-type="float">
            <text:p>0.01883926779204</text:p>
          </table:table-cell>
          <table:table-cell office:value-type="float" office:value="0.00395559120566716" calcext:value-type="float">
            <text:p>0.003955591205667</text:p>
          </table:table-cell>
        </table:table-row>
        <table:table-row table:style-name="ro1">
          <table:table-cell office:value-type="float" office:value="38.3090372085571" calcext:value-type="float">
            <text:p>38.3090372085571</text:p>
          </table:table-cell>
          <table:table-cell office:value-type="float" office:value="3.34253706932068" calcext:value-type="float">
            <text:p>3.34253706932068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66429739559763" calcext:value-type="float">
            <text:p>0.966429739559763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12000" calcext:value-type="float">
            <text:p>412000</text:p>
          </table:table-cell>
          <table:table-cell office:value-type="float" office:value="64" calcext:value-type="float">
            <text:p>64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968266253869969" calcext:value-type="float">
            <text:p>0.968266253869969</text:p>
          </table:table-cell>
          <table:table-cell office:value-type="float" office:value="0.959752321981424" calcext:value-type="float">
            <text:p>0.959752321981424</text:p>
          </table:table-cell>
          <table:table-cell office:value-type="float" office:value="0.963650425367363" calcext:value-type="float">
            <text:p>0.963650425367363</text:p>
          </table:table-cell>
          <table:table-cell office:value-type="float" office:value="0.928792569659443" calcext:value-type="float">
            <text:p>0.928792569659443</text:p>
          </table:table-cell>
          <table:table-cell office:value-type="float" office:value="0.962103634957463" calcext:value-type="float">
            <text:p>0.962103634957463</text:p>
          </table:table-cell>
          <table:table-cell office:value-type="float" office:value="0.925696594427245" calcext:value-type="float">
            <text:p>0.925696594427245</text:p>
          </table:table-cell>
          <table:table-cell office:value-type="float" office:value="0.969064191802011" calcext:value-type="float">
            <text:p>0.969064191802011</text:p>
          </table:table-cell>
          <table:table-cell office:value-type="float" office:value="0.938080495356037" calcext:value-type="float">
            <text:p>0.938080495356037</text:p>
          </table:table-cell>
          <table:table-cell office:value-type="float" office:value="0.969064191802011" calcext:value-type="float">
            <text:p>0.969064191802011</text:p>
          </table:table-cell>
          <table:table-cell office:value-type="float" office:value="3.352777131477" calcext:value-type="float">
            <text:p>3.352777131477</text:p>
          </table:table-cell>
          <table:table-cell office:value-type="float" office:value="0.537433402065567" calcext:value-type="float">
            <text:p>0.537433402065567</text:p>
          </table:table-cell>
          <table:table-cell office:value-type="float" office:value="0.0146722719346167" calcext:value-type="float">
            <text:p>0.014672271934617</text:p>
          </table:table-cell>
          <table:table-cell office:value-type="float" office:value="0.00295612010767754" calcext:value-type="float">
            <text:p>0.002956120107678</text:p>
          </table:table-cell>
        </table:table-row>
        <table:table-row table:style-name="ro1">
          <table:table-cell office:value-type="float" office:value="42.2427987098694" calcext:value-type="float">
            <text:p>42.2427987098694</text:p>
          </table:table-cell>
          <table:table-cell office:value-type="float" office:value="4.00972623825073" calcext:value-type="float">
            <text:p>4.00972623825073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67512612567313" calcext:value-type="float">
            <text:p>0.967512612567313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41000" calcext:value-type="float">
            <text:p>441000</text:p>
          </table:table-cell>
          <table:table-cell office:value-type="float" office:value="64" calcext:value-type="float">
            <text:p>64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69040247678019" calcext:value-type="float">
            <text:p>0.969040247678019</text:p>
          </table:table-cell>
          <table:table-cell office:value-type="float" office:value="0.956656346749226" calcext:value-type="float">
            <text:p>0.956656346749226</text:p>
          </table:table-cell>
          <table:table-cell office:value-type="float" office:value="0.96983758700696" calcext:value-type="float">
            <text:p>0.96983758700696</text:p>
          </table:table-cell>
          <table:table-cell office:value-type="float" office:value="0.919504643962848" calcext:value-type="float">
            <text:p>0.919504643962848</text:p>
          </table:table-cell>
          <table:table-cell office:value-type="float" office:value="0.966744006187162" calcext:value-type="float">
            <text:p>0.966744006187162</text:p>
          </table:table-cell>
          <table:table-cell office:value-type="float" office:value="0.925696594427245" calcext:value-type="float">
            <text:p>0.925696594427245</text:p>
          </table:table-cell>
          <table:table-cell office:value-type="float" office:value="0.966744006187162" calcext:value-type="float">
            <text:p>0.966744006187162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0.965197215777262" calcext:value-type="float">
            <text:p>0.965197215777262</text:p>
          </table:table-cell>
          <table:table-cell office:value-type="float" office:value="2.47092022885719" calcext:value-type="float">
            <text:p>2.47092022885719</text:p>
          </table:table-cell>
          <table:table-cell office:value-type="float" office:value="1.02159480925266" calcext:value-type="float">
            <text:p>1.02159480925266</text:p>
          </table:table-cell>
          <table:table-cell office:value-type="float" office:value="0.0134794431198103" calcext:value-type="float">
            <text:p>0.01347944311981</text:p>
          </table:table-cell>
          <table:table-cell office:value-type="float" office:value="0.00169007390412795" calcext:value-type="float">
            <text:p>0.001690073904128</text:p>
          </table:table-cell>
        </table:table-row>
        <table:table-row table:style-name="ro1">
          <table:table-cell office:value-type="float" office:value="39.160569190979" calcext:value-type="float">
            <text:p>39.160569190979</text:p>
          </table:table-cell>
          <table:table-cell office:value-type="float" office:value="4.68077969551086" calcext:value-type="float">
            <text:p>4.68077969551086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62716724252285" calcext:value-type="float">
            <text:p>0.962716724252285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537000" calcext:value-type="float">
            <text:p>537000</text:p>
          </table:table-cell>
          <table:table-cell office:value-type="float" office:value="64" calcext:value-type="float">
            <text:p>64</text:p>
          </table:table-cell>
          <table:table-cell office:value-type="float" office:value="0.935185185185185" calcext:value-type="float">
            <text:p>0.935185185185185</text:p>
          </table:table-cell>
          <table:table-cell office:value-type="float" office:value="0.963622291021672" calcext:value-type="float">
            <text:p>0.963622291021672</text:p>
          </table:table-cell>
          <table:table-cell office:value-type="float" office:value="0.96594427244582" calcext:value-type="float">
            <text:p>0.96594427244582</text:p>
          </table:table-cell>
          <table:table-cell office:value-type="float" office:value="0.957463263727765" calcext:value-type="float">
            <text:p>0.957463263727765</text:p>
          </table:table-cell>
          <table:table-cell office:value-type="float" office:value="0.931888544891641" calcext:value-type="float">
            <text:p>0.931888544891641</text:p>
          </table:table-cell>
          <table:table-cell office:value-type="float" office:value="0.966744006187162" calcext:value-type="float">
            <text:p>0.966744006187162</text:p>
          </table:table-cell>
          <table:table-cell office:value-type="float" office:value="0.910216718266254" calcext:value-type="float">
            <text:p>0.910216718266254</text:p>
          </table:table-cell>
          <table:table-cell office:value-type="float" office:value="0.959783449342614" calcext:value-type="float">
            <text:p>0.959783449342614</text:p>
          </table:table-cell>
          <table:table-cell office:value-type="float" office:value="0.925696594427245" calcext:value-type="float">
            <text:p>0.925696594427245</text:p>
          </table:table-cell>
          <table:table-cell office:value-type="float" office:value="0.965970610982212" calcext:value-type="float">
            <text:p>0.965970610982212</text:p>
          </table:table-cell>
          <table:table-cell office:value-type="float" office:value="9.13545684284489" calcext:value-type="float">
            <text:p>9.13545684284489</text:p>
          </table:table-cell>
          <table:table-cell office:value-type="float" office:value="1.38908372162991" calcext:value-type="float">
            <text:p>1.38908372162991</text:p>
          </table:table-cell>
          <table:table-cell office:value-type="float" office:value="0.0182188939249785" calcext:value-type="float">
            <text:p>0.018218893924979</text:p>
          </table:table-cell>
          <table:table-cell office:value-type="float" office:value="0.00357294777421646" calcext:value-type="float">
            <text:p>0.003572947774216</text:p>
          </table:table-cell>
        </table:table-row>
        <table:table-row table:style-name="ro1">
          <table:table-cell office:value-type="float" office:value="30.7667891979218" calcext:value-type="float">
            <text:p>30.7667891979218</text:p>
          </table:table-cell>
          <table:table-cell office:value-type="float" office:value="3.8319507598877" calcext:value-type="float">
            <text:p>3.8319507598877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0706136160656" calcext:value-type="float">
            <text:p>0.96070613616065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261000" calcext:value-type="float">
            <text:p>261000</text:p>
          </table:table-cell>
          <table:table-cell office:value-type="float" office:value="69" calcext:value-type="float">
            <text:p>69</text:p>
          </table:table-cell>
          <table:table-cell office:value-type="float" office:value="0.919753086419753" calcext:value-type="float">
            <text:p>0.919753086419753</text:p>
          </table:table-cell>
          <table:table-cell office:value-type="float" office:value="0.965170278637771" calcext:value-type="float">
            <text:p>0.965170278637771</text:p>
          </table:table-cell>
          <table:table-cell office:value-type="float" office:value="0.959752321981424" calcext:value-type="float">
            <text:p>0.959752321981424</text:p>
          </table:table-cell>
          <table:table-cell office:value-type="float" office:value="0.957463263727765" calcext:value-type="float">
            <text:p>0.957463263727765</text:p>
          </table:table-cell>
          <table:table-cell office:value-type="float" office:value="0.931888544891641" calcext:value-type="float">
            <text:p>0.931888544891641</text:p>
          </table:table-cell>
          <table:table-cell office:value-type="float" office:value="0.959783449342614" calcext:value-type="float">
            <text:p>0.959783449342614</text:p>
          </table:table-cell>
          <table:table-cell office:value-type="float" office:value="0.925696594427245" calcext:value-type="float">
            <text:p>0.925696594427245</text:p>
          </table:table-cell>
          <table:table-cell office:value-type="float" office:value="0.959010054137664" calcext:value-type="float">
            <text:p>0.959010054137664</text:p>
          </table:table-cell>
          <table:table-cell office:value-type="float" office:value="0.928792569659443" calcext:value-type="float">
            <text:p>0.928792569659443</text:p>
          </table:table-cell>
          <table:table-cell office:value-type="float" office:value="0.962103634957463" calcext:value-type="float">
            <text:p>0.962103634957463</text:p>
          </table:table-cell>
          <table:table-cell office:value-type="float" office:value="4.68634129029284" calcext:value-type="float">
            <text:p>4.68634129029284</text:p>
          </table:table-cell>
          <table:table-cell office:value-type="float" office:value="1.26971742541383" calcext:value-type="float">
            <text:p>1.26971742541383</text:p>
          </table:table-cell>
          <table:table-cell office:value-type="float" office:value="0.0138798421466234" calcext:value-type="float">
            <text:p>0.013879842146623</text:p>
          </table:table-cell>
          <table:table-cell office:value-type="float" office:value="0.00268796717807225" calcext:value-type="float">
            <text:p>0.002687967178072</text:p>
          </table:table-cell>
        </table:table-row>
        <table:table-row table:style-name="ro1">
          <table:table-cell office:value-type="float" office:value="34.2995498180389" calcext:value-type="float">
            <text:p>34.2995498180389</text:p>
          </table:table-cell>
          <table:table-cell office:value-type="float" office:value="3.70105333328247" calcext:value-type="float">
            <text:p>3.70105333328247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2407605611545" calcext:value-type="float">
            <text:p>0.962407605611545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276000" calcext:value-type="float">
            <text:p>276000</text:p>
          </table:table-cell>
          <table:table-cell office:value-type="float" office:value="69" calcext:value-type="float">
            <text:p>69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65170278637771" calcext:value-type="float">
            <text:p>0.965170278637771</text:p>
          </table:table-cell>
          <table:table-cell office:value-type="float" office:value="0.969040247678019" calcext:value-type="float">
            <text:p>0.969040247678019</text:p>
          </table:table-cell>
          <table:table-cell office:value-type="float" office:value="0.963650425367363" calcext:value-type="float">
            <text:p>0.963650425367363</text:p>
          </table:table-cell>
          <table:table-cell office:value-type="float" office:value="0.919504643962848" calcext:value-type="float">
            <text:p>0.919504643962848</text:p>
          </table:table-cell>
          <table:table-cell office:value-type="float" office:value="0.960556844547564" calcext:value-type="float">
            <text:p>0.960556844547564</text:p>
          </table:table-cell>
          <table:table-cell office:value-type="float" office:value="0.913312693498452" calcext:value-type="float">
            <text:p>0.913312693498452</text:p>
          </table:table-cell>
          <table:table-cell office:value-type="float" office:value="0.960556844547564" calcext:value-type="float">
            <text:p>0.960556844547564</text:p>
          </table:table-cell>
          <table:table-cell office:value-type="float" office:value="0.938080495356037" calcext:value-type="float">
            <text:p>0.938080495356037</text:p>
          </table:table-cell>
          <table:table-cell office:value-type="float" office:value="0.962103634957463" calcext:value-type="float">
            <text:p>0.962103634957463</text:p>
          </table:table-cell>
          <table:table-cell office:value-type="float" office:value="4.06543734270627" calcext:value-type="float">
            <text:p>4.06543734270627</text:p>
          </table:table-cell>
          <table:table-cell office:value-type="float" office:value="1.7860679315342" calcext:value-type="float">
            <text:p>1.7860679315342</text:p>
          </table:table-cell>
          <table:table-cell office:value-type="float" office:value="0.0197143501208027" calcext:value-type="float">
            <text:p>0.019714350120803</text:p>
          </table:table-cell>
          <table:table-cell office:value-type="float" office:value="0.00179554974232001" calcext:value-type="float">
            <text:p>0.00179554974232</text:p>
          </table:table-cell>
        </table:table-row>
        <table:table-row table:style-name="ro1">
          <table:table-cell office:value-type="float" office:value="39.0285795688629" calcext:value-type="float">
            <text:p>39.0285795688629</text:p>
          </table:table-cell>
          <table:table-cell office:value-type="float" office:value="3.4779887676239" calcext:value-type="float">
            <text:p>3.4779887676239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5811023395804" calcext:value-type="float">
            <text:p>0.965811023395804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367000" calcext:value-type="float">
            <text:p>367000</text:p>
          </table:table-cell>
          <table:table-cell office:value-type="float" office:value="69" calcext:value-type="float">
            <text:p>69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68266253869969" calcext:value-type="float">
            <text:p>0.968266253869969</text:p>
          </table:table-cell>
          <table:table-cell office:value-type="float" office:value="0.959752321981424" calcext:value-type="float">
            <text:p>0.959752321981424</text:p>
          </table:table-cell>
          <table:table-cell office:value-type="float" office:value="0.962877030162413" calcext:value-type="float">
            <text:p>0.962877030162413</text:p>
          </table:table-cell>
          <table:table-cell office:value-type="float" office:value="0.931888544891641" calcext:value-type="float">
            <text:p>0.931888544891641</text:p>
          </table:table-cell>
          <table:table-cell office:value-type="float" office:value="0.964423820572312" calcext:value-type="float">
            <text:p>0.964423820572312</text:p>
          </table:table-cell>
          <table:table-cell office:value-type="float" office:value="0.91640866873065" calcext:value-type="float">
            <text:p>0.91640866873065</text:p>
          </table:table-cell>
          <table:table-cell office:value-type="float" office:value="0.967517401392111" calcext:value-type="float">
            <text:p>0.967517401392111</text:p>
          </table:table-cell>
          <table:table-cell office:value-type="float" office:value="0.931888544891641" calcext:value-type="float">
            <text:p>0.931888544891641</text:p>
          </table:table-cell>
          <table:table-cell office:value-type="float" office:value="0.965970610982212" calcext:value-type="float">
            <text:p>0.965970610982212</text:p>
          </table:table-cell>
          <table:table-cell office:value-type="float" office:value="2.36443817737546" calcext:value-type="float">
            <text:p>2.36443817737546</text:p>
          </table:table-cell>
          <table:table-cell office:value-type="float" office:value="0.512243713330893" calcext:value-type="float">
            <text:p>0.512243713330893</text:p>
          </table:table-cell>
          <table:table-cell office:value-type="float" office:value="0.0144418811958847" calcext:value-type="float">
            <text:p>0.014441881195885</text:p>
          </table:table-cell>
          <table:table-cell office:value-type="float" office:value="0.00197474042407468" calcext:value-type="float">
            <text:p>0.001974740424075</text:p>
          </table:table-cell>
        </table:table-row>
        <table:table-row table:style-name="ro1">
          <table:table-cell office:value-type="float" office:value="35.6623065948486" calcext:value-type="float">
            <text:p>35.6623065948486</text:p>
          </table:table-cell>
          <table:table-cell office:value-type="float" office:value="3.42938690185547" calcext:value-type="float">
            <text:p>3.42938690185547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4263275220944" calcext:value-type="float">
            <text:p>0.964263275220944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370000" calcext:value-type="float">
            <text:p>370000</text:p>
          </table:table-cell>
          <table:table-cell office:value-type="float" office:value="69" calcext:value-type="float">
            <text:p>69</text:p>
          </table:table-cell>
          <table:table-cell office:value-type="float" office:value="0.919753086419753" calcext:value-type="float">
            <text:p>0.919753086419753</text:p>
          </table:table-cell>
          <table:table-cell office:value-type="float" office:value="0.962074303405573" calcext:value-type="float">
            <text:p>0.962074303405573</text:p>
          </table:table-cell>
          <table:table-cell office:value-type="float" office:value="0.96594427244582" calcext:value-type="float">
            <text:p>0.96594427244582</text:p>
          </table:table-cell>
          <table:table-cell office:value-type="float" office:value="0.962877030162413" calcext:value-type="float">
            <text:p>0.962877030162413</text:p>
          </table:table-cell>
          <table:table-cell office:value-type="float" office:value="0.925696594427245" calcext:value-type="float">
            <text:p>0.925696594427245</text:p>
          </table:table-cell>
          <table:table-cell office:value-type="float" office:value="0.966744006187162" calcext:value-type="float">
            <text:p>0.966744006187162</text:p>
          </table:table-cell>
          <table:table-cell office:value-type="float" office:value="0.922600619195046" calcext:value-type="float">
            <text:p>0.922600619195046</text:p>
          </table:table-cell>
          <table:table-cell office:value-type="float" office:value="0.967517401392111" calcext:value-type="float">
            <text:p>0.967517401392111</text:p>
          </table:table-cell>
          <table:table-cell office:value-type="float" office:value="0.931888544891641" calcext:value-type="float">
            <text:p>0.931888544891641</text:p>
          </table:table-cell>
          <table:table-cell office:value-type="float" office:value="0.962103634957463" calcext:value-type="float">
            <text:p>0.962103634957463</text:p>
          </table:table-cell>
          <table:table-cell office:value-type="float" office:value="3.3418822938403" calcext:value-type="float">
            <text:p>3.3418822938403</text:p>
          </table:table-cell>
          <table:table-cell office:value-type="float" office:value="0.647179554886336" calcext:value-type="float">
            <text:p>0.647179554886336</text:p>
          </table:table-cell>
          <table:table-cell office:value-type="float" office:value="0.0168703787265581" calcext:value-type="float">
            <text:p>0.016870378726558</text:p>
          </table:table-cell>
          <table:table-cell office:value-type="float" office:value="0.0023715261880513" calcext:value-type="float">
            <text:p>0.002371526188051</text:p>
          </table:table-cell>
        </table:table-row>
        <table:table-row table:style-name="ro1">
          <table:table-cell office:value-type="float" office:value="40.6602578163147" calcext:value-type="float">
            <text:p>40.6602578163147</text:p>
          </table:table-cell>
          <table:table-cell office:value-type="float" office:value="4.61822376251221" calcext:value-type="float">
            <text:p>4.6182237625122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4418672585654" calcext:value-type="float">
            <text:p>0.964418672585654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50000" calcext:value-type="float">
            <text:p>450000</text:p>
          </table:table-cell>
          <table:table-cell office:value-type="float" office:value="69" calcext:value-type="float">
            <text:p>69</text:p>
          </table:table-cell>
          <table:table-cell office:value-type="float" office:value="0.919753086419753" calcext:value-type="float">
            <text:p>0.919753086419753</text:p>
          </table:table-cell>
          <table:table-cell office:value-type="float" office:value="0.96671826625387" calcext:value-type="float">
            <text:p>0.96671826625387</text:p>
          </table:table-cell>
          <table:table-cell office:value-type="float" office:value="0.959752321981424" calcext:value-type="float">
            <text:p>0.959752321981424</text:p>
          </table:table-cell>
          <table:table-cell office:value-type="float" office:value="0.960556844547564" calcext:value-type="float">
            <text:p>0.960556844547564</text:p>
          </table:table-cell>
          <table:table-cell office:value-type="float" office:value="0.925696594427245" calcext:value-type="float">
            <text:p>0.925696594427245</text:p>
          </table:table-cell>
          <table:table-cell office:value-type="float" office:value="0.963650425367363" calcext:value-type="float">
            <text:p>0.963650425367363</text:p>
          </table:table-cell>
          <table:table-cell office:value-type="float" office:value="0.925696594427245" calcext:value-type="float">
            <text:p>0.925696594427245</text:p>
          </table:table-cell>
          <table:table-cell office:value-type="float" office:value="0.962103634957463" calcext:value-type="float">
            <text:p>0.962103634957463</text:p>
          </table:table-cell>
          <table:table-cell office:value-type="float" office:value="0.934984520123839" calcext:value-type="float">
            <text:p>0.934984520123839</text:p>
          </table:table-cell>
          <table:table-cell office:value-type="float" office:value="0.969064191802011" calcext:value-type="float">
            <text:p>0.969064191802011</text:p>
          </table:table-cell>
          <table:table-cell office:value-type="float" office:value="4.49899117266191" calcext:value-type="float">
            <text:p>4.49899117266191</text:p>
          </table:table-cell>
          <table:table-cell office:value-type="float" office:value="1.21704091385528" calcext:value-type="float">
            <text:p>1.21704091385528</text:p>
          </table:table-cell>
          <table:table-cell office:value-type="float" office:value="0.0141532089310296" calcext:value-type="float">
            <text:p>0.01415320893103</text:p>
          </table:table-cell>
          <table:table-cell office:value-type="float" office:value="0.00308973457217833" calcext:value-type="float">
            <text:p>0.003089734572178</text:p>
          </table:table-cell>
        </table:table-row>
        <table:table-row table:style-name="ro1">
          <table:table-cell office:value-type="float" office:value="32.1918959617615" calcext:value-type="float">
            <text:p>32.1918959617615</text:p>
          </table:table-cell>
          <table:table-cell office:value-type="float" office:value="4.87270259857178" calcext:value-type="float">
            <text:p>4.87270259857178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6739097641743" calcext:value-type="float">
            <text:p>0.966739097641743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544000" calcext:value-type="float">
            <text:p>544000</text:p>
          </table:table-cell>
          <table:table-cell office:value-type="float" office:value="69" calcext:value-type="float">
            <text:p>69</text:p>
          </table:table-cell>
          <table:table-cell office:value-type="float" office:value="0.919753086419753" calcext:value-type="float">
            <text:p>0.919753086419753</text:p>
          </table:table-cell>
          <table:table-cell office:value-type="float" office:value="0.968266253869969" calcext:value-type="float">
            <text:p>0.968266253869969</text:p>
          </table:table-cell>
          <table:table-cell office:value-type="float" office:value="0.959752321981424" calcext:value-type="float">
            <text:p>0.959752321981424</text:p>
          </table:table-cell>
          <table:table-cell office:value-type="float" office:value="0.967517401392111" calcext:value-type="float">
            <text:p>0.967517401392111</text:p>
          </table:table-cell>
          <table:table-cell office:value-type="float" office:value="0.925696594427245" calcext:value-type="float">
            <text:p>0.925696594427245</text:p>
          </table:table-cell>
          <table:table-cell office:value-type="float" office:value="0.966744006187162" calcext:value-type="float">
            <text:p>0.966744006187162</text:p>
          </table:table-cell>
          <table:table-cell office:value-type="float" office:value="0.925696594427245" calcext:value-type="float">
            <text:p>0.925696594427245</text:p>
          </table:table-cell>
          <table:table-cell office:value-type="float" office:value="0.968290796597061" calcext:value-type="float">
            <text:p>0.968290796597061</text:p>
          </table:table-cell>
          <table:table-cell office:value-type="float" office:value="0.934984520123839" calcext:value-type="float">
            <text:p>0.934984520123839</text:p>
          </table:table-cell>
          <table:table-cell office:value-type="float" office:value="0.962877030162413" calcext:value-type="float">
            <text:p>0.962877030162413</text:p>
          </table:table-cell>
          <table:table-cell office:value-type="float" office:value="4.46853385272444" calcext:value-type="float">
            <text:p>4.46853385272444</text:p>
          </table:table-cell>
          <table:table-cell office:value-type="float" office:value="1.53688436982504" calcext:value-type="float">
            <text:p>1.53688436982504</text:p>
          </table:table-cell>
          <table:table-cell office:value-type="float" office:value="0.0141532089310296" calcext:value-type="float">
            <text:p>0.01415320893103</text:p>
          </table:table-cell>
          <table:table-cell office:value-type="float" office:value="0.00201302368738665" calcext:value-type="float">
            <text:p>0.002013023687387</text:p>
          </table:table-cell>
        </table:table-row>
        <table:table-row table:style-name="ro1">
          <table:table-cell office:value-type="float" office:value="30.7324361801147" calcext:value-type="float">
            <text:p>30.7324361801147</text:p>
          </table:table-cell>
          <table:table-cell office:value-type="float" office:value="4.140815782547" calcext:value-type="float">
            <text:p>4.140815782547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3954156580204" calcext:value-type="float">
            <text:p>0.963954156580204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608000" calcext:value-type="float">
            <text:p>608000</text:p>
          </table:table-cell>
          <table:table-cell office:value-type="float" office:value="69" calcext:value-type="float">
            <text:p>69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963622291021672" calcext:value-type="float">
            <text:p>0.963622291021672</text:p>
          </table:table-cell>
          <table:table-cell office:value-type="float" office:value="0.953560371517028" calcext:value-type="float">
            <text:p>0.953560371517028</text:p>
          </table:table-cell>
          <table:table-cell office:value-type="float" office:value="0.961330239752514" calcext:value-type="float">
            <text:p>0.961330239752514</text:p>
          </table:table-cell>
          <table:table-cell office:value-type="float" office:value="0.931888544891641" calcext:value-type="float">
            <text:p>0.931888544891641</text:p>
          </table:table-cell>
          <table:table-cell office:value-type="float" office:value="0.969064191802011" calcext:value-type="float">
            <text:p>0.969064191802011</text:p>
          </table:table-cell>
          <table:table-cell office:value-type="float" office:value="0.910216718266254" calcext:value-type="float">
            <text:p>0.910216718266254</text:p>
          </table:table-cell>
          <table:table-cell office:value-type="float" office:value="0.962103634957463" calcext:value-type="float">
            <text:p>0.962103634957463</text:p>
          </table:table-cell>
          <table:table-cell office:value-type="float" office:value="0.925696594427245" calcext:value-type="float">
            <text:p>0.925696594427245</text:p>
          </table:table-cell>
          <table:table-cell office:value-type="float" office:value="0.963650425367363" calcext:value-type="float">
            <text:p>0.963650425367363</text:p>
          </table:table-cell>
          <table:table-cell office:value-type="float" office:value="1.61906231178018" calcext:value-type="float">
            <text:p>1.61906231178018</text:p>
          </table:table-cell>
          <table:table-cell office:value-type="float" office:value="0.739174693718751" calcext:value-type="float">
            <text:p>0.739174693718751</text:p>
          </table:table-cell>
          <table:table-cell office:value-type="float" office:value="0.0150128155129423" calcext:value-type="float">
            <text:p>0.015012815512942</text:p>
          </table:table-cell>
          <table:table-cell office:value-type="float" office:value="0.00270644479572626" calcext:value-type="float">
            <text:p>0.002706444795726</text:p>
          </table:table-cell>
        </table:table-row>
        <table:table-row table:style-name="ro1">
          <table:table-cell office:value-type="float" office:value="32.9318336009979" calcext:value-type="float">
            <text:p>32.9318336009979</text:p>
          </table:table-cell>
          <table:table-cell office:value-type="float" office:value="3.63599071502686" calcext:value-type="float">
            <text:p>3.63599071502686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62252806849935" calcext:value-type="float">
            <text:p>0.962252806849935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279000" calcext:value-type="float">
            <text:p>279000</text:p>
          </table:table-cell>
          <table:table-cell office:value-type="float" office:value="76" calcext:value-type="float">
            <text:p>76</text:p>
          </table:table-cell>
          <table:table-cell office:value-type="float" office:value="0.92283950617284" calcext:value-type="float">
            <text:p>0.92283950617284</text:p>
          </table:table-cell>
          <table:table-cell office:value-type="float" office:value="0.964396284829721" calcext:value-type="float">
            <text:p>0.964396284829721</text:p>
          </table:table-cell>
          <table:table-cell office:value-type="float" office:value="0.962848297213622" calcext:value-type="float">
            <text:p>0.962848297213622</text:p>
          </table:table-cell>
          <table:table-cell office:value-type="float" office:value="0.964423820572312" calcext:value-type="float">
            <text:p>0.964423820572312</text:p>
          </table:table-cell>
          <table:table-cell office:value-type="float" office:value="0.922600619195046" calcext:value-type="float">
            <text:p>0.922600619195046</text:p>
          </table:table-cell>
          <table:table-cell office:value-type="float" office:value="0.958236658932715" calcext:value-type="float">
            <text:p>0.958236658932715</text:p>
          </table:table-cell>
          <table:table-cell office:value-type="float" office:value="0.919504643962848" calcext:value-type="float">
            <text:p>0.919504643962848</text:p>
          </table:table-cell>
          <table:table-cell office:value-type="float" office:value="0.959010054137664" calcext:value-type="float">
            <text:p>0.959010054137664</text:p>
          </table:table-cell>
          <table:table-cell office:value-type="float" office:value="0.934984520123839" calcext:value-type="float">
            <text:p>0.934984520123839</text:p>
          </table:table-cell>
          <table:table-cell office:value-type="float" office:value="0.965197215777262" calcext:value-type="float">
            <text:p>0.965197215777262</text:p>
          </table:table-cell>
          <table:table-cell office:value-type="float" office:value="3.16091060393048" calcext:value-type="float">
            <text:p>3.16091060393048</text:p>
          </table:table-cell>
          <table:table-cell office:value-type="float" office:value="1.4290347534155" calcext:value-type="float">
            <text:p>1.4290347534155</text:p>
          </table:table-cell>
          <table:table-cell office:value-type="float" office:value="0.0160429049045876" calcext:value-type="float">
            <text:p>0.016042904904588</text:p>
          </table:table-cell>
          <table:table-cell office:value-type="float" office:value="0.00298738118123002" calcext:value-type="float">
            <text:p>0.00298738118123</text:p>
          </table:table-cell>
        </table:table-row>
        <table:table-row table:style-name="ro1">
          <table:table-cell office:value-type="float" office:value="35.1693521499634" calcext:value-type="float">
            <text:p>35.1693521499634</text:p>
          </table:table-cell>
          <table:table-cell office:value-type="float" office:value="3.87114281654358" calcext:value-type="float">
            <text:p>3.87114281654358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64573830509124" calcext:value-type="float">
            <text:p>0.964573830509124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342000" calcext:value-type="float">
            <text:p>342000</text:p>
          </table:table-cell>
          <table:table-cell office:value-type="float" office:value="76" calcext:value-type="float">
            <text:p>76</text:p>
          </table:table-cell>
          <table:table-cell office:value-type="float" office:value="0.932098765432099" calcext:value-type="float">
            <text:p>0.932098765432099</text:p>
          </table:table-cell>
          <table:table-cell office:value-type="float" office:value="0.969814241486068" calcext:value-type="float">
            <text:p>0.969814241486068</text:p>
          </table:table-cell>
          <table:table-cell office:value-type="float" office:value="0.95046439628483" calcext:value-type="float">
            <text:p>0.95046439628483</text:p>
          </table:table-cell>
          <table:table-cell office:value-type="float" office:value="0.959783449342614" calcext:value-type="float">
            <text:p>0.959783449342614</text:p>
          </table:table-cell>
          <table:table-cell office:value-type="float" office:value="0.922600619195046" calcext:value-type="float">
            <text:p>0.922600619195046</text:p>
          </table:table-cell>
          <table:table-cell office:value-type="float" office:value="0.965197215777262" calcext:value-type="float">
            <text:p>0.965197215777262</text:p>
          </table:table-cell>
          <table:table-cell office:value-type="float" office:value="0.925696594427245" calcext:value-type="float">
            <text:p>0.925696594427245</text:p>
          </table:table-cell>
          <table:table-cell office:value-type="float" office:value="0.965197215777262" calcext:value-type="float">
            <text:p>0.965197215777262</text:p>
          </table:table-cell>
          <table:table-cell office:value-type="float" office:value="0.931888544891641" calcext:value-type="float">
            <text:p>0.931888544891641</text:p>
          </table:table-cell>
          <table:table-cell office:value-type="float" office:value="0.962877030162413" calcext:value-type="float">
            <text:p>0.962877030162413</text:p>
          </table:table-cell>
          <table:table-cell office:value-type="float" office:value="1.9080199676626" calcext:value-type="float">
            <text:p>1.9080199676626</text:p>
          </table:table-cell>
          <table:table-cell office:value-type="float" office:value="0.741041930241772" calcext:value-type="float">
            <text:p>0.741041930241772</text:p>
          </table:table-cell>
          <table:table-cell office:value-type="float" office:value="0.00966682361653284" calcext:value-type="float">
            <text:p>0.009666823616533</text:p>
          </table:table-cell>
          <table:table-cell office:value-type="float" office:value="0.00328834331326251" calcext:value-type="float">
            <text:p>0.003288343313263</text:p>
          </table:table-cell>
        </table:table-row>
        <table:table-row table:style-name="ro1">
          <table:table-cell office:value-type="float" office:value="45.2713038921356" calcext:value-type="float">
            <text:p>45.2713038921356</text:p>
          </table:table-cell>
          <table:table-cell office:value-type="float" office:value="3.83277916908264" calcext:value-type="float">
            <text:p>3.83277916908264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66273743591954" calcext:value-type="float">
            <text:p>0.966273743591954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21000" calcext:value-type="float">
            <text:p>421000</text:p>
          </table:table-cell>
          <table:table-cell office:value-type="float" office:value="76" calcext:value-type="float">
            <text:p>76</text:p>
          </table:table-cell>
          <table:table-cell office:value-type="float" office:value="0.932098765432099" calcext:value-type="float">
            <text:p>0.932098765432099</text:p>
          </table:table-cell>
          <table:table-cell table:number-columns-repeated="2" office:value-type="float" office:value="0.959752321981424" calcext:value-type="float">
            <text:p>0.959752321981424</text:p>
          </table:table-cell>
          <table:table-cell office:value-type="float" office:value="0.965197215777262" calcext:value-type="float">
            <text:p>0.965197215777262</text:p>
          </table:table-cell>
          <table:table-cell office:value-type="float" office:value="0.922600619195046" calcext:value-type="float">
            <text:p>0.922600619195046</text:p>
          </table:table-cell>
          <table:table-cell office:value-type="float" office:value="0.96983758700696" calcext:value-type="float">
            <text:p>0.96983758700696</text:p>
          </table:table-cell>
          <table:table-cell office:value-type="float" office:value="0.925696594427245" calcext:value-type="float">
            <text:p>0.925696594427245</text:p>
          </table:table-cell>
          <table:table-cell office:value-type="float" office:value="0.97138437741686" calcext:value-type="float">
            <text:p>0.97138437741686</text:p>
          </table:table-cell>
          <table:table-cell office:value-type="float" office:value="0.922600619195046" calcext:value-type="float">
            <text:p>0.922600619195046</text:p>
          </table:table-cell>
          <table:table-cell office:value-type="float" office:value="0.965197215777262" calcext:value-type="float">
            <text:p>0.965197215777262</text:p>
          </table:table-cell>
          <table:table-cell office:value-type="float" office:value="4.60509749802014" calcext:value-type="float">
            <text:p>4.60509749802014</text:p>
          </table:table-cell>
          <table:table-cell office:value-type="float" office:value="1.20959152871158" calcext:value-type="float">
            <text:p>1.20959152871158</text:p>
          </table:table-cell>
          <table:table-cell office:value-type="float" office:value="0.014032180754992" calcext:value-type="float">
            <text:p>0.014032180754992</text:p>
          </table:table-cell>
          <table:table-cell office:value-type="float" office:value="0.00409063129780369" calcext:value-type="float">
            <text:p>0.004090631297804</text:p>
          </table:table-cell>
        </table:table-row>
        <table:table-row table:style-name="ro1">
          <table:table-cell office:value-type="float" office:value="42.0675050258637" calcext:value-type="float">
            <text:p>42.0675050258637</text:p>
          </table:table-cell>
          <table:table-cell office:value-type="float" office:value="3.95773921012878" calcext:value-type="float">
            <text:p>3.95773921012878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64882111105524" calcext:value-type="float">
            <text:p>0.964882111105524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58000" calcext:value-type="float">
            <text:p>458000</text:p>
          </table:table-cell>
          <table:table-cell office:value-type="float" office:value="76" calcext:value-type="float">
            <text:p>76</text:p>
          </table:table-cell>
          <table:table-cell office:value-type="float" office:value="0.932098765432099" calcext:value-type="float">
            <text:p>0.932098765432099</text:p>
          </table:table-cell>
          <table:table-cell office:value-type="float" office:value="0.962848297213622" calcext:value-type="float">
            <text:p>0.962848297213622</text:p>
          </table:table-cell>
          <table:table-cell office:value-type="float" office:value="0.959752321981424" calcext:value-type="float">
            <text:p>0.959752321981424</text:p>
          </table:table-cell>
          <table:table-cell office:value-type="float" office:value="0.959783449342614" calcext:value-type="float">
            <text:p>0.959783449342614</text:p>
          </table:table-cell>
          <table:table-cell office:value-type="float" office:value="0.919504643962848" calcext:value-type="float">
            <text:p>0.919504643962848</text:p>
          </table:table-cell>
          <table:table-cell office:value-type="float" office:value="0.969064191802011" calcext:value-type="float">
            <text:p>0.969064191802011</text:p>
          </table:table-cell>
          <table:table-cell office:value-type="float" office:value="0.928792569659443" calcext:value-type="float">
            <text:p>0.928792569659443</text:p>
          </table:table-cell>
          <table:table-cell office:value-type="float" office:value="0.967517401392111" calcext:value-type="float">
            <text:p>0.967517401392111</text:p>
          </table:table-cell>
          <table:table-cell office:value-type="float" office:value="0.922600619195046" calcext:value-type="float">
            <text:p>0.922600619195046</text:p>
          </table:table-cell>
          <table:table-cell office:value-type="float" office:value="0.965197215777262" calcext:value-type="float">
            <text:p>0.965197215777262</text:p>
          </table:table-cell>
          <table:table-cell office:value-type="float" office:value="3.76367088598096" calcext:value-type="float">
            <text:p>3.76367088598096</text:p>
          </table:table-cell>
          <table:table-cell office:value-type="float" office:value="1.13798770013936" calcext:value-type="float">
            <text:p>1.13798770013936</text:p>
          </table:table-cell>
          <table:table-cell office:value-type="float" office:value="0.01430263618257" calcext:value-type="float">
            <text:p>0.01430263618257</text:p>
          </table:table-cell>
          <table:table-cell office:value-type="float" office:value="0.00330655698635645" calcext:value-type="float">
            <text:p>0.003306556986356</text:p>
          </table:table-cell>
        </table:table-row>
        <table:table-row table:style-name="ro1">
          <table:table-cell office:value-type="float" office:value="38.7428140640259" calcext:value-type="float">
            <text:p>38.7428140640259</text:p>
          </table:table-cell>
          <table:table-cell office:value-type="float" office:value="5.16199150085449" calcext:value-type="float">
            <text:p>5.16199150085449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67822210090533" calcext:value-type="float">
            <text:p>0.967822210090533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68000" calcext:value-type="float">
            <text:p>468000</text:p>
          </table:table-cell>
          <table:table-cell office:value-type="float" office:value="76" calcext:value-type="float">
            <text:p>76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970588235294117" calcext:value-type="float">
            <text:p>0.970588235294117</text:p>
          </table:table-cell>
          <table:table-cell office:value-type="float" office:value="0.96594427244582" calcext:value-type="float">
            <text:p>0.96594427244582</text:p>
          </table:table-cell>
          <table:table-cell office:value-type="float" office:value="0.966744006187162" calcext:value-type="float">
            <text:p>0.966744006187162</text:p>
          </table:table-cell>
          <table:table-cell office:value-type="float" office:value="0.919504643962848" calcext:value-type="float">
            <text:p>0.919504643962848</text:p>
          </table:table-cell>
          <table:table-cell office:value-type="float" office:value="0.967517401392111" calcext:value-type="float">
            <text:p>0.967517401392111</text:p>
          </table:table-cell>
          <table:table-cell office:value-type="float" office:value="0.928792569659443" calcext:value-type="float">
            <text:p>0.928792569659443</text:p>
          </table:table-cell>
          <table:table-cell office:value-type="float" office:value="0.965970610982212" calcext:value-type="float">
            <text:p>0.965970610982212</text:p>
          </table:table-cell>
          <table:table-cell office:value-type="float" office:value="0.931888544891641" calcext:value-type="float">
            <text:p>0.931888544891641</text:p>
          </table:table-cell>
          <table:table-cell office:value-type="float" office:value="0.968290796597061" calcext:value-type="float">
            <text:p>0.968290796597061</text:p>
          </table:table-cell>
          <table:table-cell office:value-type="float" office:value="4.6750691815464" calcext:value-type="float">
            <text:p>4.6750691815464</text:p>
          </table:table-cell>
          <table:table-cell office:value-type="float" office:value="2.19258144675236" calcext:value-type="float">
            <text:p>2.19258144675236</text:p>
          </table:table-cell>
          <table:table-cell office:value-type="float" office:value="0.0176182569061897" calcext:value-type="float">
            <text:p>0.01761825690619</text:p>
          </table:table-cell>
          <table:table-cell office:value-type="float" office:value="0.00158457060421931" calcext:value-type="float">
            <text:p>0.001584570604219</text:p>
          </table:table-cell>
        </table:table-row>
        <table:table-row table:style-name="ro1">
          <table:table-cell office:value-type="float" office:value="29.6802685260773" calcext:value-type="float">
            <text:p>29.6802685260773</text:p>
          </table:table-cell>
          <table:table-cell office:value-type="float" office:value="4.03562746047974" calcext:value-type="float">
            <text:p>4.03562746047974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67202775602853" calcext:value-type="float">
            <text:p>0.967202775602853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572000" calcext:value-type="float">
            <text:p>572000</text:p>
          </table:table-cell>
          <table:table-cell office:value-type="float" office:value="76" calcext:value-type="float">
            <text:p>76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6594427244582" calcext:value-type="float">
            <text:p>0.96594427244582</text:p>
          </table:table-cell>
          <table:table-cell office:value-type="float" office:value="0.962848297213622" calcext:value-type="float">
            <text:p>0.962848297213622</text:p>
          </table:table-cell>
          <table:table-cell office:value-type="float" office:value="0.965970610982212" calcext:value-type="float">
            <text:p>0.965970610982212</text:p>
          </table:table-cell>
          <table:table-cell office:value-type="float" office:value="0.919504643962848" calcext:value-type="float">
            <text:p>0.919504643962848</text:p>
          </table:table-cell>
          <table:table-cell office:value-type="float" office:value="0.97293116782676" calcext:value-type="float">
            <text:p>0.97293116782676</text:p>
          </table:table-cell>
          <table:table-cell office:value-type="float" office:value="0.931888544891641" calcext:value-type="float">
            <text:p>0.931888544891641</text:p>
          </table:table-cell>
          <table:table-cell office:value-type="float" office:value="0.967517401392111" calcext:value-type="float">
            <text:p>0.967517401392111</text:p>
          </table:table-cell>
          <table:table-cell office:value-type="float" office:value="0.922600619195046" calcext:value-type="float">
            <text:p>0.922600619195046</text:p>
          </table:table-cell>
          <table:table-cell office:value-type="float" office:value="0.963650425367363" calcext:value-type="float">
            <text:p>0.963650425367363</text:p>
          </table:table-cell>
          <table:table-cell office:value-type="float" office:value="2.5353497931531" calcext:value-type="float">
            <text:p>2.5353497931531</text:p>
          </table:table-cell>
          <table:table-cell office:value-type="float" office:value="0.916002462256454" calcext:value-type="float">
            <text:p>0.916002462256454</text:p>
          </table:table-cell>
          <table:table-cell office:value-type="float" office:value="0.0156897922034865" calcext:value-type="float">
            <text:p>0.015689792203487</text:p>
          </table:table-cell>
          <table:table-cell office:value-type="float" office:value="0.00311880486412303" calcext:value-type="float">
            <text:p>0.003118804864123</text:p>
          </table:table-cell>
        </table:table-row>
        <table:table-row table:style-name="ro1">
          <table:table-cell office:value-type="float" office:value="36.8250405311584" calcext:value-type="float">
            <text:p>36.8250405311584</text:p>
          </table:table-cell>
          <table:table-cell office:value-type="float" office:value="3.82841448783874" calcext:value-type="float">
            <text:p>3.82841448783874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63180761375254" calcext:value-type="float">
            <text:p>0.963180761375254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358000" calcext:value-type="float">
            <text:p>358000</text:p>
          </table:table-cell>
          <table:table-cell office:value-type="float" office:value="82" calcext:value-type="float">
            <text:p>82</text:p>
          </table:table-cell>
          <table:table-cell office:value-type="float" office:value="0.932098765432099" calcext:value-type="float">
            <text:p>0.932098765432099</text:p>
          </table:table-cell>
          <table:table-cell office:value-type="float" office:value="0.963622291021672" calcext:value-type="float">
            <text:p>0.963622291021672</text:p>
          </table:table-cell>
          <table:table-cell office:value-type="float" office:value="0.95046439628483" calcext:value-type="float">
            <text:p>0.95046439628483</text:p>
          </table:table-cell>
          <table:table-cell office:value-type="float" office:value="0.956689868522815" calcext:value-type="float">
            <text:p>0.956689868522815</text:p>
          </table:table-cell>
          <table:table-cell office:value-type="float" office:value="0.922600619195046" calcext:value-type="float">
            <text:p>0.922600619195046</text:p>
          </table:table-cell>
          <table:table-cell office:value-type="float" office:value="0.964423820572312" calcext:value-type="float">
            <text:p>0.964423820572312</text:p>
          </table:table-cell>
          <table:table-cell office:value-type="float" office:value="0.922600619195046" calcext:value-type="float">
            <text:p>0.922600619195046</text:p>
          </table:table-cell>
          <table:table-cell office:value-type="float" office:value="0.965197215777262" calcext:value-type="float">
            <text:p>0.965197215777262</text:p>
          </table:table-cell>
          <table:table-cell office:value-type="float" office:value="0.931888544891641" calcext:value-type="float">
            <text:p>0.931888544891641</text:p>
          </table:table-cell>
          <table:table-cell office:value-type="float" office:value="0.965970610982212" calcext:value-type="float">
            <text:p>0.965970610982212</text:p>
          </table:table-cell>
          <table:table-cell office:value-type="float" office:value="1.89751732689754" calcext:value-type="float">
            <text:p>1.89751732689754</text:p>
          </table:table-cell>
          <table:table-cell office:value-type="float" office:value="0.989341586041184" calcext:value-type="float">
            <text:p>0.989341586041184</text:p>
          </table:table-cell>
          <table:table-cell office:value-type="float" office:value="0.0101716125492185" calcext:value-type="float">
            <text:p>0.010171612549219</text:p>
          </table:table-cell>
          <table:table-cell office:value-type="float" office:value="0.00333829848284185" calcext:value-type="float">
            <text:p>0.003338298482842</text:p>
          </table:table-cell>
        </table:table-row>
        <table:table-row table:style-name="ro1">
          <table:table-cell office:value-type="float" office:value="38.376323890686" calcext:value-type="float">
            <text:p>38.376323890686</text:p>
          </table:table-cell>
          <table:table-cell office:value-type="float" office:value="3.42898230552673" calcext:value-type="float">
            <text:p>3.42898230552673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63490239177855" calcext:value-type="float">
            <text:p>0.963490239177855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24000" calcext:value-type="float">
            <text:p>424000</text:p>
          </table:table-cell>
          <table:table-cell office:value-type="float" office:value="82" calcext:value-type="float">
            <text:p>82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64396284829721" calcext:value-type="float">
            <text:p>0.964396284829721</text:p>
          </table:table-cell>
          <table:table-cell office:value-type="float" office:value="0.962848297213622" calcext:value-type="float">
            <text:p>0.962848297213622</text:p>
          </table:table-cell>
          <table:table-cell office:value-type="float" office:value="0.963650425367363" calcext:value-type="float">
            <text:p>0.963650425367363</text:p>
          </table:table-cell>
          <table:table-cell office:value-type="float" office:value="0.922600619195046" calcext:value-type="float">
            <text:p>0.922600619195046</text:p>
          </table:table-cell>
          <table:table-cell office:value-type="float" office:value="0.960556844547564" calcext:value-type="float">
            <text:p>0.960556844547564</text:p>
          </table:table-cell>
          <table:table-cell office:value-type="float" office:value="0.922600619195046" calcext:value-type="float">
            <text:p>0.922600619195046</text:p>
          </table:table-cell>
          <table:table-cell office:value-type="float" office:value="0.967517401392111" calcext:value-type="float">
            <text:p>0.967517401392111</text:p>
          </table:table-cell>
          <table:table-cell office:value-type="float" office:value="0.925696594427245" calcext:value-type="float">
            <text:p>0.925696594427245</text:p>
          </table:table-cell>
          <table:table-cell office:value-type="float" office:value="0.961330239752514" calcext:value-type="float">
            <text:p>0.961330239752514</text:p>
          </table:table-cell>
          <table:table-cell office:value-type="float" office:value="3.46707215134965" calcext:value-type="float">
            <text:p>3.46707215134965</text:p>
          </table:table-cell>
          <table:table-cell office:value-type="float" office:value="0.938216702979912" calcext:value-type="float">
            <text:p>0.938216702979912</text:p>
          </table:table-cell>
          <table:table-cell office:value-type="float" office:value="0.0155195744898648" calcext:value-type="float">
            <text:p>0.015519574489865</text:p>
          </table:table-cell>
          <table:table-cell office:value-type="float" office:value="0.00246312871823646" calcext:value-type="float">
            <text:p>0.002463128718236</text:p>
          </table:table-cell>
        </table:table-row>
        <table:table-row table:style-name="ro1">
          <table:table-cell office:value-type="float" office:value="30.216296005249" calcext:value-type="float">
            <text:p>30.216296005249</text:p>
          </table:table-cell>
          <table:table-cell office:value-type="float" office:value="4.17145690917969" calcext:value-type="float">
            <text:p>4.17145690917969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64727432064534" calcext:value-type="float">
            <text:p>0.964727432064534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592000" calcext:value-type="float">
            <text:p>592000</text:p>
          </table:table-cell>
          <table:table-cell office:value-type="float" office:value="82" calcext:value-type="float">
            <text:p>82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62848297213622" calcext:value-type="float">
            <text:p>0.962848297213622</text:p>
          </table:table-cell>
          <table:table-cell office:value-type="float" office:value="0.953560371517028" calcext:value-type="float">
            <text:p>0.953560371517028</text:p>
          </table:table-cell>
          <table:table-cell office:value-type="float" office:value="0.965970610982212" calcext:value-type="float">
            <text:p>0.965970610982212</text:p>
          </table:table-cell>
          <table:table-cell office:value-type="float" office:value="0.91640866873065" calcext:value-type="float">
            <text:p>0.91640866873065</text:p>
          </table:table-cell>
          <table:table-cell office:value-type="float" office:value="0.960556844547564" calcext:value-type="float">
            <text:p>0.960556844547564</text:p>
          </table:table-cell>
          <table:table-cell office:value-type="float" office:value="0.931888544891641" calcext:value-type="float">
            <text:p>0.931888544891641</text:p>
          </table:table-cell>
          <table:table-cell office:value-type="float" office:value="0.966744006187162" calcext:value-type="float">
            <text:p>0.966744006187162</text:p>
          </table:table-cell>
          <table:table-cell office:value-type="float" office:value="0.931888544891641" calcext:value-type="float">
            <text:p>0.931888544891641</text:p>
          </table:table-cell>
          <table:table-cell office:value-type="float" office:value="0.967517401392111" calcext:value-type="float">
            <text:p>0.967517401392111</text:p>
          </table:table-cell>
          <table:table-cell office:value-type="float" office:value="1.19351861271591" calcext:value-type="float">
            <text:p>1.19351861271591</text:p>
          </table:table-cell>
          <table:table-cell office:value-type="float" office:value="0.806024438096768" calcext:value-type="float">
            <text:p>0.806024438096768</text:p>
          </table:table-cell>
          <table:table-cell office:value-type="float" office:value="0.0122023576403964" calcext:value-type="float">
            <text:p>0.012202357640396</text:p>
          </table:table-cell>
          <table:table-cell office:value-type="float" office:value="0.00261995961369068" calcext:value-type="float">
            <text:p>0.002619959613691</text:p>
          </table:table-cell>
        </table:table-row>
        <table:table-row table:style-name="ro1">
          <table:table-cell office:value-type="float" office:value="30.7995626926422" calcext:value-type="float">
            <text:p>30.7995626926422</text:p>
          </table:table-cell>
          <table:table-cell office:value-type="float" office:value="5.93907580375671" calcext:value-type="float">
            <text:p>5.93907580375671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65037987352714" calcext:value-type="float">
            <text:p>0.965037987352714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704000" calcext:value-type="float">
            <text:p>704000</text:p>
          </table:table-cell>
          <table:table-cell office:value-type="float" office:value="82" calcext:value-type="float">
            <text:p>82</text:p>
          </table:table-cell>
          <table:table-cell office:value-type="float" office:value="0.929012345679012" calcext:value-type="float">
            <text:p>0.929012345679012</text:p>
          </table:table-cell>
          <table:table-cell office:value-type="float" office:value="0.970588235294117" calcext:value-type="float">
            <text:p>0.970588235294117</text:p>
          </table:table-cell>
          <table:table-cell office:value-type="float" office:value="0.95046439628483" calcext:value-type="float">
            <text:p>0.95046439628483</text:p>
          </table:table-cell>
          <table:table-cell office:value-type="float" office:value="0.964423820572312" calcext:value-type="float">
            <text:p>0.964423820572312</text:p>
          </table:table-cell>
          <table:table-cell office:value-type="float" office:value="0.922600619195046" calcext:value-type="float">
            <text:p>0.922600619195046</text:p>
          </table:table-cell>
          <table:table-cell office:value-type="float" office:value="0.969064191802011" calcext:value-type="float">
            <text:p>0.969064191802011</text:p>
          </table:table-cell>
          <table:table-cell office:value-type="float" office:value="0.925696594427245" calcext:value-type="float">
            <text:p>0.925696594427245</text:p>
          </table:table-cell>
          <table:table-cell office:value-type="float" office:value="0.964423820572312" calcext:value-type="float">
            <text:p>0.964423820572312</text:p>
          </table:table-cell>
          <table:table-cell office:value-type="float" office:value="0.931888544891641" calcext:value-type="float">
            <text:p>0.931888544891641</text:p>
          </table:table-cell>
          <table:table-cell office:value-type="float" office:value="0.956689868522815" calcext:value-type="float">
            <text:p>0.956689868522815</text:p>
          </table:table-cell>
          <table:table-cell office:value-type="float" office:value="1.52836841991758" calcext:value-type="float">
            <text:p>1.52836841991758</text:p>
          </table:table-cell>
          <table:table-cell office:value-type="float" office:value="1.98739337725382" calcext:value-type="float">
            <text:p>1.98739337725382</text:p>
          </table:table-cell>
          <table:table-cell office:value-type="float" office:value="0.00977406311832547" calcext:value-type="float">
            <text:p>0.009774063118325</text:p>
          </table:table-cell>
          <table:table-cell office:value-type="float" office:value="0.00484687660550592" calcext:value-type="float">
            <text:p>0.004846876605506</text:p>
          </table:table-cell>
        </table:table-row>
        <table:table-row table:style-name="ro1">
          <table:table-cell office:value-type="float" office:value="29.9332921028137" calcext:value-type="float">
            <text:p>29.9332921028137</text:p>
          </table:table-cell>
          <table:table-cell office:value-type="float" office:value="4.50802583694458" calcext:value-type="float">
            <text:p>4.50802583694458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59467386905916" calcext:value-type="float">
            <text:p>0.95946738690591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253000" calcext:value-type="float">
            <text:p>253000</text:p>
          </table:table-cell>
          <table:table-cell office:value-type="float" office:value="86" calcext:value-type="float">
            <text:p>86</text:p>
          </table:table-cell>
          <table:table-cell office:value-type="float" office:value="0.92283950617284" calcext:value-type="float">
            <text:p>0.92283950617284</text:p>
          </table:table-cell>
          <table:table-cell office:value-type="float" office:value="0.956656346749226" calcext:value-type="float">
            <text:p>0.956656346749226</text:p>
          </table:table-cell>
          <table:table-cell office:value-type="float" office:value="0.962848297213622" calcext:value-type="float">
            <text:p>0.962848297213622</text:p>
          </table:table-cell>
          <table:table-cell office:value-type="float" office:value="0.957463263727765" calcext:value-type="float">
            <text:p>0.957463263727765</text:p>
          </table:table-cell>
          <table:table-cell office:value-type="float" office:value="0.922600619195046" calcext:value-type="float">
            <text:p>0.922600619195046</text:p>
          </table:table-cell>
          <table:table-cell office:value-type="float" office:value="0.961330239752514" calcext:value-type="float">
            <text:p>0.961330239752514</text:p>
          </table:table-cell>
          <table:table-cell office:value-type="float" office:value="0.919504643962848" calcext:value-type="float">
            <text:p>0.919504643962848</text:p>
          </table:table-cell>
          <table:table-cell office:value-type="float" office:value="0.964423820572312" calcext:value-type="float">
            <text:p>0.964423820572312</text:p>
          </table:table-cell>
          <table:table-cell office:value-type="float" office:value="0.928792569659443" calcext:value-type="float">
            <text:p>0.928792569659443</text:p>
          </table:table-cell>
          <table:table-cell office:value-type="float" office:value="0.957463263727765" calcext:value-type="float">
            <text:p>0.957463263727765</text:p>
          </table:table-cell>
          <table:table-cell office:value-type="float" office:value="4.08888890183663" calcext:value-type="float">
            <text:p>4.08888890183663</text:p>
          </table:table-cell>
          <table:table-cell office:value-type="float" office:value="1.20089551307422" calcext:value-type="float">
            <text:p>1.20089551307422</text:p>
          </table:table-cell>
          <table:table-cell office:value-type="float" office:value="0.0160461560801982" calcext:value-type="float">
            <text:p>0.016046156080198</text:p>
          </table:table-cell>
          <table:table-cell office:value-type="float" office:value="0.00296551586090491" calcext:value-type="float">
            <text:p>0.002965515860905</text:p>
          </table:table-cell>
        </table:table-row>
        <table:table-row table:style-name="ro1">
          <table:table-cell office:value-type="float" office:value="31.2628602027893" calcext:value-type="float">
            <text:p>31.2628602027893</text:p>
          </table:table-cell>
          <table:table-cell office:value-type="float" office:value="3.98370885848999" calcext:value-type="float">
            <text:p>3.98370885848999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67358292688183" calcext:value-type="float">
            <text:p>0.967358292688183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577000" calcext:value-type="float">
            <text:p>577000</text:p>
          </table:table-cell>
          <table:table-cell office:value-type="float" office:value="86" calcext:value-type="float">
            <text:p>86</text:p>
          </table:table-cell>
          <table:table-cell office:value-type="float" office:value="0.932098765432099" calcext:value-type="float">
            <text:p>0.932098765432099</text:p>
          </table:table-cell>
          <table:table-cell office:value-type="float" office:value="0.971362229102167" calcext:value-type="float">
            <text:p>0.971362229102167</text:p>
          </table:table-cell>
          <table:table-cell office:value-type="float" office:value="0.959752321981424" calcext:value-type="float">
            <text:p>0.959752321981424</text:p>
          </table:table-cell>
          <table:table-cell office:value-type="float" office:value="0.964423820572312" calcext:value-type="float">
            <text:p>0.964423820572312</text:p>
          </table:table-cell>
          <table:table-cell office:value-type="float" office:value="0.913312693498452" calcext:value-type="float">
            <text:p>0.913312693498452</text:p>
          </table:table-cell>
          <table:table-cell office:value-type="float" office:value="0.968290796597061" calcext:value-type="float">
            <text:p>0.968290796597061</text:p>
          </table:table-cell>
          <table:table-cell office:value-type="float" office:value="0.91640866873065" calcext:value-type="float">
            <text:p>0.91640866873065</text:p>
          </table:table-cell>
          <table:table-cell office:value-type="float" office:value="0.967517401392111" calcext:value-type="float">
            <text:p>0.967517401392111</text:p>
          </table:table-cell>
          <table:table-cell office:value-type="float" office:value="0.934984520123839" calcext:value-type="float">
            <text:p>0.934984520123839</text:p>
          </table:table-cell>
          <table:table-cell office:value-type="float" office:value="0.965197215777262" calcext:value-type="float">
            <text:p>0.965197215777262</text:p>
          </table:table-cell>
          <table:table-cell office:value-type="float" office:value="3.28383807153293" calcext:value-type="float">
            <text:p>3.28383807153293</text:p>
          </table:table-cell>
          <table:table-cell office:value-type="float" office:value="0.79901868945137" calcext:value-type="float">
            <text:p>0.79901868945137</text:p>
          </table:table-cell>
          <table:table-cell office:value-type="float" office:value="0.0165420516930381" calcext:value-type="float">
            <text:p>0.016542051693038</text:p>
          </table:table-cell>
          <table:table-cell office:value-type="float" office:value="0.002457957116823" calcext:value-type="float">
            <text:p>0.002457957116823</text:p>
          </table:table-cell>
        </table:table-row>
        <table:table-row table:style-name="ro1">
          <table:table-cell office:value-type="float" office:value="30.6121489048004" calcext:value-type="float">
            <text:p>30.6121489048004</text:p>
          </table:table-cell>
          <table:table-cell office:value-type="float" office:value="5.82475166320801" calcext:value-type="float">
            <text:p>5.82475166320801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65502144196303" calcext:value-type="float">
            <text:p>0.965502144196303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815000" calcext:value-type="float">
            <text:p>815000</text:p>
          </table:table-cell>
          <table:table-cell office:value-type="float" office:value="86" calcext:value-type="float">
            <text:p>86</text:p>
          </table:table-cell>
          <table:table-cell office:value-type="float" office:value="0.929012345679012" calcext:value-type="float">
            <text:p>0.929012345679012</text:p>
          </table:table-cell>
          <table:table-cell office:value-type="float" office:value="0.971362229102167" calcext:value-type="float">
            <text:p>0.971362229102167</text:p>
          </table:table-cell>
          <table:table-cell office:value-type="float" office:value="0.947368421052632" calcext:value-type="float">
            <text:p>0.947368421052632</text:p>
          </table:table-cell>
          <table:table-cell office:value-type="float" office:value="0.965970610982212" calcext:value-type="float">
            <text:p>0.965970610982212</text:p>
          </table:table-cell>
          <table:table-cell office:value-type="float" office:value="0.925696594427245" calcext:value-type="float">
            <text:p>0.925696594427245</text:p>
          </table:table-cell>
          <table:table-cell office:value-type="float" office:value="0.969064191802011" calcext:value-type="float">
            <text:p>0.969064191802011</text:p>
          </table:table-cell>
          <table:table-cell office:value-type="float" office:value="0.928792569659443" calcext:value-type="float">
            <text:p>0.928792569659443</text:p>
          </table:table-cell>
          <table:table-cell office:value-type="float" office:value="0.953596287703016" calcext:value-type="float">
            <text:p>0.953596287703016</text:p>
          </table:table-cell>
          <table:table-cell office:value-type="float" office:value="0.925696594427245" calcext:value-type="float">
            <text:p>0.925696594427245</text:p>
          </table:table-cell>
          <table:table-cell office:value-type="float" office:value="0.967517401392111" calcext:value-type="float">
            <text:p>0.967517401392111</text:p>
          </table:table-cell>
          <table:table-cell office:value-type="float" office:value="3.58570266721353" calcext:value-type="float">
            <text:p>3.58570266721353</text:p>
          </table:table-cell>
          <table:table-cell office:value-type="float" office:value="1.7239992320007" calcext:value-type="float">
            <text:p>1.7239992320007</text:p>
          </table:table-cell>
          <table:table-cell office:value-type="float" office:value="0.00815255490136101" calcext:value-type="float">
            <text:p>0.008152554901361</text:p>
          </table:table-cell>
          <table:table-cell office:value-type="float" office:value="0.00621383810189425" calcext:value-type="float">
            <text:p>0.006213838101894</text:p>
          </table:table-cell>
        </table:table-row>
        <table:table-row table:style-name="ro1">
          <table:table-cell office:value-type="float" office:value="49.6781859874725" calcext:value-type="float">
            <text:p>49.6781859874725</text:p>
          </table:table-cell>
          <table:table-cell office:value-type="float" office:value="3.94441175460815" calcext:value-type="float">
            <text:p>3.9444117546081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51423597891959" calcext:value-type="float">
            <text:p>0.951423597891959</text:p>
          </table:table-cell>
          <table:table-cell table:style-name="ce1"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126000" calcext:value-type="float">
            <text:p>126000</text:p>
          </table:table-cell>
          <table:table-cell office:value-type="float" office:value="89" calcext:value-type="float">
            <text:p>89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53560371517028" calcext:value-type="float">
            <text:p>0.953560371517028</text:p>
          </table:table-cell>
          <table:table-cell office:value-type="float" office:value="0.962848297213622" calcext:value-type="float">
            <text:p>0.962848297213622</text:p>
          </table:table-cell>
          <table:table-cell office:value-type="float" office:value="0.948182521268368" calcext:value-type="float">
            <text:p>0.948182521268368</text:p>
          </table:table-cell>
          <table:table-cell office:value-type="float" office:value="0.925696594427245" calcext:value-type="float">
            <text:p>0.925696594427245</text:p>
          </table:table-cell>
          <table:table-cell office:value-type="float" office:value="0.955143078112915" calcext:value-type="float">
            <text:p>0.955143078112915</text:p>
          </table:table-cell>
          <table:table-cell office:value-type="float" office:value="0.913312693498452" calcext:value-type="float">
            <text:p>0.913312693498452</text:p>
          </table:table-cell>
          <table:table-cell office:value-type="float" office:value="0.955143078112915" calcext:value-type="float">
            <text:p>0.955143078112915</text:p>
          </table:table-cell>
          <table:table-cell office:value-type="float" office:value="0.925696594427245" calcext:value-type="float">
            <text:p>0.925696594427245</text:p>
          </table:table-cell>
          <table:table-cell office:value-type="float" office:value="0.945088940448569" calcext:value-type="float">
            <text:p>0.945088940448569</text:p>
          </table:table-cell>
          <table:table-cell office:value-type="float" office:value="17.3833108080091" calcext:value-type="float">
            <text:p>17.3833108080091</text:p>
          </table:table-cell>
          <table:table-cell office:value-type="float" office:value="1.59143520601138" calcext:value-type="float">
            <text:p>1.59143520601138</text:p>
          </table:table-cell>
          <table:table-cell office:value-type="float" office:value="0.0167802855937486" calcext:value-type="float">
            <text:p>0.016780285593749</text:p>
          </table:table-cell>
          <table:table-cell office:value-type="float" office:value="0.00407105220693734" calcext:value-type="float">
            <text:p>0.004071052206937</text:p>
          </table:table-cell>
        </table:table-row>
        <table:table-row table:style-name="ro1">
          <table:table-cell office:value-type="float" office:value="35.1412453651428" calcext:value-type="float">
            <text:p>35.1412453651428</text:p>
          </table:table-cell>
          <table:table-cell office:value-type="float" office:value="3.22377667427063" calcext:value-type="float">
            <text:p>3.2237766742706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5346028507874" calcext:value-type="float">
            <text:p>0.965346028507874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371000" calcext:value-type="float">
            <text:p>371000</text:p>
          </table:table-cell>
          <table:table-cell office:value-type="float" office:value="89" calcext:value-type="float">
            <text:p>89</text:p>
          </table:table-cell>
          <table:table-cell office:value-type="float" office:value="0.919753086419753" calcext:value-type="float">
            <text:p>0.919753086419753</text:p>
          </table:table-cell>
          <table:table-cell office:value-type="float" office:value="0.962074303405573" calcext:value-type="float">
            <text:p>0.962074303405573</text:p>
          </table:table-cell>
          <table:table-cell office:value-type="float" office:value="0.959752321981424" calcext:value-type="float">
            <text:p>0.959752321981424</text:p>
          </table:table-cell>
          <table:table-cell office:value-type="float" office:value="0.963650425367363" calcext:value-type="float">
            <text:p>0.963650425367363</text:p>
          </table:table-cell>
          <table:table-cell office:value-type="float" office:value="0.919504643962848" calcext:value-type="float">
            <text:p>0.919504643962848</text:p>
          </table:table-cell>
          <table:table-cell office:value-type="float" office:value="0.962103634957463" calcext:value-type="float">
            <text:p>0.962103634957463</text:p>
          </table:table-cell>
          <table:table-cell office:value-type="float" office:value="0.922600619195046" calcext:value-type="float">
            <text:p>0.922600619195046</text:p>
          </table:table-cell>
          <table:table-cell office:value-type="float" office:value="0.97138437741686" calcext:value-type="float">
            <text:p>0.97138437741686</text:p>
          </table:table-cell>
          <table:table-cell office:value-type="float" office:value="0.931888544891641" calcext:value-type="float">
            <text:p>0.931888544891641</text:p>
          </table:table-cell>
          <table:table-cell office:value-type="float" office:value="0.967517401392111" calcext:value-type="float">
            <text:p>0.967517401392111</text:p>
          </table:table-cell>
          <table:table-cell office:value-type="float" office:value="4.99027112579451" calcext:value-type="float">
            <text:p>4.99027112579451</text:p>
          </table:table-cell>
          <table:table-cell office:value-type="float" office:value="0.633246308458939" calcext:value-type="float">
            <text:p>0.633246308458939</text:p>
          </table:table-cell>
          <table:table-cell office:value-type="float" office:value="0.0152044466361335" calcext:value-type="float">
            <text:p>0.015204446636134</text:p>
          </table:table-cell>
          <table:table-cell office:value-type="float" office:value="0.00361300121339417" calcext:value-type="float">
            <text:p>0.003613001213394</text:p>
          </table:table-cell>
        </table:table-row>
        <table:table-row table:style-name="ro1">
          <table:table-cell office:value-type="float" office:value="33.4326906681061" calcext:value-type="float">
            <text:p>33.4326906681061</text:p>
          </table:table-cell>
          <table:table-cell office:value-type="float" office:value="4.10760097503662" calcext:value-type="float">
            <text:p>4.10760097503662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3954036859584" calcext:value-type="float">
            <text:p>0.963954036859584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552000" calcext:value-type="float">
            <text:p>552000</text:p>
          </table:table-cell>
          <table:table-cell office:value-type="float" office:value="89" calcext:value-type="float">
            <text:p>89</text:p>
          </table:table-cell>
          <table:table-cell office:value-type="float" office:value="0.91358024691358" calcext:value-type="float">
            <text:p>0.91358024691358</text:p>
          </table:table-cell>
          <table:table-cell office:value-type="float" office:value="0.962848297213622" calcext:value-type="float">
            <text:p>0.962848297213622</text:p>
          </table:table-cell>
          <table:table-cell office:value-type="float" office:value="0.956656346749226" calcext:value-type="float">
            <text:p>0.956656346749226</text:p>
          </table:table-cell>
          <table:table-cell office:value-type="float" office:value="0.959010054137664" calcext:value-type="float">
            <text:p>0.959010054137664</text:p>
          </table:table-cell>
          <table:table-cell office:value-type="float" office:value="0.91640866873065" calcext:value-type="float">
            <text:p>0.91640866873065</text:p>
          </table:table-cell>
          <table:table-cell office:value-type="float" office:value="0.969064191802011" calcext:value-type="float">
            <text:p>0.969064191802011</text:p>
          </table:table-cell>
          <table:table-cell office:value-type="float" office:value="0.928792569659443" calcext:value-type="float">
            <text:p>0.928792569659443</text:p>
          </table:table-cell>
          <table:table-cell office:value-type="float" office:value="0.963650425367363" calcext:value-type="float">
            <text:p>0.963650425367363</text:p>
          </table:table-cell>
          <table:table-cell office:value-type="float" office:value="0.938080495356037" calcext:value-type="float">
            <text:p>0.938080495356037</text:p>
          </table:table-cell>
          <table:table-cell office:value-type="float" office:value="0.965197215777262" calcext:value-type="float">
            <text:p>0.965197215777262</text:p>
          </table:table-cell>
          <table:table-cell office:value-type="float" office:value="3.64741703125217" calcext:value-type="float">
            <text:p>3.64741703125217</text:p>
          </table:table-cell>
          <table:table-cell office:value-type="float" office:value="1.19218172401694" calcext:value-type="float">
            <text:p>1.19218172401694</text:p>
          </table:table-cell>
          <table:table-cell office:value-type="float" office:value="0.0156800254725209" calcext:value-type="float">
            <text:p>0.015680025472521</text:p>
          </table:table-cell>
          <table:table-cell office:value-type="float" office:value="0.00326854654592739" calcext:value-type="float">
            <text:p>0.003268546545927</text:p>
          </table:table-cell>
        </table:table-row>
        <table:table-row table:style-name="ro1">
          <table:table-cell office:value-type="float" office:value="30.8479437351227" calcext:value-type="float">
            <text:p>30.8479437351227</text:p>
          </table:table-cell>
          <table:table-cell office:value-type="float" office:value="4.59861450195313" calcext:value-type="float">
            <text:p>4.598614501953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7357694085083" calcext:value-type="float">
            <text:p>0.967357694085083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643000" calcext:value-type="float">
            <text:p>643000</text:p>
          </table:table-cell>
          <table:table-cell office:value-type="float" office:value="89" calcext:value-type="float">
            <text:p>89</text:p>
          </table:table-cell>
          <table:table-cell office:value-type="float" office:value="0.935185185185185" calcext:value-type="float">
            <text:p>0.935185185185185</text:p>
          </table:table-cell>
          <table:table-cell office:value-type="float" office:value="0.96749226006192" calcext:value-type="float">
            <text:p>0.96749226006192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0.962877030162413" calcext:value-type="float">
            <text:p>0.962877030162413</text:p>
          </table:table-cell>
          <table:table-cell office:value-type="float" office:value="0.928792569659443" calcext:value-type="float">
            <text:p>0.928792569659443</text:p>
          </table:table-cell>
          <table:table-cell office:value-type="float" office:value="0.962877030162413" calcext:value-type="float">
            <text:p>0.962877030162413</text:p>
          </table:table-cell>
          <table:table-cell office:value-type="float" office:value="0.919504643962848" calcext:value-type="float">
            <text:p>0.919504643962848</text:p>
          </table:table-cell>
          <table:table-cell office:value-type="float" office:value="0.974477958236659" calcext:value-type="float">
            <text:p>0.974477958236659</text:p>
          </table:table-cell>
          <table:table-cell office:value-type="float" office:value="0.928792569659443" calcext:value-type="float">
            <text:p>0.928792569659443</text:p>
          </table:table-cell>
          <table:table-cell office:value-type="float" office:value="0.969064191802011" calcext:value-type="float">
            <text:p>0.969064191802011</text:p>
          </table:table-cell>
          <table:table-cell office:value-type="float" office:value="2.48219324586448" calcext:value-type="float">
            <text:p>2.48219324586448</text:p>
          </table:table-cell>
          <table:table-cell office:value-type="float" office:value="1.34686278510898" calcext:value-type="float">
            <text:p>1.34686278510898</text:p>
          </table:table-cell>
          <table:table-cell office:value-type="float" office:value="0.00724410758082801" calcext:value-type="float">
            <text:p>0.007244107580828</text:p>
          </table:table-cell>
          <table:table-cell office:value-type="float" office:value="0.00433084523907407" calcext:value-type="float">
            <text:p>0.004330845239074</text:p>
          </table:table-cell>
        </table:table-row>
        <table:table-row table:style-name="ro1">
          <table:table-cell office:value-type="float" office:value="28.7557482242584" calcext:value-type="float">
            <text:p>28.7557482242584</text:p>
          </table:table-cell>
          <table:table-cell office:value-type="float" office:value="4.61457471847534" calcext:value-type="float">
            <text:p>4.61457471847534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132525937472" calcext:value-type="float">
            <text:p>0.968132525937472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644000" calcext:value-type="float">
            <text:p>644000</text:p>
          </table:table-cell>
          <table:table-cell office:value-type="float" office:value="89" calcext:value-type="float">
            <text:p>89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976780185758514" calcext:value-type="float">
            <text:p>0.976780185758514</text:p>
          </table:table-cell>
          <table:table-cell office:value-type="float" office:value="0.975232198142415" calcext:value-type="float">
            <text:p>0.975232198142415</text:p>
          </table:table-cell>
          <table:table-cell office:value-type="float" office:value="0.962103634957463" calcext:value-type="float">
            <text:p>0.962103634957463</text:p>
          </table:table-cell>
          <table:table-cell office:value-type="float" office:value="0.919504643962848" calcext:value-type="float">
            <text:p>0.919504643962848</text:p>
          </table:table-cell>
          <table:table-cell office:value-type="float" office:value="0.966744006187162" calcext:value-type="float">
            <text:p>0.966744006187162</text:p>
          </table:table-cell>
          <table:table-cell office:value-type="float" office:value="0.925696594427245" calcext:value-type="float">
            <text:p>0.925696594427245</text:p>
          </table:table-cell>
          <table:table-cell office:value-type="float" office:value="0.973704563031709" calcext:value-type="float">
            <text:p>0.973704563031709</text:p>
          </table:table-cell>
          <table:table-cell office:value-type="float" office:value="0.91640866873065" calcext:value-type="float">
            <text:p>0.91640866873065</text:p>
          </table:table-cell>
          <table:table-cell office:value-type="float" office:value="0.961330239752514" calcext:value-type="float">
            <text:p>0.961330239752514</text:p>
          </table:table-cell>
          <table:table-cell office:value-type="float" office:value="2.78130360126942" calcext:value-type="float">
            <text:p>2.78130360126942</text:p>
          </table:table-cell>
          <table:table-cell office:value-type="float" office:value="1.47382019481722" calcext:value-type="float">
            <text:p>1.47382019481722</text:p>
          </table:table-cell>
          <table:table-cell office:value-type="float" office:value="0.022510903741648" calcext:value-type="float">
            <text:p>0.022510903741648</text:p>
          </table:table-cell>
          <table:table-cell office:value-type="float" office:value="0.00617051421921911" calcext:value-type="float">
            <text:p>0.006170514219219</text:p>
          </table:table-cell>
        </table:table-row>
        <table:table-row table:style-name="ro1">
          <table:table-cell office:value-type="float" office:value="32.8159564971924" calcext:value-type="float">
            <text:p>32.8159564971924</text:p>
          </table:table-cell>
          <table:table-cell office:value-type="float" office:value="6.65699505805969" calcext:value-type="float">
            <text:p>6.65699505805969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3800195862934" calcext:value-type="float">
            <text:p>0.963800195862934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1075000" calcext:value-type="float">
            <text:p>1075000</text:p>
          </table:table-cell>
          <table:table-cell office:value-type="float" office:value="89" calcext:value-type="float">
            <text:p>89</text:p>
          </table:table-cell>
          <table:table-cell office:value-type="float" office:value="0.938271604938272" calcext:value-type="float">
            <text:p>0.938271604938272</text:p>
          </table:table-cell>
          <table:table-cell office:value-type="float" office:value="0.968266253869969" calcext:value-type="float">
            <text:p>0.968266253869969</text:p>
          </table:table-cell>
          <table:table-cell office:value-type="float" office:value="0.959752321981424" calcext:value-type="float">
            <text:p>0.959752321981424</text:p>
          </table:table-cell>
          <table:table-cell office:value-type="float" office:value="0.957463263727765" calcext:value-type="float">
            <text:p>0.957463263727765</text:p>
          </table:table-cell>
          <table:table-cell office:value-type="float" office:value="0.904024767801858" calcext:value-type="float">
            <text:p>0.904024767801858</text:p>
          </table:table-cell>
          <table:table-cell office:value-type="float" office:value="0.959783449342614" calcext:value-type="float">
            <text:p>0.959783449342614</text:p>
          </table:table-cell>
          <table:table-cell office:value-type="float" office:value="0.913312693498452" calcext:value-type="float">
            <text:p>0.913312693498452</text:p>
          </table:table-cell>
          <table:table-cell office:value-type="float" office:value="0.967517401392111" calcext:value-type="float">
            <text:p>0.967517401392111</text:p>
          </table:table-cell>
          <table:table-cell office:value-type="float" office:value="0.938080495356037" calcext:value-type="float">
            <text:p>0.938080495356037</text:p>
          </table:table-cell>
          <table:table-cell office:value-type="float" office:value="0.965970610982212" calcext:value-type="float">
            <text:p>0.965970610982212</text:p>
          </table:table-cell>
          <table:table-cell office:value-type="float" office:value="5.88638594779725" calcext:value-type="float">
            <text:p>5.88638594779725</text:p>
          </table:table-cell>
          <table:table-cell office:value-type="float" office:value="1.36093293538227" calcext:value-type="float">
            <text:p>1.36093293538227</text:p>
          </table:table-cell>
          <table:table-cell office:value-type="float" office:value="0.0198427972647611" calcext:value-type="float">
            <text:p>0.019842797264761</text:p>
          </table:table-cell>
          <table:table-cell office:value-type="float" office:value="0.00435350328706847" calcext:value-type="float">
            <text:p>0.004353503287068</text:p>
          </table:table-cell>
        </table:table-row>
        <table:table-row table:style-name="ro1">
          <table:table-cell office:value-type="float" office:value="37.1094628810883" calcext:value-type="float">
            <text:p>37.1094628810883</text:p>
          </table:table-cell>
          <table:table-cell office:value-type="float" office:value="3.85598464012146" calcext:value-type="float">
            <text:p>3.85598464012146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62562643814395" calcext:value-type="float">
            <text:p>0.962562643814395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299000" calcext:value-type="float">
            <text:p>299000</text:p>
          </table:table-cell>
          <table:table-cell office:value-type="float" office:value="95" calcext:value-type="float">
            <text:p>95</text:p>
          </table:table-cell>
          <table:table-cell office:value-type="float" office:value="0.919753086419753" calcext:value-type="float">
            <text:p>0.919753086419753</text:p>
          </table:table-cell>
          <table:table-cell office:value-type="float" office:value="0.96749226006192" calcext:value-type="float">
            <text:p>0.96749226006192</text:p>
          </table:table-cell>
          <table:table-cell office:value-type="float" office:value="0.962848297213622" calcext:value-type="float">
            <text:p>0.962848297213622</text:p>
          </table:table-cell>
          <table:table-cell office:value-type="float" office:value="0.962103634957463" calcext:value-type="float">
            <text:p>0.962103634957463</text:p>
          </table:table-cell>
          <table:table-cell office:value-type="float" office:value="0.91640866873065" calcext:value-type="float">
            <text:p>0.91640866873065</text:p>
          </table:table-cell>
          <table:table-cell office:value-type="float" office:value="0.958236658932715" calcext:value-type="float">
            <text:p>0.958236658932715</text:p>
          </table:table-cell>
          <table:table-cell office:value-type="float" office:value="0.910216718266254" calcext:value-type="float">
            <text:p>0.910216718266254</text:p>
          </table:table-cell>
          <table:table-cell office:value-type="float" office:value="0.962103634957463" calcext:value-type="float">
            <text:p>0.962103634957463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0.962877030162413" calcext:value-type="float">
            <text:p>0.962877030162413</text:p>
          </table:table-cell>
          <table:table-cell office:value-type="float" office:value="2.42188118306439" calcext:value-type="float">
            <text:p>2.42188118306439</text:p>
          </table:table-cell>
          <table:table-cell office:value-type="float" office:value="1.31254343175745" calcext:value-type="float">
            <text:p>1.31254343175745</text:p>
          </table:table-cell>
          <table:table-cell office:value-type="float" office:value="0.019412144193957" calcext:value-type="float">
            <text:p>0.019412144193957</text:p>
          </table:table-cell>
          <table:table-cell office:value-type="float" office:value="0.00295077883216239" calcext:value-type="float">
            <text:p>0.002950778832162</text:p>
          </table:table-cell>
        </table:table-row>
        <table:table-row table:style-name="ro1">
          <table:table-cell office:value-type="float" office:value="35.6324336051941" calcext:value-type="float">
            <text:p>35.6324336051941</text:p>
          </table:table-cell>
          <table:table-cell office:value-type="float" office:value="3.0275025844574" calcext:value-type="float">
            <text:p>3.0275025844574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65501904755064" calcext:value-type="float">
            <text:p>0.965501904755064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375000" calcext:value-type="float">
            <text:p>375000</text:p>
          </table:table-cell>
          <table:table-cell office:value-type="float" office:value="95" calcext:value-type="float">
            <text:p>95</text:p>
          </table:table-cell>
          <table:table-cell office:value-type="float" office:value="0.92283950617284" calcext:value-type="float">
            <text:p>0.92283950617284</text:p>
          </table:table-cell>
          <table:table-cell office:value-type="float" office:value="0.969814241486068" calcext:value-type="float">
            <text:p>0.969814241486068</text:p>
          </table:table-cell>
          <table:table-cell office:value-type="float" office:value="0.962848297213622" calcext:value-type="float">
            <text:p>0.962848297213622</text:p>
          </table:table-cell>
          <table:table-cell office:value-type="float" office:value="0.968290796597061" calcext:value-type="float">
            <text:p>0.968290796597061</text:p>
          </table:table-cell>
          <table:table-cell office:value-type="float" office:value="0.91640866873065" calcext:value-type="float">
            <text:p>0.91640866873065</text:p>
          </table:table-cell>
          <table:table-cell office:value-type="float" office:value="0.965197215777262" calcext:value-type="float">
            <text:p>0.965197215777262</text:p>
          </table:table-cell>
          <table:table-cell office:value-type="float" office:value="0.919504643962848" calcext:value-type="float">
            <text:p>0.919504643962848</text:p>
          </table:table-cell>
          <table:table-cell office:value-type="float" office:value="0.961330239752514" calcext:value-type="float">
            <text:p>0.961330239752514</text:p>
          </table:table-cell>
          <table:table-cell office:value-type="float" office:value="0.928792569659443" calcext:value-type="float">
            <text:p>0.928792569659443</text:p>
          </table:table-cell>
          <table:table-cell office:value-type="float" office:value="0.962877030162413" calcext:value-type="float">
            <text:p>0.962877030162413</text:p>
          </table:table-cell>
          <table:table-cell office:value-type="float" office:value="3.29319646574952" calcext:value-type="float">
            <text:p>3.29319646574952</text:p>
          </table:table-cell>
          <table:table-cell office:value-type="float" office:value="0.431164389177513" calcext:value-type="float">
            <text:p>0.431164389177513</text:p>
          </table:table-cell>
          <table:table-cell office:value-type="float" office:value="0.0168870733725208" calcext:value-type="float">
            <text:p>0.016887073372521</text:p>
          </table:table-cell>
          <table:table-cell office:value-type="float" office:value="0.0031862126947763" calcext:value-type="float">
            <text:p>0.003186212694776</text:p>
          </table:table-cell>
        </table:table-row>
        <table:table-row table:style-name="ro1">
          <table:table-cell office:value-type="float" office:value="39.8877897262573" calcext:value-type="float">
            <text:p>39.8877897262573</text:p>
          </table:table-cell>
          <table:table-cell office:value-type="float" office:value="6.43305835723877" calcext:value-type="float">
            <text:p>6.43305835723877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68285648610403" calcext:value-type="float">
            <text:p>0.968285648610403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534000" calcext:value-type="float">
            <text:p>534000</text:p>
          </table:table-cell>
          <table:table-cell office:value-type="float" office:value="95" calcext:value-type="float">
            <text:p>95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6671826625387" calcext:value-type="float">
            <text:p>0.96671826625387</text:p>
          </table:table-cell>
          <table:table-cell office:value-type="float" office:value="0.96594427244582" calcext:value-type="float">
            <text:p>0.96594427244582</text:p>
          </table:table-cell>
          <table:table-cell office:value-type="float" office:value="0.97138437741686" calcext:value-type="float">
            <text:p>0.97138437741686</text:p>
          </table:table-cell>
          <table:table-cell office:value-type="float" office:value="0.922600619195046" calcext:value-type="float">
            <text:p>0.922600619195046</text:p>
          </table:table-cell>
          <table:table-cell office:value-type="float" office:value="0.97138437741686" calcext:value-type="float">
            <text:p>0.97138437741686</text:p>
          </table:table-cell>
          <table:table-cell office:value-type="float" office:value="0.91640866873065" calcext:value-type="float">
            <text:p>0.91640866873065</text:p>
          </table:table-cell>
          <table:table-cell office:value-type="float" office:value="0.966744006187162" calcext:value-type="float">
            <text:p>0.966744006187162</text:p>
          </table:table-cell>
          <table:table-cell office:value-type="float" office:value="0.919504643962848" calcext:value-type="float">
            <text:p>0.919504643962848</text:p>
          </table:table-cell>
          <table:table-cell office:value-type="float" office:value="0.965197215777262" calcext:value-type="float">
            <text:p>0.965197215777262</text:p>
          </table:table-cell>
          <table:table-cell office:value-type="float" office:value="6.74281876370608" calcext:value-type="float">
            <text:p>6.74281876370608</text:p>
          </table:table-cell>
          <table:table-cell office:value-type="float" office:value="2.10416918286932" calcext:value-type="float">
            <text:p>2.10416918286932</text:p>
          </table:table-cell>
          <table:table-cell office:value-type="float" office:value="0.0182055710271965" calcext:value-type="float">
            <text:p>0.018205571027197</text:p>
          </table:table-cell>
          <table:table-cell office:value-type="float" office:value="0.002591370548936" calcext:value-type="float">
            <text:p>0.002591370548936</text:p>
          </table:table-cell>
        </table:table-row>
        <table:table-row table:style-name="ro1">
          <table:table-cell office:value-type="float" office:value="31.2107406139374" calcext:value-type="float">
            <text:p>31.2107406139374</text:p>
          </table:table-cell>
          <table:table-cell office:value-type="float" office:value="6.22173323631287" calcext:value-type="float">
            <text:p>6.22173323631287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65810664233944" calcext:value-type="float">
            <text:p>0.965810664233944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686000" calcext:value-type="float">
            <text:p>686000</text:p>
          </table:table-cell>
          <table:table-cell office:value-type="float" office:value="95" calcext:value-type="float">
            <text:p>95</text:p>
          </table:table-cell>
          <table:table-cell office:value-type="float" office:value="0.92283950617284" calcext:value-type="float">
            <text:p>0.92283950617284</text:p>
          </table:table-cell>
          <table:table-cell office:value-type="float" office:value="0.96594427244582" calcext:value-type="float">
            <text:p>0.96594427244582</text:p>
          </table:table-cell>
          <table:table-cell office:value-type="float" office:value="0.959752321981424" calcext:value-type="float">
            <text:p>0.959752321981424</text:p>
          </table:table-cell>
          <table:table-cell office:value-type="float" office:value="0.967517401392111" calcext:value-type="float">
            <text:p>0.967517401392111</text:p>
          </table:table-cell>
          <table:table-cell office:value-type="float" office:value="0.934984520123839" calcext:value-type="float">
            <text:p>0.934984520123839</text:p>
          </table:table-cell>
          <table:table-cell office:value-type="float" office:value="0.961330239752514" calcext:value-type="float">
            <text:p>0.961330239752514</text:p>
          </table:table-cell>
          <table:table-cell office:value-type="float" office:value="0.919504643962848" calcext:value-type="float">
            <text:p>0.919504643962848</text:p>
          </table:table-cell>
          <table:table-cell office:value-type="float" office:value="0.976024748646558" calcext:value-type="float">
            <text:p>0.976024748646558</text:p>
          </table:table-cell>
          <table:table-cell office:value-type="float" office:value="0.913312693498452" calcext:value-type="float">
            <text:p>0.913312693498452</text:p>
          </table:table-cell>
          <table:table-cell office:value-type="float" office:value="0.958236658932715" calcext:value-type="float">
            <text:p>0.958236658932715</text:p>
          </table:table-cell>
          <table:table-cell office:value-type="float" office:value="3.74050004967135" calcext:value-type="float">
            <text:p>3.74050004967135</text:p>
          </table:table-cell>
          <table:table-cell office:value-type="float" office:value="1.61556780618552" calcext:value-type="float">
            <text:p>1.61556780618552</text:p>
          </table:table-cell>
          <table:table-cell office:value-type="float" office:value="0.016427009375675" calcext:value-type="float">
            <text:p>0.016427009375675</text:p>
          </table:table-cell>
          <table:table-cell office:value-type="float" office:value="0.00607779702040494" calcext:value-type="float">
            <text:p>0.006077797020405</text:p>
          </table:table-cell>
        </table:table-row>
        <table:table-row table:style-name="ro1">
          <table:table-cell office:value-type="float" office:value="38.9203074455261" calcext:value-type="float">
            <text:p>38.9203074455261</text:p>
          </table:table-cell>
          <table:table-cell office:value-type="float" office:value="4.12991762161255" calcext:value-type="float">
            <text:p>4.12991762161255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63798759215495" calcext:value-type="float">
            <text:p>0.963798759215495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359000" calcext:value-type="float">
            <text:p>359000</text:p>
          </table:table-cell>
          <table:table-cell office:value-type="float" office:value="99" calcext:value-type="float">
            <text:p>99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58978328173374" calcext:value-type="float">
            <text:p>0.958978328173374</text:p>
          </table:table-cell>
          <table:table-cell office:value-type="float" office:value="0.959752321981424" calcext:value-type="float">
            <text:p>0.959752321981424</text:p>
          </table:table-cell>
          <table:table-cell office:value-type="float" office:value="0.962877030162413" calcext:value-type="float">
            <text:p>0.962877030162413</text:p>
          </table:table-cell>
          <table:table-cell office:value-type="float" office:value="0.922600619195046" calcext:value-type="float">
            <text:p>0.922600619195046</text:p>
          </table:table-cell>
          <table:table-cell office:value-type="float" office:value="0.967517401392111" calcext:value-type="float">
            <text:p>0.967517401392111</text:p>
          </table:table-cell>
          <table:table-cell office:value-type="float" office:value="0.913312693498452" calcext:value-type="float">
            <text:p>0.913312693498452</text:p>
          </table:table-cell>
          <table:table-cell office:value-type="float" office:value="0.960556844547564" calcext:value-type="float">
            <text:p>0.960556844547564</text:p>
          </table:table-cell>
          <table:table-cell office:value-type="float" office:value="0.925696594427245" calcext:value-type="float">
            <text:p>0.925696594427245</text:p>
          </table:table-cell>
          <table:table-cell office:value-type="float" office:value="0.969064191802011" calcext:value-type="float">
            <text:p>0.969064191802011</text:p>
          </table:table-cell>
          <table:table-cell office:value-type="float" office:value="2.20128006577887" calcext:value-type="float">
            <text:p>2.20128006577887</text:p>
          </table:table-cell>
          <table:table-cell office:value-type="float" office:value="0.916071118991794" calcext:value-type="float">
            <text:p>0.916071118991794</text:p>
          </table:table-cell>
          <table:table-cell office:value-type="float" office:value="0.01581978528435" calcext:value-type="float">
            <text:p>0.01581978528435</text:p>
          </table:table-cell>
          <table:table-cell office:value-type="float" office:value="0.00390254354374514" calcext:value-type="float">
            <text:p>0.003902543543745</text:p>
          </table:table-cell>
        </table:table-row>
        <table:table-row table:style-name="ro1">
          <table:table-cell office:value-type="float" office:value="33.5097457408905" calcext:value-type="float">
            <text:p>33.5097457408905</text:p>
          </table:table-cell>
          <table:table-cell office:value-type="float" office:value="5.78218150138855" calcext:value-type="float">
            <text:p>5.78218150138855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65037508470234" calcext:value-type="float">
            <text:p>0.965037508470234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98000" calcext:value-type="float">
            <text:p>498000</text:p>
          </table:table-cell>
          <table:table-cell office:value-type="float" office:value="99" calcext:value-type="float">
            <text:p>99</text:p>
          </table:table-cell>
          <table:table-cell office:value-type="float" office:value="0.929012345679012" calcext:value-type="float">
            <text:p>0.929012345679012</text:p>
          </table:table-cell>
          <table:table-cell office:value-type="float" office:value="0.96749226006192" calcext:value-type="float">
            <text:p>0.96749226006192</text:p>
          </table:table-cell>
          <table:table-cell office:value-type="float" office:value="0.962848297213622" calcext:value-type="float">
            <text:p>0.962848297213622</text:p>
          </table:table-cell>
          <table:table-cell office:value-type="float" office:value="0.965970610982212" calcext:value-type="float">
            <text:p>0.965970610982212</text:p>
          </table:table-cell>
          <table:table-cell office:value-type="float" office:value="0.925696594427245" calcext:value-type="float">
            <text:p>0.925696594427245</text:p>
          </table:table-cell>
          <table:table-cell office:value-type="float" office:value="0.960556844547564" calcext:value-type="float">
            <text:p>0.960556844547564</text:p>
          </table:table-cell>
          <table:table-cell office:value-type="float" office:value="0.907120743034056" calcext:value-type="float">
            <text:p>0.907120743034056</text:p>
          </table:table-cell>
          <table:table-cell office:value-type="float" office:value="0.965197215777262" calcext:value-type="float">
            <text:p>0.965197215777262</text:p>
          </table:table-cell>
          <table:table-cell office:value-type="float" office:value="0.922600619195046" calcext:value-type="float">
            <text:p>0.922600619195046</text:p>
          </table:table-cell>
          <table:table-cell office:value-type="float" office:value="0.965970610982212" calcext:value-type="float">
            <text:p>0.965970610982212</text:p>
          </table:table-cell>
          <table:table-cell office:value-type="float" office:value="3.44202848825239" calcext:value-type="float">
            <text:p>3.44202848825239</text:p>
          </table:table-cell>
          <table:table-cell office:value-type="float" office:value="2.37733762952202" calcext:value-type="float">
            <text:p>2.37733762952202</text:p>
          </table:table-cell>
          <table:table-cell office:value-type="float" office:value="0.0182986304089483" calcext:value-type="float">
            <text:p>0.018298630408948</text:p>
          </table:table-cell>
          <table:table-cell office:value-type="float" office:value="0.00236089057706779" calcext:value-type="float">
            <text:p>0.002360890577068</text:p>
          </table:table-cell>
        </table:table-row>
        <table:table-row table:style-name="ro1">
          <table:table-cell office:value-type="float" office:value="24.5798574924469" calcext:value-type="float">
            <text:p>24.5798574924469</text:p>
          </table:table-cell>
          <table:table-cell office:value-type="float" office:value="3.48673639297485" calcext:value-type="float">
            <text:p>3.48673639297485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59313545909266" calcext:value-type="float">
            <text:p>0.95931354590926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219000" calcext:value-type="float">
            <text:p>219000</text:p>
          </table:table-cell>
          <table:table-cell office:value-type="float" office:value="101" calcext:value-type="float">
            <text:p>101</text:p>
          </table:table-cell>
          <table:table-cell office:value-type="float" office:value="0.919753086419753" calcext:value-type="float">
            <text:p>0.919753086419753</text:p>
          </table:table-cell>
          <table:table-cell office:value-type="float" office:value="0.962074303405573" calcext:value-type="float">
            <text:p>0.962074303405573</text:p>
          </table:table-cell>
          <table:table-cell office:value-type="float" office:value="0.962848297213622" calcext:value-type="float">
            <text:p>0.962848297213622</text:p>
          </table:table-cell>
          <table:table-cell office:value-type="float" office:value="0.960556844547564" calcext:value-type="float">
            <text:p>0.960556844547564</text:p>
          </table:table-cell>
          <table:table-cell office:value-type="float" office:value="0.919504643962848" calcext:value-type="float">
            <text:p>0.919504643962848</text:p>
          </table:table-cell>
          <table:table-cell office:value-type="float" office:value="0.955916473317865" calcext:value-type="float">
            <text:p>0.955916473317865</text:p>
          </table:table-cell>
          <table:table-cell office:value-type="float" office:value="0.913312693498452" calcext:value-type="float">
            <text:p>0.913312693498452</text:p>
          </table:table-cell>
          <table:table-cell office:value-type="float" office:value="0.960556844547564" calcext:value-type="float">
            <text:p>0.960556844547564</text:p>
          </table:table-cell>
          <table:table-cell office:value-type="float" office:value="0.928792569659443" calcext:value-type="float">
            <text:p>0.928792569659443</text:p>
          </table:table-cell>
          <table:table-cell office:value-type="float" office:value="0.957463263727765" calcext:value-type="float">
            <text:p>0.957463263727765</text:p>
          </table:table-cell>
          <table:table-cell office:value-type="float" office:value="3.16408711993853" calcext:value-type="float">
            <text:p>3.16408711993853</text:p>
          </table:table-cell>
          <table:table-cell office:value-type="float" office:value="0.852659488705742" calcext:value-type="float">
            <text:p>0.852659488705742</text:p>
          </table:table-cell>
          <table:table-cell office:value-type="float" office:value="0.0177012437795816" calcext:value-type="float">
            <text:p>0.017701243779582</text:p>
          </table:table-cell>
          <table:table-cell office:value-type="float" office:value="0.00226614259497614" calcext:value-type="float">
            <text:p>0.002266142594976</text:p>
          </table:table-cell>
        </table:table-row>
        <table:table-row table:style-name="ro1">
          <table:table-cell office:value-type="float" office:value="31.6065403461456" calcext:value-type="float">
            <text:p>31.6065403461456</text:p>
          </table:table-cell>
          <table:table-cell office:value-type="float" office:value="4.26884922981262" calcext:value-type="float">
            <text:p>4.26884922981262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67511774522973" calcext:value-type="float">
            <text:p>0.967511774522973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637000" calcext:value-type="float">
            <text:p>637000</text:p>
          </table:table-cell>
          <table:table-cell office:value-type="float" office:value="101" calcext:value-type="float">
            <text:p>101</text:p>
          </table:table-cell>
          <table:table-cell office:value-type="float" office:value="0.901234567901235" calcext:value-type="float">
            <text:p>0.901234567901235</text:p>
          </table:table-cell>
          <table:table-cell office:value-type="float" office:value="0.963622291021672" calcext:value-type="float">
            <text:p>0.963622291021672</text:p>
          </table:table-cell>
          <table:table-cell office:value-type="float" office:value="0.959752321981424" calcext:value-type="float">
            <text:p>0.959752321981424</text:p>
          </table:table-cell>
          <table:table-cell office:value-type="float" office:value="0.965970610982212" calcext:value-type="float">
            <text:p>0.965970610982212</text:p>
          </table:table-cell>
          <table:table-cell office:value-type="float" office:value="0.922600619195046" calcext:value-type="float">
            <text:p>0.922600619195046</text:p>
          </table:table-cell>
          <table:table-cell office:value-type="float" office:value="0.966744006187162" calcext:value-type="float">
            <text:p>0.966744006187162</text:p>
          </table:table-cell>
          <table:table-cell office:value-type="float" office:value="0.928792569659443" calcext:value-type="float">
            <text:p>0.928792569659443</text:p>
          </table:table-cell>
          <table:table-cell office:value-type="float" office:value="0.97293116782676" calcext:value-type="float">
            <text:p>0.97293116782676</text:p>
          </table:table-cell>
          <table:table-cell office:value-type="float" office:value="0.931888544891641" calcext:value-type="float">
            <text:p>0.931888544891641</text:p>
          </table:table-cell>
          <table:table-cell office:value-type="float" office:value="0.968290796597061" calcext:value-type="float">
            <text:p>0.968290796597061</text:p>
          </table:table-cell>
          <table:table-cell office:value-type="float" office:value="2.50530546730599" calcext:value-type="float">
            <text:p>2.50530546730599</text:p>
          </table:table-cell>
          <table:table-cell office:value-type="float" office:value="0.885770966640786" calcext:value-type="float">
            <text:p>0.885770966640786</text:p>
          </table:table-cell>
          <table:table-cell office:value-type="float" office:value="0.0187995869554779" calcext:value-type="float">
            <text:p>0.018799586955478</text:p>
          </table:table-cell>
          <table:table-cell office:value-type="float" office:value="0.00310062685135706" calcext:value-type="float">
            <text:p>0.003100626851357</text:p>
          </table:table-cell>
        </table:table-row>
        <table:table-row table:style-name="ro1">
          <table:table-cell office:value-type="float" office:value="26.4145432949066" calcext:value-type="float">
            <text:p>26.4145432949066</text:p>
          </table:table-cell>
          <table:table-cell office:value-type="float" office:value="6.71380486488342" calcext:value-type="float">
            <text:p>6.71380486488342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67356856040743" calcext:value-type="float">
            <text:p>0.967356856040743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742000" calcext:value-type="float">
            <text:p>742000</text:p>
          </table:table-cell>
          <table:table-cell office:value-type="float" office:value="101" calcext:value-type="float">
            <text:p>101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962074303405573" calcext:value-type="float">
            <text:p>0.962074303405573</text:p>
          </table:table-cell>
          <table:table-cell office:value-type="float" office:value="0.962848297213622" calcext:value-type="float">
            <text:p>0.962848297213622</text:p>
          </table:table-cell>
          <table:table-cell office:value-type="float" office:value="0.968290796597061" calcext:value-type="float">
            <text:p>0.968290796597061</text:p>
          </table:table-cell>
          <table:table-cell office:value-type="float" office:value="0.925696594427245" calcext:value-type="float">
            <text:p>0.925696594427245</text:p>
          </table:table-cell>
          <table:table-cell office:value-type="float" office:value="0.97293116782676" calcext:value-type="float">
            <text:p>0.97293116782676</text:p>
          </table:table-cell>
          <table:table-cell office:value-type="float" office:value="0.922600619195046" calcext:value-type="float">
            <text:p>0.922600619195046</text:p>
          </table:table-cell>
          <table:table-cell office:value-type="float" office:value="0.97138437741686" calcext:value-type="float">
            <text:p>0.97138437741686</text:p>
          </table:table-cell>
          <table:table-cell office:value-type="float" office:value="0.91640866873065" calcext:value-type="float">
            <text:p>0.91640866873065</text:p>
          </table:table-cell>
          <table:table-cell office:value-type="float" office:value="0.962103634957463" calcext:value-type="float">
            <text:p>0.962103634957463</text:p>
          </table:table-cell>
          <table:table-cell office:value-type="float" office:value="1.71885946964045" calcext:value-type="float">
            <text:p>1.71885946964045</text:p>
          </table:table-cell>
          <table:table-cell office:value-type="float" office:value="2.1401177341183" calcext:value-type="float">
            <text:p>2.1401177341183</text:p>
          </table:table-cell>
          <table:table-cell office:value-type="float" office:value="0.0173644948808375" calcext:value-type="float">
            <text:p>0.017364494880838</text:p>
          </table:table-cell>
          <table:table-cell office:value-type="float" office:value="0.00455341233315622" calcext:value-type="float">
            <text:p>0.004553412333156</text:p>
          </table:table-cell>
        </table:table-row>
        <table:table-row table:style-name="ro1">
          <table:table-cell office:value-type="float" office:value="31.4850244045258" calcext:value-type="float">
            <text:p>31.4850244045258</text:p>
          </table:table-cell>
          <table:table-cell office:value-type="float" office:value="4.84894618988037" calcext:value-type="float">
            <text:p>4.84894618988037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6429260677283" calcext:value-type="float">
            <text:p>0.966429260677283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668000" calcext:value-type="float">
            <text:p>668000</text:p>
          </table:table-cell>
          <table:table-cell office:value-type="float" office:value="104" calcext:value-type="float">
            <text:p>104</text:p>
          </table:table-cell>
          <table:table-cell office:value-type="float" office:value="0.932098765432099" calcext:value-type="float">
            <text:p>0.932098765432099</text:p>
          </table:table-cell>
          <table:table-cell office:value-type="float" office:value="0.965170278637771" calcext:value-type="float">
            <text:p>0.965170278637771</text:p>
          </table:table-cell>
          <table:table-cell office:value-type="float" office:value="0.959752321981424" calcext:value-type="float">
            <text:p>0.959752321981424</text:p>
          </table:table-cell>
          <table:table-cell office:value-type="float" office:value="0.964423820572312" calcext:value-type="float">
            <text:p>0.964423820572312</text:p>
          </table:table-cell>
          <table:table-cell office:value-type="float" office:value="0.922600619195046" calcext:value-type="float">
            <text:p>0.922600619195046</text:p>
          </table:table-cell>
          <table:table-cell office:value-type="float" office:value="0.96983758700696" calcext:value-type="float">
            <text:p>0.96983758700696</text:p>
          </table:table-cell>
          <table:table-cell office:value-type="float" office:value="0.907120743034056" calcext:value-type="float">
            <text:p>0.907120743034056</text:p>
          </table:table-cell>
          <table:table-cell office:value-type="float" office:value="0.965970610982212" calcext:value-type="float">
            <text:p>0.965970610982212</text:p>
          </table:table-cell>
          <table:table-cell office:value-type="float" office:value="0.919504643962848" calcext:value-type="float">
            <text:p>0.919504643962848</text:p>
          </table:table-cell>
          <table:table-cell office:value-type="float" office:value="0.966744006187162" calcext:value-type="float">
            <text:p>0.966744006187162</text:p>
          </table:table-cell>
          <table:table-cell office:value-type="float" office:value="2.82272879445172" calcext:value-type="float">
            <text:p>2.82272879445172</text:p>
          </table:table-cell>
          <table:table-cell office:value-type="float" office:value="1.42006886936324" calcext:value-type="float">
            <text:p>1.42006886936324</text:p>
          </table:table-cell>
          <table:table-cell office:value-type="float" office:value="0.0176698929269412" calcext:value-type="float">
            <text:p>0.017669892926941</text:p>
          </table:table-cell>
          <table:table-cell office:value-type="float" office:value="0.00187258849931259" calcext:value-type="float">
            <text:p>0.001872588499313</text:p>
          </table:table-cell>
        </table:table-row>
        <table:table-row table:style-name="ro1">
          <table:table-cell office:value-type="float" office:value="40.1446677207947" calcext:value-type="float">
            <text:p>40.1446677207947</text:p>
          </table:table-cell>
          <table:table-cell office:value-type="float" office:value="4.4675304889679" calcext:value-type="float">
            <text:p>4.4675304889679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66584059438893" calcext:value-type="float">
            <text:p>0.966584059438893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19000" calcext:value-type="float">
            <text:p>419000</text:p>
          </table:table-cell>
          <table:table-cell office:value-type="float" office:value="105" calcext:value-type="float">
            <text:p>105</text:p>
          </table:table-cell>
          <table:table-cell office:value-type="float" office:value="0.919753086419753" calcext:value-type="float">
            <text:p>0.919753086419753</text:p>
          </table:table-cell>
          <table:table-cell table:number-columns-repeated="2" office:value-type="float" office:value="0.96594427244582" calcext:value-type="float">
            <text:p>0.96594427244582</text:p>
          </table:table-cell>
          <table:table-cell office:value-type="float" office:value="0.969064191802011" calcext:value-type="float">
            <text:p>0.969064191802011</text:p>
          </table:table-cell>
          <table:table-cell office:value-type="float" office:value="0.919504643962848" calcext:value-type="float">
            <text:p>0.919504643962848</text:p>
          </table:table-cell>
          <table:table-cell office:value-type="float" office:value="0.964423820572312" calcext:value-type="float">
            <text:p>0.964423820572312</text:p>
          </table:table-cell>
          <table:table-cell office:value-type="float" office:value="0.910216718266254" calcext:value-type="float">
            <text:p>0.910216718266254</text:p>
          </table:table-cell>
          <table:table-cell office:value-type="float" office:value="0.969064191802011" calcext:value-type="float">
            <text:p>0.969064191802011</text:p>
          </table:table-cell>
          <table:table-cell office:value-type="float" office:value="0.922600619195046" calcext:value-type="float">
            <text:p>0.922600619195046</text:p>
          </table:table-cell>
          <table:table-cell office:value-type="float" office:value="0.964423820572312" calcext:value-type="float">
            <text:p>0.964423820572312</text:p>
          </table:table-cell>
          <table:table-cell office:value-type="float" office:value="1.91447029606897" calcext:value-type="float">
            <text:p>1.91447029606897</text:p>
          </table:table-cell>
          <table:table-cell office:value-type="float" office:value="0.860929726521278" calcext:value-type="float">
            <text:p>0.860929726521278</text:p>
          </table:table-cell>
          <table:table-cell office:value-type="float" office:value="0.0196140966111228" calcext:value-type="float">
            <text:p>0.019614096611123</text:p>
          </table:table-cell>
          <table:table-cell office:value-type="float" office:value="0.00209974781319302" calcext:value-type="float">
            <text:p>0.002099747813193</text:p>
          </table:table-cell>
        </table:table-row>
        <table:table-row table:style-name="ro1">
          <table:table-cell office:value-type="float" office:value="40.9610455513" calcext:value-type="float">
            <text:p>40.9610455513</text:p>
          </table:table-cell>
          <table:table-cell office:value-type="float" office:value="4.15905976295471" calcext:value-type="float">
            <text:p>4.15905976295471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66584298880133" calcext:value-type="float">
            <text:p>0.966584298880133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62000" calcext:value-type="float">
            <text:p>462000</text:p>
          </table:table-cell>
          <table:table-cell office:value-type="float" office:value="105" calcext:value-type="float">
            <text:p>105</text:p>
          </table:table-cell>
          <table:table-cell office:value-type="float" office:value="0.91358024691358" calcext:value-type="float">
            <text:p>0.91358024691358</text:p>
          </table:table-cell>
          <table:table-cell office:value-type="float" office:value="0.96749226006192" calcext:value-type="float">
            <text:p>0.96749226006192</text:p>
          </table:table-cell>
          <table:table-cell office:value-type="float" office:value="0.956656346749226" calcext:value-type="float">
            <text:p>0.956656346749226</text:p>
          </table:table-cell>
          <table:table-cell office:value-type="float" office:value="0.968290796597061" calcext:value-type="float">
            <text:p>0.968290796597061</text:p>
          </table:table-cell>
          <table:table-cell office:value-type="float" office:value="0.928792569659443" calcext:value-type="float">
            <text:p>0.928792569659443</text:p>
          </table:table-cell>
          <table:table-cell office:value-type="float" office:value="0.958236658932715" calcext:value-type="float">
            <text:p>0.958236658932715</text:p>
          </table:table-cell>
          <table:table-cell office:value-type="float" office:value="0.91640866873065" calcext:value-type="float">
            <text:p>0.91640866873065</text:p>
          </table:table-cell>
          <table:table-cell office:value-type="float" office:value="0.97061098221191" calcext:value-type="float">
            <text:p>0.97061098221191</text:p>
          </table:table-cell>
          <table:table-cell office:value-type="float" office:value="0.922600619195046" calcext:value-type="float">
            <text:p>0.922600619195046</text:p>
          </table:table-cell>
          <table:table-cell office:value-type="float" office:value="0.968290796597061" calcext:value-type="float">
            <text:p>0.968290796597061</text:p>
          </table:table-cell>
          <table:table-cell office:value-type="float" office:value="2.34051951098587" calcext:value-type="float">
            <text:p>2.34051951098587</text:p>
          </table:table-cell>
          <table:table-cell office:value-type="float" office:value="1.12180368287156" calcext:value-type="float">
            <text:p>1.12180368287156</text:p>
          </table:table-cell>
          <table:table-cell office:value-type="float" office:value="0.0154425186269684" calcext:value-type="float">
            <text:p>0.015442518626968</text:p>
          </table:table-cell>
          <table:table-cell office:value-type="float" office:value="0.00430223043942422" calcext:value-type="float">
            <text:p>0.004302230439424</text:p>
          </table:table-cell>
        </table:table-row>
        <table:table-row table:style-name="ro1">
          <table:table-cell office:value-type="float" office:value="34.8298061847687" calcext:value-type="float">
            <text:p>34.8298061847687</text:p>
          </table:table-cell>
          <table:table-cell office:value-type="float" office:value="6.52205572128296" calcext:value-type="float">
            <text:p>6.52205572128296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65346627110974" calcext:value-type="float">
            <text:p>0.965346627110974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671000" calcext:value-type="float">
            <text:p>671000</text:p>
          </table:table-cell>
          <table:table-cell office:value-type="float" office:value="105" calcext:value-type="float">
            <text:p>105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96594427244582" calcext:value-type="float">
            <text:p>0.96594427244582</text:p>
          </table:table-cell>
          <table:table-cell office:value-type="float" office:value="0.953560371517028" calcext:value-type="float">
            <text:p>0.953560371517028</text:p>
          </table:table-cell>
          <table:table-cell office:value-type="float" office:value="0.96983758700696" calcext:value-type="float">
            <text:p>0.96983758700696</text:p>
          </table:table-cell>
          <table:table-cell office:value-type="float" office:value="0.922600619195046" calcext:value-type="float">
            <text:p>0.922600619195046</text:p>
          </table:table-cell>
          <table:table-cell office:value-type="float" office:value="0.962103634957463" calcext:value-type="float">
            <text:p>0.962103634957463</text:p>
          </table:table-cell>
          <table:table-cell office:value-type="float" office:value="0.919504643962848" calcext:value-type="float">
            <text:p>0.919504643962848</text:p>
          </table:table-cell>
          <table:table-cell office:value-type="float" office:value="0.964423820572312" calcext:value-type="float">
            <text:p>0.964423820572312</text:p>
          </table:table-cell>
          <table:table-cell office:value-type="float" office:value="0.925696594427245" calcext:value-type="float">
            <text:p>0.925696594427245</text:p>
          </table:table-cell>
          <table:table-cell office:value-type="float" office:value="0.964423820572312" calcext:value-type="float">
            <text:p>0.964423820572312</text:p>
          </table:table-cell>
          <table:table-cell office:value-type="float" office:value="5.94539861813951" calcext:value-type="float">
            <text:p>5.94539861813951</text:p>
          </table:table-cell>
          <table:table-cell office:value-type="float" office:value="1.701775304725" calcext:value-type="float">
            <text:p>1.701775304725</text:p>
          </table:table-cell>
          <table:table-cell office:value-type="float" office:value="0.0133225432528096" calcext:value-type="float">
            <text:p>0.01332254325281</text:p>
          </table:table-cell>
          <table:table-cell office:value-type="float" office:value="0.00255914214755445" calcext:value-type="float">
            <text:p>0.002559142147554</text:p>
          </table:table-cell>
        </table:table-row>
        <table:table-row table:style-name="ro1">
          <table:table-cell office:value-type="float" office:value="33.7301340103149" calcext:value-type="float">
            <text:p>33.7301340103149</text:p>
          </table:table-cell>
          <table:table-cell office:value-type="float" office:value="7.40821595191956" calcext:value-type="float">
            <text:p>7.40821595191956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63180881095875" calcext:value-type="float">
            <text:p>0.963180881095875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1125000" calcext:value-type="float">
            <text:p>1125000</text:p>
          </table:table-cell>
          <table:table-cell office:value-type="float" office:value="105" calcext:value-type="float">
            <text:p>105</text:p>
          </table:table-cell>
          <table:table-cell office:value-type="float" office:value="0.904320987654321" calcext:value-type="float">
            <text:p>0.904320987654321</text:p>
          </table:table-cell>
          <table:table-cell office:value-type="float" office:value="0.964396284829721" calcext:value-type="float">
            <text:p>0.964396284829721</text:p>
          </table:table-cell>
          <table:table-cell office:value-type="float" office:value="0.953560371517028" calcext:value-type="float">
            <text:p>0.953560371517028</text:p>
          </table:table-cell>
          <table:table-cell office:value-type="float" office:value="0.962103634957463" calcext:value-type="float">
            <text:p>0.962103634957463</text:p>
          </table:table-cell>
          <table:table-cell office:value-type="float" office:value="0.934984520123839" calcext:value-type="float">
            <text:p>0.934984520123839</text:p>
          </table:table-cell>
          <table:table-cell office:value-type="float" office:value="0.962877030162413" calcext:value-type="float">
            <text:p>0.962877030162413</text:p>
          </table:table-cell>
          <table:table-cell office:value-type="float" office:value="0.919504643962848" calcext:value-type="float">
            <text:p>0.919504643962848</text:p>
          </table:table-cell>
          <table:table-cell office:value-type="float" office:value="0.960556844547564" calcext:value-type="float">
            <text:p>0.960556844547564</text:p>
          </table:table-cell>
          <table:table-cell office:value-type="float" office:value="0.925696594427245" calcext:value-type="float">
            <text:p>0.925696594427245</text:p>
          </table:table-cell>
          <table:table-cell office:value-type="float" office:value="0.965970610982212" calcext:value-type="float">
            <text:p>0.965970610982212</text:p>
          </table:table-cell>
          <table:table-cell office:value-type="float" office:value="6.56328886910413" calcext:value-type="float">
            <text:p>6.56328886910413</text:p>
          </table:table-cell>
          <table:table-cell office:value-type="float" office:value="1.77298541158539" calcext:value-type="float">
            <text:p>1.77298541158539</text:p>
          </table:table-cell>
          <table:table-cell office:value-type="float" office:value="0.0163730874570496" calcext:value-type="float">
            <text:p>0.01637308745705</text:p>
          </table:table-cell>
          <table:table-cell office:value-type="float" office:value="0.00186537671875311" calcext:value-type="float">
            <text:p>0.001865376718753</text:p>
          </table:table-cell>
        </table:table-row>
        <table:table-row table:style-name="ro1">
          <table:table-cell office:value-type="float" office:value="34.3927960395813" calcext:value-type="float">
            <text:p>34.3927960395813</text:p>
          </table:table-cell>
          <table:table-cell office:value-type="float" office:value="6.78959240913391" calcext:value-type="float">
            <text:p>6.78959240913391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58229834857377" calcext:value-type="float">
            <text:p>0.958229834857377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1160000" calcext:value-type="float">
            <text:p>1160000</text:p>
          </table:table-cell>
          <table:table-cell office:value-type="float" office:value="105" calcext:value-type="float">
            <text:p>105</text:p>
          </table:table-cell>
          <table:table-cell office:value-type="float" office:value="0.910493827160494" calcext:value-type="float">
            <text:p>0.910493827160494</text:p>
          </table:table-cell>
          <table:table-cell office:value-type="float" office:value="0.955882352941176" calcext:value-type="float">
            <text:p>0.955882352941176</text:p>
          </table:table-cell>
          <table:table-cell office:value-type="float" office:value="0.956656346749226" calcext:value-type="float">
            <text:p>0.956656346749226</text:p>
          </table:table-cell>
          <table:table-cell office:value-type="float" office:value="0.952049497293117" calcext:value-type="float">
            <text:p>0.952049497293117</text:p>
          </table:table-cell>
          <table:table-cell office:value-type="float" office:value="0.913312693498452" calcext:value-type="float">
            <text:p>0.913312693498452</text:p>
          </table:table-cell>
          <table:table-cell office:value-type="float" office:value="0.954369682907966" calcext:value-type="float">
            <text:p>0.954369682907966</text:p>
          </table:table-cell>
          <table:table-cell office:value-type="float" office:value="0.925696594427245" calcext:value-type="float">
            <text:p>0.925696594427245</text:p>
          </table:table-cell>
          <table:table-cell office:value-type="float" office:value="0.96983758700696" calcext:value-type="float">
            <text:p>0.96983758700696</text:p>
          </table:table-cell>
          <table:table-cell office:value-type="float" office:value="0.931888544891641" calcext:value-type="float">
            <text:p>0.931888544891641</text:p>
          </table:table-cell>
          <table:table-cell office:value-type="float" office:value="0.959010054137664" calcext:value-type="float">
            <text:p>0.959010054137664</text:p>
          </table:table-cell>
          <table:table-cell office:value-type="float" office:value="5.83832746343264" calcext:value-type="float">
            <text:p>5.83832746343264</text:p>
          </table:table-cell>
          <table:table-cell office:value-type="float" office:value="2.47879521130908" calcext:value-type="float">
            <text:p>2.47879521130908</text:p>
          </table:table-cell>
          <table:table-cell office:value-type="float" office:value="0.0165111844115395" calcext:value-type="float">
            <text:p>0.01651118441154</text:p>
          </table:table-cell>
          <table:table-cell office:value-type="float" office:value="0.0062282689235313" calcext:value-type="float">
            <text:p>0.006228268923531</text:p>
          </table:table-cell>
        </table:table-row>
        <table:table-row table:style-name="ro1">
          <table:table-cell office:value-type="float" office:value="30.7337686538696" calcext:value-type="float">
            <text:p>30.7337686538696</text:p>
          </table:table-cell>
          <table:table-cell office:value-type="float" office:value="4.57094054222107" calcext:value-type="float">
            <text:p>4.57094054222107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65810305072084" calcext:value-type="float">
            <text:p>0.965810305072084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654000" calcext:value-type="float">
            <text:p>654000</text:p>
          </table:table-cell>
          <table:table-cell office:value-type="float" office:value="110" calcext:value-type="float">
            <text:p>110</text:p>
          </table:table-cell>
          <table:table-cell office:value-type="float" office:value="0.907407407407407" calcext:value-type="float">
            <text:p>0.907407407407407</text:p>
          </table:table-cell>
          <table:table-cell office:value-type="float" office:value="0.963622291021672" calcext:value-type="float">
            <text:p>0.963622291021672</text:p>
          </table:table-cell>
          <table:table-cell office:value-type="float" office:value="0.956656346749226" calcext:value-type="float">
            <text:p>0.956656346749226</text:p>
          </table:table-cell>
          <table:table-cell office:value-type="float" office:value="0.969064191802011" calcext:value-type="float">
            <text:p>0.969064191802011</text:p>
          </table:table-cell>
          <table:table-cell office:value-type="float" office:value="0.922600619195046" calcext:value-type="float">
            <text:p>0.922600619195046</text:p>
          </table:table-cell>
          <table:table-cell office:value-type="float" office:value="0.963650425367363" calcext:value-type="float">
            <text:p>0.963650425367363</text:p>
          </table:table-cell>
          <table:table-cell office:value-type="float" office:value="0.913312693498452" calcext:value-type="float">
            <text:p>0.913312693498452</text:p>
          </table:table-cell>
          <table:table-cell office:value-type="float" office:value="0.962877030162413" calcext:value-type="float">
            <text:p>0.962877030162413</text:p>
          </table:table-cell>
          <table:table-cell office:value-type="float" office:value="0.934984520123839" calcext:value-type="float">
            <text:p>0.934984520123839</text:p>
          </table:table-cell>
          <table:table-cell office:value-type="float" office:value="0.96983758700696" calcext:value-type="float">
            <text:p>0.96983758700696</text:p>
          </table:table-cell>
          <table:table-cell office:value-type="float" office:value="2.53380339183347" calcext:value-type="float">
            <text:p>2.53380339183347</text:p>
          </table:table-cell>
          <table:table-cell office:value-type="float" office:value="1.54659771136666" calcext:value-type="float">
            <text:p>1.54659771136666</text:p>
          </table:table-cell>
          <table:table-cell office:value-type="float" office:value="0.0175160193510348" calcext:value-type="float">
            <text:p>0.017516019351035</text:p>
          </table:table-cell>
          <table:table-cell office:value-type="float" office:value="0.0029954420760065" calcext:value-type="float">
            <text:p>0.002995442076007</text:p>
          </table:table-cell>
        </table:table-row>
        <table:table-row table:style-name="ro1">
          <table:table-cell office:value-type="float" office:value="36.8303863048553" calcext:value-type="float">
            <text:p>36.8303863048553</text:p>
          </table:table-cell>
          <table:table-cell office:value-type="float" office:value="3.43399720191956" calcext:value-type="float">
            <text:p>3.43399720191956</text:p>
          </table:table-cell>
          <table:table-cell office:value-type="float" office:value="0.926361386138614" calcext:value-type="float">
            <text:p>0.926361386138614</text:p>
          </table:table-cell>
          <table:table-cell office:value-type="float" office:value="0.963799956421694" calcext:value-type="float">
            <text:p>0.963799956421694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26000" calcext:value-type="float">
            <text:p>426000</text:p>
          </table:table-cell>
          <table:table-cell office:value-type="float" office:value="111" calcext:value-type="float">
            <text:p>111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6671826625387" calcext:value-type="float">
            <text:p>0.96671826625387</text:p>
          </table:table-cell>
          <table:table-cell office:value-type="float" office:value="0.96594427244582" calcext:value-type="float">
            <text:p>0.96594427244582</text:p>
          </table:table-cell>
          <table:table-cell office:value-type="float" office:value="0.962877030162413" calcext:value-type="float">
            <text:p>0.962877030162413</text:p>
          </table:table-cell>
          <table:table-cell office:value-type="float" office:value="0.91640866873065" calcext:value-type="float">
            <text:p>0.91640866873065</text:p>
          </table:table-cell>
          <table:table-cell office:value-type="float" office:value="0.962103634957463" calcext:value-type="float">
            <text:p>0.962103634957463</text:p>
          </table:table-cell>
          <table:table-cell office:value-type="float" office:value="0.907120743034056" calcext:value-type="float">
            <text:p>0.907120743034056</text:p>
          </table:table-cell>
          <table:table-cell office:value-type="float" office:value="0.966744006187162" calcext:value-type="float">
            <text:p>0.966744006187162</text:p>
          </table:table-cell>
          <table:table-cell office:value-type="float" office:value="0.91640866873065" calcext:value-type="float">
            <text:p>0.91640866873065</text:p>
          </table:table-cell>
          <table:table-cell office:value-type="float" office:value="0.960556844547564" calcext:value-type="float">
            <text:p>0.960556844547564</text:p>
          </table:table-cell>
          <table:table-cell office:value-type="float" office:value="1.88600303443895" calcext:value-type="float">
            <text:p>1.88600303443895</text:p>
          </table:table-cell>
          <table:table-cell office:value-type="float" office:value="0.736881983304514" calcext:value-type="float">
            <text:p>0.736881983304514</text:p>
          </table:table-cell>
          <table:table-cell office:value-type="float" office:value="0.0206590864279412" calcext:value-type="float">
            <text:p>0.020659086427941</text:p>
          </table:table-cell>
          <table:table-cell office:value-type="float" office:value="0.00250723095531021" calcext:value-type="float">
            <text:p>0.00250723095531</text:p>
          </table:table-cell>
        </table:table-row>
        <table:table-row table:style-name="ro1">
          <table:table-cell office:value-type="float" office:value="32.0281759262085" calcext:value-type="float">
            <text:p>32.0281759262085</text:p>
          </table:table-cell>
          <table:table-cell office:value-type="float" office:value="7.22127499580383" calcext:value-type="float">
            <text:p>7.22127499580383</text:p>
          </table:table-cell>
          <table:table-cell office:value-type="float" office:value="0.925123762376238" calcext:value-type="float">
            <text:p>0.925123762376238</text:p>
          </table:table-cell>
          <table:table-cell office:value-type="float" office:value="0.959467626347156" calcext:value-type="float">
            <text:p>0.95946762634715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1045000" calcext:value-type="float">
            <text:p>1045000</text:p>
          </table:table-cell>
          <table:table-cell office:value-type="float" office:value="112" calcext:value-type="float">
            <text:p>112</text:p>
          </table:table-cell>
          <table:table-cell office:value-type="float" office:value="0.91358024691358" calcext:value-type="float">
            <text:p>0.91358024691358</text:p>
          </table:table-cell>
          <table:table-cell office:value-type="float" office:value="0.958204334365325" calcext:value-type="float">
            <text:p>0.958204334365325</text:p>
          </table:table-cell>
          <table:table-cell office:value-type="float" office:value="0.969040247678019" calcext:value-type="float">
            <text:p>0.969040247678019</text:p>
          </table:table-cell>
          <table:table-cell office:value-type="float" office:value="0.964423820572312" calcext:value-type="float">
            <text:p>0.964423820572312</text:p>
          </table:table-cell>
          <table:table-cell office:value-type="float" office:value="0.904024767801858" calcext:value-type="float">
            <text:p>0.904024767801858</text:p>
          </table:table-cell>
          <table:table-cell office:value-type="float" office:value="0.962103634957463" calcext:value-type="float">
            <text:p>0.962103634957463</text:p>
          </table:table-cell>
          <table:table-cell office:value-type="float" office:value="0.913312693498452" calcext:value-type="float">
            <text:p>0.913312693498452</text:p>
          </table:table-cell>
          <table:table-cell office:value-type="float" office:value="0.958236658932715" calcext:value-type="float">
            <text:p>0.958236658932715</text:p>
          </table:table-cell>
          <table:table-cell office:value-type="float" office:value="0.925696594427245" calcext:value-type="float">
            <text:p>0.925696594427245</text:p>
          </table:table-cell>
          <table:table-cell office:value-type="float" office:value="0.954369682907966" calcext:value-type="float">
            <text:p>0.954369682907966</text:p>
          </table:table-cell>
          <table:table-cell office:value-type="float" office:value="5.84296760731152" calcext:value-type="float">
            <text:p>5.84296760731152</text:p>
          </table:table-cell>
          <table:table-cell office:value-type="float" office:value="1.52637649885878" calcext:value-type="float">
            <text:p>1.52637649885878</text:p>
          </table:table-cell>
          <table:table-cell office:value-type="float" office:value="0.0230029643362025" calcext:value-type="float">
            <text:p>0.023002964336203</text:p>
          </table:table-cell>
          <table:table-cell office:value-type="float" office:value="0.00348174144091844" calcext:value-type="float">
            <text:p>0.003481741440918</text:p>
          </table:table-cell>
        </table:table-row>
        <table:table-row table:style-name="ro1">
          <table:table-cell office:value-type="float" office:value="37.5277234077454" calcext:value-type="float">
            <text:p>37.5277234077454</text:p>
          </table:table-cell>
          <table:table-cell office:value-type="float" office:value="6.45026202201843" calcext:value-type="float">
            <text:p>6.45026202201843</text:p>
          </table:table-cell>
          <table:table-cell office:value-type="float" office:value="0.916460396039604" calcext:value-type="float">
            <text:p>0.916460396039604</text:p>
          </table:table-cell>
          <table:table-cell office:value-type="float" office:value="0.959313905071126" calcext:value-type="float">
            <text:p>0.95931390507112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1141000" calcext:value-type="float">
            <text:p>1141000</text:p>
          </table:table-cell>
          <table:table-cell office:value-type="float" office:value="113" calcext:value-type="float">
            <text:p>113</text:p>
          </table:table-cell>
          <table:table-cell office:value-type="float" office:value="0.91358024691358" calcext:value-type="float">
            <text:p>0.91358024691358</text:p>
          </table:table-cell>
          <table:table-cell office:value-type="float" office:value="0.964396284829721" calcext:value-type="float">
            <text:p>0.964396284829721</text:p>
          </table:table-cell>
          <table:table-cell office:value-type="float" office:value="0.944272445820434" calcext:value-type="float">
            <text:p>0.944272445820434</text:p>
          </table:table-cell>
          <table:table-cell office:value-type="float" office:value="0.959783449342614" calcext:value-type="float">
            <text:p>0.959783449342614</text:p>
          </table:table-cell>
          <table:table-cell office:value-type="float" office:value="0.919504643962848" calcext:value-type="float">
            <text:p>0.919504643962848</text:p>
          </table:table-cell>
          <table:table-cell office:value-type="float" office:value="0.953596287703016" calcext:value-type="float">
            <text:p>0.953596287703016</text:p>
          </table:table-cell>
          <table:table-cell office:value-type="float" office:value="0.900928792569659" calcext:value-type="float">
            <text:p>0.900928792569659</text:p>
          </table:table-cell>
          <table:table-cell office:value-type="float" office:value="0.963650425367363" calcext:value-type="float">
            <text:p>0.963650425367363</text:p>
          </table:table-cell>
          <table:table-cell office:value-type="float" office:value="0.904024767801858" calcext:value-type="float">
            <text:p>0.904024767801858</text:p>
          </table:table-cell>
          <table:table-cell office:value-type="float" office:value="0.955143078112915" calcext:value-type="float">
            <text:p>0.955143078112915</text:p>
          </table:table-cell>
          <table:table-cell office:value-type="float" office:value="8.29664306943267" calcext:value-type="float">
            <text:p>8.29664306943267</text:p>
          </table:table-cell>
          <table:table-cell office:value-type="float" office:value="1.40295629795985" calcext:value-type="float">
            <text:p>1.40295629795985</text:p>
          </table:table-cell>
          <table:table-cell office:value-type="float" office:value="0.015402853902449" calcext:value-type="float">
            <text:p>0.015402853902449</text:p>
          </table:table-cell>
          <table:table-cell office:value-type="float" office:value="0.00435760048642794" calcext:value-type="float">
            <text:p>0.004357600486428</text:p>
          </table:table-cell>
        </table:table-row>
      </table:table>
      <table:table table:name="Tabelle2" table:style-name="ta1">
        <table:table-column table:style-name="co11" table:default-cell-style-name="Default"/>
        <table:table-row table:style-name="ro1">
          <table:table-cell office:value-type="float" office:value="280000" calcext:value-type="float">
            <text:p>280000</text:p>
          </table:table-cell>
        </table:table-row>
        <table:table-row table:style-name="ro1">
          <table:table-cell office:value-type="float" office:value="292000" calcext:value-type="float">
            <text:p>292000</text:p>
          </table:table-cell>
        </table:table-row>
        <table:table-row table:style-name="ro1">
          <table:table-cell office:value-type="float" office:value="322000" calcext:value-type="float">
            <text:p>322000</text:p>
          </table:table-cell>
        </table:table-row>
        <table:table-row table:style-name="ro1">
          <table:table-cell office:value-type="float" office:value="325000" calcext:value-type="float">
            <text:p>325000</text:p>
          </table:table-cell>
        </table:table-row>
        <table:table-row table:style-name="ro1">
          <table:table-cell office:value-type="float" office:value="381000" calcext:value-type="float">
            <text:p>381000</text:p>
          </table:table-cell>
        </table:table-row>
        <table:table-row table:style-name="ro1">
          <table:table-cell office:value-type="float" office:value="388000" calcext:value-type="float">
            <text:p>388000</text:p>
          </table:table-cell>
        </table:table-row>
        <table:table-row table:style-name="ro1">
          <table:table-cell office:value-type="float" office:value="399000" calcext:value-type="float">
            <text:p>399000</text:p>
          </table:table-cell>
        </table:table-row>
        <table:table-row table:style-name="ro1">
          <table:table-cell office:value-type="float" office:value="407000" calcext:value-type="float">
            <text:p>407000</text:p>
          </table:table-cell>
        </table:table-row>
        <table:table-row table:style-name="ro1">
          <table:table-cell office:value-type="float" office:value="416000" calcext:value-type="float">
            <text:p>416000</text:p>
          </table:table-cell>
        </table:table-row>
        <table:table-row table:style-name="ro1">
          <table:table-cell office:value-type="float" office:value="434000" calcext:value-type="float">
            <text:p>434000</text:p>
          </table:table-cell>
        </table:table-row>
        <table:table-row table:style-name="ro1">
          <table:table-cell office:value-type="float" office:value="461000" calcext:value-type="float">
            <text:p>461000</text:p>
          </table:table-cell>
        </table:table-row>
        <table:table-row table:style-name="ro1">
          <table:table-cell office:value-type="float" office:value="472000" calcext:value-type="float">
            <text:p>472000</text:p>
          </table:table-cell>
        </table:table-row>
        <table:table-row table:style-name="ro1">
          <table:table-cell office:value-type="float" office:value="487000" calcext:value-type="float">
            <text:p>487000</text:p>
          </table:table-cell>
        </table:table-row>
        <table:table-row table:style-name="ro1">
          <table:table-cell office:value-type="float" office:value="488000" calcext:value-type="float">
            <text:p>488000</text:p>
          </table:table-cell>
        </table:table-row>
        <table:table-row table:style-name="ro1">
          <table:table-cell office:value-type="float" office:value="499000" calcext:value-type="float">
            <text:p>499000</text:p>
          </table:table-cell>
        </table:table-row>
        <table:table-row table:style-name="ro1">
          <table:table-cell office:value-type="float" office:value="515000" calcext:value-type="float">
            <text:p>515000</text:p>
          </table:table-cell>
        </table:table-row>
        <table:table-row table:style-name="ro1">
          <table:table-cell office:value-type="float" office:value="523000" calcext:value-type="float">
            <text:p>523000</text:p>
          </table:table-cell>
        </table:table-row>
        <table:table-row table:style-name="ro1">
          <table:table-cell office:value-type="float" office:value="540000" calcext:value-type="float">
            <text:p>540000</text:p>
          </table:table-cell>
        </table:table-row>
        <table:table-row table:style-name="ro1">
          <table:table-cell office:value-type="float" office:value="618000" calcext:value-type="float">
            <text:p>618000</text:p>
          </table:table-cell>
        </table:table-row>
        <table:table-row table:style-name="ro1">
          <table:table-cell office:value-type="float" office:value="651000" calcext:value-type="float">
            <text:p>651000</text:p>
          </table:table-cell>
        </table:table-row>
        <table:table-row table:style-name="ro1">
          <table:table-cell office:value-type="float" office:value="655000" calcext:value-type="float">
            <text:p>655000</text:p>
          </table:table-cell>
        </table:table-row>
        <table:table-row table:style-name="ro1">
          <table:table-cell office:value-type="float" office:value="660000" calcext:value-type="float">
            <text:p>660000</text:p>
          </table:table-cell>
        </table:table-row>
        <table:table-row table:style-name="ro1">
          <table:table-cell office:value-type="float" office:value="757000" calcext:value-type="float">
            <text:p>757000</text:p>
          </table:table-cell>
        </table:table-row>
      </table:table>
      <table:named-expressions/>
      <table:database-ranges>
        <table:database-range table:name="__Anonymous_Sheet_DB__0" table:target-range-address="search_results.A1:search_results.Z114">
          <table:sort>
            <table:sort-by table:field-number="11" table:data-type="automatic"/>
          </table:sort>
        </table:database-range>
        <table:database-range table:name="__Anonymous_Sheet_DB__1" table:target-range-address="Tabelle2.A1:Tabelle2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30">00/00/0000</text:date>, <text:time style:data-style-name="N2" text:time-value="11:58:36.73325388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30T12:03:45.541896965</dc:date>
    <meta:editing-duration>PT17M11S</meta:editing-duration>
    <meta:editing-cycles>4</meta:editing-cycles>
    <meta:generator>LibreOffice/5.2.7.2$Linux_X86_64 LibreOffice_project/20m0$Build-2</meta:generator>
    <meta:document-statistic meta:table-count="2" meta:cell-count="298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 chart:error-category="cell-range"/>
    </style:style>
    <style:style style:name="ch4" style:family="chart" style:data-style-name="N0">
      <style:chart-properties chart:display-label="true" chart:logarithmic="false" chart:minimum="250000" chart:maximum="8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91" chart:maximum="0.98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earch_results.Z2:search_results.Z24" chart:error-lower-range="search_results.Z2:search_results.Z24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search_results.Z2:search_results.Z24" chart:error-lower-range="search_results.Z2:search_results.Z24" loext:std-weight="1"/>
      <style:graphic-properties draw:stroke="solid" svg:stroke-width="0cm" svg:stroke-color="#000000" svg:stroke-opacity="100%" draw:stroke-linejoin="round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search_results.Y2:search_results.Y24" chart:error-lower-range="search_results.Y2:search_results.Y24"/>
      <style:graphic-properties svg:stroke-width="0.08cm" svg:stroke-color="#ccff99" draw:fill-color="#ccff99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earch_results.Y2:search_results.Y24" chart:error-lower-range="search_results.Y2:search_results.Y24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904cm" svg:height="14.652cm" xlink:href=".." xlink:type="simple" chart:class="chart:scatter" chart:style-name="ch1">
        <chart:legend chart:legend-position="end" svg:x="29.835cm" svg:y="6.778cm" style:legend-expansion="high" chart:style-name="ch2"/>
        <chart:plot-area chart:style-name="ch3" table:cell-range-address="search_results.K2:search_results.K24 search_results.C1:search_results.D24" chart:data-source-has-labels="row" svg:x="0.678cm" svg:y="0.293cm" svg:width="28.479cm" svg:height="14.066cm">
          <chartooo:coordinate-region svg:x="1.59cm" svg:y="0.492cm" svg:width="27.567cm" svg:height="13.2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earch_results.D2:search_results.D24" chart:label-cell-address="search_results.D1:search_results.D1" chart:class="chart:scatter">
            <chart:domain table:cell-range-address="search_results.K2:search_results.K24"/>
            <chart:error-indicator chart:style-name="ch8" chart:dimension="y"/>
            <chart:data-point chart:repeated="23"/>
          </chart:series>
          <chart:series chart:style-name="ch9" chart:values-cell-range-address="search_results.C2:search_results.C24" chart:label-cell-address="search_results.C1:search_results.C1" chart:class="chart:scatter">
            <chart:error-indicator chart:style-name="ch10" chart:dimension="y"/>
            <chart:data-point chart:repeated="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K</text:p>
              </table:table-cell>
              <table:table-cell office:value-type="string">
                <text:p>mean_train_score</text:p>
                <draw:g>
                  <svg:desc>search_results.D1:search_results.D1</svg:desc>
                </draw:g>
              </table:table-cell>
              <table:table-cell office:value-type="string">
                <text:p>Spalte Z</text:p>
              </table:table-cell>
              <table:table-cell office:value-type="string">
                <text:p>Spalte Z</text:p>
              </table:table-cell>
              <table:table-cell office:value-type="string">
                <text:p>mean_test_score</text:p>
                <draw:g>
                  <svg:desc>search_results.C1:search_results.C1</svg:desc>
                </draw:g>
              </table:table-cell>
              <table:table-cell office:value-type="string">
                <text:p>Spalte Y</text:p>
              </table:table-cell>
              <table:table-cell office:value-type="string">
                <text:p>Spalte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5000">
                <text:p>325000</text:p>
                <draw:g>
                  <svg:desc>search_results.K2:search_results.K24</svg:desc>
                </draw:g>
              </table:table-cell>
              <table:table-cell office:value-type="float" office:value="0.965191469187504">
                <text:p>0.965191469187504</text:p>
                <draw:g>
                  <svg:desc>search_results.D2:search_results.D24</svg:desc>
                </draw:g>
              </table:table-cell>
              <table:table-cell office:value-type="float" office:value="0.00281464887527308">
                <text:p>0.00281464887527308</text:p>
                <draw:g>
                  <svg:desc>search_results.Z2:search_results.Z24</svg:desc>
                </draw:g>
              </table:table-cell>
              <table:table-cell office:value-type="float" office:value="0.00281464887527308">
                <text:p>0.00281464887527308</text:p>
                <draw:g>
                  <svg:desc>search_results.Z2:search_results.Z24</svg:desc>
                </draw:g>
              </table:table-cell>
              <table:table-cell office:value-type="float" office:value="0.939975247524752">
                <text:p>0.939975247524752</text:p>
                <draw:g>
                  <svg:desc>search_results.C2:search_results.C24</svg:desc>
                </draw:g>
              </table:table-cell>
              <table:table-cell office:value-type="float" office:value="0.0129105901875891">
                <text:p>0.0129105901875891</text:p>
                <draw:g>
                  <svg:desc>search_results.Y2:search_results.Y24</svg:desc>
                </draw:g>
              </table:table-cell>
              <table:table-cell office:value-type="float" office:value="0.0129105901875891">
                <text:p>0.0129105901875891</text:p>
                <draw:g>
                  <svg:desc>search_results.Y2:search_results.Y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8000">
                <text:p>488000</text:p>
              </table:table-cell>
              <table:table-cell office:value-type="float" office:value="0.967976051087183">
                <text:p>0.967976051087183</text:p>
              </table:table-cell>
              <table:table-cell office:value-type="float" office:value="0.00243224478692604">
                <text:p>0.00243224478692604</text:p>
              </table:table-cell>
              <table:table-cell office:value-type="float" office:value="0.00243224478692604">
                <text:p>0.00243224478692604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150632592468077">
                <text:p>0.0150632592468077</text:p>
              </table:table-cell>
              <table:table-cell office:value-type="float" office:value="0.0150632592468077">
                <text:p>0.01506325924680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9000">
                <text:p>399000</text:p>
              </table:table-cell>
              <table:table-cell office:value-type="float" office:value="0.962562164931915">
                <text:p>0.962562164931915</text:p>
              </table:table-cell>
              <table:table-cell office:value-type="float" office:value="0.00270202007666599">
                <text:p>0.00270202007666599</text:p>
              </table:table-cell>
              <table:table-cell office:value-type="float" office:value="0.00270202007666599">
                <text:p>0.00270202007666599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335915293899">
                <text:p>0.01335915293899</text:p>
              </table:table-cell>
              <table:table-cell office:value-type="float" office:value="0.01335915293899">
                <text:p>0.013359152938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9000">
                <text:p>499000</text:p>
              </table:table-cell>
              <table:table-cell office:value-type="float" office:value="0.967203493926573">
                <text:p>0.967203493926573</text:p>
              </table:table-cell>
              <table:table-cell office:value-type="float" office:value="0.00260995085688428">
                <text:p>0.00260995085688428</text:p>
              </table:table-cell>
              <table:table-cell office:value-type="float" office:value="0.00260995085688428">
                <text:p>0.00260995085688428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70239683652583">
                <text:p>0.0170239683652583</text:p>
              </table:table-cell>
              <table:table-cell office:value-type="float" office:value="0.0170239683652583">
                <text:p>0.01702396836525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2000">
                <text:p>292000</text:p>
              </table:table-cell>
              <table:table-cell office:value-type="float" office:value="0.957920596496017">
                <text:p>0.957920596496017</text:p>
              </table:table-cell>
              <table:table-cell office:value-type="float" office:value="0.00296201685648721">
                <text:p>0.00296201685648721</text:p>
              </table:table-cell>
              <table:table-cell office:value-type="float" office:value="0.00296201685648721">
                <text:p>0.0029620168564872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94163147288491">
                <text:p>0.0194163147288491</text:p>
              </table:table-cell>
              <table:table-cell office:value-type="float" office:value="0.0194163147288491">
                <text:p>0.01941631472884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5000">
                <text:p>655000</text:p>
              </table:table-cell>
              <table:table-cell office:value-type="float" office:value="0.966584538321373">
                <text:p>0.966584538321373</text:p>
              </table:table-cell>
              <table:table-cell office:value-type="float" office:value="0.00407194777909388">
                <text:p>0.00407194777909388</text:p>
              </table:table-cell>
              <table:table-cell office:value-type="float" office:value="0.00407194777909388">
                <text:p>0.00407194777909388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766313800557576">
                <text:p>0.00766313800557576</text:p>
              </table:table-cell>
              <table:table-cell office:value-type="float" office:value="0.00766313800557576">
                <text:p>0.007663138005575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6000">
                <text:p>416000</text:p>
              </table:table-cell>
              <table:table-cell office:value-type="float" office:value="0.966584418600753">
                <text:p>0.966584418600753</text:p>
              </table:table-cell>
              <table:table-cell office:value-type="float" office:value="0.00485038028665188">
                <text:p>0.00485038028665188</text:p>
              </table:table-cell>
              <table:table-cell office:value-type="float" office:value="0.00485038028665188">
                <text:p>0.00485038028665188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6109547783248">
                <text:p>0.016109547783248</text:p>
              </table:table-cell>
              <table:table-cell office:value-type="float" office:value="0.016109547783248">
                <text:p>0.0161095477832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72000">
                <text:p>472000</text:p>
              </table:table-cell>
              <table:table-cell office:value-type="float" office:value="0.966275419680633">
                <text:p>0.966275419680633</text:p>
              </table:table-cell>
              <table:table-cell office:value-type="float" office:value="0.00333316788863121">
                <text:p>0.00333316788863121</text:p>
              </table:table-cell>
              <table:table-cell office:value-type="float" office:value="0.00333316788863121">
                <text:p>0.0033331678886312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61343047796115">
                <text:p>0.0161343047796115</text:p>
              </table:table-cell>
              <table:table-cell office:value-type="float" office:value="0.0161343047796115">
                <text:p>0.01613430477961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3000">
                <text:p>523000</text:p>
              </table:table-cell>
              <table:table-cell office:value-type="float" office:value="0.970142635146622">
                <text:p>0.970142635146622</text:p>
              </table:table-cell>
              <table:table-cell office:value-type="float" office:value="0.00367758535447662">
                <text:p>0.00367758535447662</text:p>
              </table:table-cell>
              <table:table-cell office:value-type="float" office:value="0.00367758535447662">
                <text:p>0.00367758535447662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28064097221492">
                <text:p>0.0128064097221492</text:p>
              </table:table-cell>
              <table:table-cell office:value-type="float" office:value="0.0128064097221492">
                <text:p>0.01280640972214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0000">
                <text:p>540000</text:p>
              </table:table-cell>
              <table:table-cell office:value-type="float" office:value="0.966119782874684">
                <text:p>0.966119782874684</text:p>
              </table:table-cell>
              <table:table-cell office:value-type="float" office:value="0.00114492118228045">
                <text:p>0.00114492118228045</text:p>
              </table:table-cell>
              <table:table-cell office:value-type="float" office:value="0.00114492118228045">
                <text:p>0.0011449211822804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80182025334769">
                <text:p>0.0180182025334769</text:p>
              </table:table-cell>
              <table:table-cell office:value-type="float" office:value="0.0180182025334769">
                <text:p>0.01801820253347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18000">
                <text:p>618000</text:p>
              </table:table-cell>
              <table:table-cell office:value-type="float" office:value="0.965965103833694">
                <text:p>0.965965103833694</text:p>
              </table:table-cell>
              <table:table-cell office:value-type="float" office:value="0.00277008157906388">
                <text:p>0.00277008157906388</text:p>
              </table:table-cell>
              <table:table-cell office:value-type="float" office:value="0.00277008157906388">
                <text:p>0.00277008157906388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77497278591429">
                <text:p>0.0177497278591429</text:p>
              </table:table-cell>
              <table:table-cell office:value-type="float" office:value="0.0177497278591429">
                <text:p>0.01774972785914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1000">
                <text:p>651000</text:p>
              </table:table-cell>
              <table:table-cell office:value-type="float" office:value="0.968594647530523">
                <text:p>0.968594647530523</text:p>
              </table:table-cell>
              <table:table-cell office:value-type="float" office:value="0.00233523180694952">
                <text:p>0.00233523180694952</text:p>
              </table:table-cell>
              <table:table-cell office:value-type="float" office:value="0.00233523180694952">
                <text:p>0.00233523180694952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74940378418006">
                <text:p>0.0174940378418006</text:p>
              </table:table-cell>
              <table:table-cell office:value-type="float" office:value="0.0174940378418006">
                <text:p>0.01749403784180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0000">
                <text:p>280000</text:p>
              </table:table-cell>
              <table:table-cell office:value-type="float" office:value="0.961014416757056">
                <text:p>0.961014416757056</text:p>
              </table:table-cell>
              <table:table-cell office:value-type="float" office:value="0.00228124911714842">
                <text:p>0.00228124911714842</text:p>
              </table:table-cell>
              <table:table-cell office:value-type="float" office:value="0.00228124911714842">
                <text:p>0.00228124911714842</text:p>
              </table:table-cell>
              <table:table-cell office:value-type="float" office:value="0.9375">
                <text:p>0.9375</text:p>
              </table:table-cell>
              <table:table-cell office:value-type="float" office:value="0.0181677625096696">
                <text:p>0.0181677625096696</text:p>
              </table:table-cell>
              <table:table-cell office:value-type="float" office:value="0.0181677625096696">
                <text:p>0.01816776250966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2000">
                <text:p>322000</text:p>
              </table:table-cell>
              <table:table-cell office:value-type="float" office:value="0.963334841813145">
                <text:p>0.963334841813145</text:p>
              </table:table-cell>
              <table:table-cell office:value-type="float" office:value="0.00248382885767363">
                <text:p>0.00248382885767363</text:p>
              </table:table-cell>
              <table:table-cell office:value-type="float" office:value="0.00248382885767363">
                <text:p>0.00248382885767363</text:p>
              </table:table-cell>
              <table:table-cell office:value-type="float" office:value="0.9375">
                <text:p>0.9375</text:p>
              </table:table-cell>
              <table:table-cell office:value-type="float" office:value="0.0160395198438395">
                <text:p>0.0160395198438395</text:p>
              </table:table-cell>
              <table:table-cell office:value-type="float" office:value="0.0160395198438395">
                <text:p>0.01603951984383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8000">
                <text:p>388000</text:p>
              </table:table-cell>
              <table:table-cell office:value-type="float" office:value="0.966274581636294">
                <text:p>0.966274581636294</text:p>
              </table:table-cell>
              <table:table-cell office:value-type="float" office:value="0.00135282247279035">
                <text:p>0.00135282247279035</text:p>
              </table:table-cell>
              <table:table-cell office:value-type="float" office:value="0.00135282247279035">
                <text:p>0.00135282247279035</text:p>
              </table:table-cell>
              <table:table-cell office:value-type="float" office:value="0.9375">
                <text:p>0.9375</text:p>
              </table:table-cell>
              <table:table-cell office:value-type="float" office:value="0.0184057489764148">
                <text:p>0.0184057489764148</text:p>
              </table:table-cell>
              <table:table-cell office:value-type="float" office:value="0.0184057489764148">
                <text:p>0.01840574897641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7000">
                <text:p>407000</text:p>
              </table:table-cell>
              <table:table-cell office:value-type="float" office:value="0.965964864392454">
                <text:p>0.965964864392454</text:p>
              </table:table-cell>
              <table:table-cell office:value-type="float" office:value="0.00313770386090353">
                <text:p>0.00313770386090353</text:p>
              </table:table-cell>
              <table:table-cell office:value-type="float" office:value="0.00313770386090353">
                <text:p>0.00313770386090353</text:p>
              </table:table-cell>
              <table:table-cell office:value-type="float" office:value="0.9375">
                <text:p>0.9375</text:p>
              </table:table-cell>
              <table:table-cell office:value-type="float" office:value="0.00982927791117347">
                <text:p>0.00982927791117347</text:p>
              </table:table-cell>
              <table:table-cell office:value-type="float" office:value="0.00982927791117347">
                <text:p>0.009829277911173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4000">
                <text:p>434000</text:p>
              </table:table-cell>
              <table:table-cell office:value-type="float" office:value="0.965655386589854">
                <text:p>0.965655386589854</text:p>
              </table:table-cell>
              <table:table-cell office:value-type="float" office:value="0.00292564411256503">
                <text:p>0.00292564411256503</text:p>
              </table:table-cell>
              <table:table-cell office:value-type="float" office:value="0.00292564411256503">
                <text:p>0.00292564411256503</text:p>
              </table:table-cell>
              <table:table-cell office:value-type="float" office:value="0.9375">
                <text:p>0.9375</text:p>
              </table:table-cell>
              <table:table-cell office:value-type="float" office:value="0.0193000954749464">
                <text:p>0.0193000954749464</text:p>
              </table:table-cell>
              <table:table-cell office:value-type="float" office:value="0.0193000954749464">
                <text:p>0.01930009547494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81000">
                <text:p>381000</text:p>
              </table:table-cell>
              <table:table-cell office:value-type="float" office:value="0.964419151468134">
                <text:p>0.964419151468134</text:p>
              </table:table-cell>
              <table:table-cell office:value-type="float" office:value="0.00463493014754105">
                <text:p>0.00463493014754105</text:p>
              </table:table-cell>
              <table:table-cell office:value-type="float" office:value="0.00463493014754105">
                <text:p>0.00463493014754105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8905393048648">
                <text:p>0.018905393048648</text:p>
              </table:table-cell>
              <table:table-cell office:value-type="float" office:value="0.018905393048648">
                <text:p>0.0189053930486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1000">
                <text:p>461000</text:p>
              </table:table-cell>
              <table:table-cell office:value-type="float" office:value="0.965037029587754">
                <text:p>0.965037029587754</text:p>
              </table:table-cell>
              <table:table-cell office:value-type="float" office:value="0.00260802761934682">
                <text:p>0.00260802761934682</text:p>
              </table:table-cell>
              <table:table-cell office:value-type="float" office:value="0.00260802761934682">
                <text:p>0.00260802761934682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04233493656702">
                <text:p>0.0104233493656702</text:p>
              </table:table-cell>
              <table:table-cell office:value-type="float" office:value="0.0104233493656702">
                <text:p>0.01042334936567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87000">
                <text:p>487000</text:p>
              </table:table-cell>
              <table:table-cell office:value-type="float" office:value="0.967048336003103">
                <text:p>0.967048336003103</text:p>
              </table:table-cell>
              <table:table-cell office:value-type="float" office:value="0.000785811859407993">
                <text:p>0.000785811859407993</text:p>
              </table:table-cell>
              <table:table-cell office:value-type="float" office:value="0.000785811859407993">
                <text:p>0.000785811859407993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33376860938763">
                <text:p>0.0133376860938763</text:p>
              </table:table-cell>
              <table:table-cell office:value-type="float" office:value="0.0133376860938763">
                <text:p>0.01333768609387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15000">
                <text:p>515000</text:p>
              </table:table-cell>
              <table:table-cell office:value-type="float" office:value="0.969832558740922">
                <text:p>0.969832558740922</text:p>
              </table:table-cell>
              <table:table-cell office:value-type="float" office:value="0.00213759192597543">
                <text:p>0.00213759192597543</text:p>
              </table:table-cell>
              <table:table-cell office:value-type="float" office:value="0.00213759192597543">
                <text:p>0.00213759192597543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53417293049132">
                <text:p>0.0153417293049132</text:p>
              </table:table-cell>
              <table:table-cell office:value-type="float" office:value="0.0153417293049132">
                <text:p>0.01534172930491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0000">
                <text:p>660000</text:p>
              </table:table-cell>
              <table:table-cell office:value-type="float" office:value="0.962561326887575">
                <text:p>0.962561326887575</text:p>
              </table:table-cell>
              <table:table-cell office:value-type="float" office:value="0.00330989196180913">
                <text:p>0.00330989196180913</text:p>
              </table:table-cell>
              <table:table-cell office:value-type="float" office:value="0.00330989196180913">
                <text:p>0.00330989196180913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25764842280679">
                <text:p>0.0125764842280679</text:p>
              </table:table-cell>
              <table:table-cell office:value-type="float" office:value="0.0125764842280679">
                <text:p>0.01257648422806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57000">
                <text:p>757000</text:p>
              </table:table-cell>
              <table:table-cell office:value-type="float" office:value="0.967356975761363">
                <text:p>0.967356975761363</text:p>
              </table:table-cell>
              <table:table-cell office:value-type="float" office:value="0.00232616049325633">
                <text:p>0.00232616049325633</text:p>
              </table:table-cell>
              <table:table-cell office:value-type="float" office:value="0.00232616049325633">
                <text:p>0.00232616049325633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212886166577654">
                <text:p>0.0212886166577654</text:p>
              </table:table-cell>
              <table:table-cell office:value-type="float" office:value="0.0212886166577654">
                <text:p>0.02128861665776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